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modern" style:font-pitch="variable"/>
    <style:font-face style:name="Arial2" svg:font-family="Arial" style:font-family-generic="roman" style:font-pitch="variable"/>
    <style:font-face style:name="Arial3" svg:font-family="Arial" style:font-family-generic="system" style:font-pitch="variable"/>
    <style:font-face style:name="Consolas" svg:font-family="Consolas" style:font-family-generic="swiss" style:font-pitch="variable"/>
    <style:font-face style:name="Consolas1" svg:font-family="Consolas" style:font-family-generic="swiss" style:font-pitch="fixed"/>
    <style:font-face style:name="Consolas2" svg:font-family="Consolas" style:font-family-generic="modern" style:font-pitch="variable"/>
    <style:font-face style:name="Consolas3" svg:font-family="Consolas" style:font-adornments="Italic" style:font-family-generic="modern" style:font-pitch="fixed"/>
    <style:font-face style:name="Consolas4" svg:font-family="Consolas"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5.661cm"/>
      <style:paragraph-properties style:writing-mode="lr-tb"/>
    </style:style>
    <style:style style:name="pr6" style:family="presentation" style:parent-style-name="Default-notes">
      <style:graphic-properties draw:fill-color="#ffffff" fo:min-height="14.167cm"/>
      <style:paragraph-properties style:writing-mode="lr-tb"/>
    </style:style>
    <style:style style:name="pr7" style:family="presentation" style:parent-style-name="Default-outline1">
      <style:graphic-properties draw:textarea-vertical-align="middle" fo:min-height="13.859cm"/>
      <style:paragraph-properties style:writing-mode="lr-tb"/>
    </style:style>
    <style:style style:name="pr8" style:family="presentation" style:parent-style-name="Default-notes">
      <style:graphic-properties draw:fill-color="#ffffff" fo:min-height="12.572cm"/>
      <style:paragraph-properties style:writing-mode="lr-tb"/>
    </style:style>
    <style:style style:name="pr9" style:family="presentation" style:parent-style-name="Default-notes">
      <style:graphic-properties draw:fill-color="#ffffff" fo:min-height="15.741cm"/>
      <style:paragraph-properties style:writing-mode="lr-tb"/>
    </style:style>
    <style:style style:name="pr10" style:family="presentation" style:parent-style-name="Default-outline1">
      <style:graphic-properties fo:min-height="12.18cm"/>
      <style:paragraph-properties style:writing-mode="lr-tb"/>
    </style:style>
    <style:style style:name="pr11" style:family="presentation" style:parent-style-name="Default-notes">
      <style:graphic-properties draw:fill-color="#ffffff" fo:min-height="25.185cm"/>
      <style:paragraph-properties style:writing-mode="lr-tb"/>
    </style:style>
    <style:style style:name="pr12" style:family="presentation" style:parent-style-name="Default-outline1">
      <style:graphic-properties draw:textarea-vertical-align="middle" fo:min-height="15.403cm"/>
      <style:paragraph-properties style:writing-mode="lr-tb"/>
    </style:style>
    <style:style style:name="pr13" style:family="presentation" style:parent-style-name="Default-notes">
      <style:graphic-properties draw:fill-color="#ffffff" fo:min-height="14.954cm"/>
      <style:paragraph-properties style:writing-mode="lr-tb"/>
    </style:style>
    <style:style style:name="pr14" style:family="presentation" style:parent-style-name="Default-outline1">
      <style:graphic-properties draw:textarea-vertical-align="middle" fo:min-height="13.902cm"/>
      <style:paragraph-properties style:writing-mode="lr-tb"/>
    </style:style>
    <style:style style:name="pr15" style:family="presentation" style:parent-style-name="Default-outline1">
      <style:graphic-properties draw:textarea-vertical-align="middle" draw:auto-grow-height="true" fo:min-height="14.433cm"/>
      <style:paragraph-properties style:writing-mode="lr-tb"/>
    </style:style>
    <style:style style:name="pr16" style:family="presentation" style:parent-style-name="Default-notes">
      <style:graphic-properties draw:fill-color="#ffffff" fo:min-height="12.593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23.611cm"/>
      <style:paragraph-properties style:writing-mode="lr-tb"/>
    </style:style>
    <style:style style:name="pr20" style:family="presentation" style:parent-style-name="Default-outline1">
      <style:graphic-properties draw:textarea-vertical-align="middle" fo:min-height="13.989cm"/>
      <style:paragraph-properties style:writing-mode="lr-tb"/>
    </style:style>
    <style:style style:name="pr21" style:family="presentation" style:parent-style-name="Default-outline1">
      <style:graphic-properties draw:textarea-vertical-align="middle" fo:min-height="14.111cm"/>
      <style:paragraph-properties style:writing-mode="lr-tb"/>
    </style:style>
    <style:style style:name="pr22" style:family="presentation" style:parent-style-name="Default-outline1">
      <style:graphic-properties draw:textarea-vertical-align="middle" fo:min-height="15.771cm"/>
      <style:paragraph-properties style:writing-mode="lr-tb"/>
    </style:style>
    <style:style style:name="pr23" style:family="presentation" style:parent-style-name="Default-outline1">
      <style:graphic-properties draw:textarea-vertical-align="middle" fo:min-height="15.643cm"/>
      <style:paragraph-properties style:writing-mode="lr-tb"/>
    </style:style>
    <style:style style:name="pr24" style:family="presentation" style:parent-style-name="Default-notes">
      <style:graphic-properties draw:fill-color="#ffffff" fo:min-height="18.889cm"/>
      <style:paragraph-properties style:writing-mode="lr-tb"/>
    </style:style>
    <style:style style:name="pr25" style:family="presentation" style:parent-style-name="Default-outline1">
      <style:graphic-properties fo:min-height="13.859cm"/>
      <style:paragraph-properties style:writing-mode="lr-tb"/>
    </style:style>
    <style:style style:name="pr26" style:family="presentation" style:parent-style-name="Default-outline1">
      <style:graphic-properties draw:textarea-vertical-align="middle" fo:min-height="14.941cm"/>
      <style:paragraph-properties style:writing-mode="lr-tb"/>
    </style:style>
    <style:style style:name="pr27" style:family="presentation" style:parent-style-name="Default-notes">
      <style:graphic-properties draw:fill-color="#ffffff" fo:min-height="21.25cm"/>
      <style:paragraph-properties style:writing-mode="lr-tb"/>
    </style:style>
    <style:style style:name="pr28" style:family="presentation" style:parent-style-name="Default-notes">
      <style:graphic-properties draw:fill-color="#ffffff" fo:min-height="13.38cm"/>
      <style:paragraph-properties style:writing-mode="lr-tb"/>
    </style:style>
    <style:style style:name="pr29" style:family="presentation" style:parent-style-name="Default-outline1">
      <style:graphic-properties draw:textarea-vertical-align="middle" fo:min-height="15.256cm"/>
      <style:paragraph-properties style:writing-mode="lr-tb"/>
    </style:style>
    <style:style style:name="pr30" style:family="presentation" style:parent-style-name="Default-outline1">
      <style:graphic-properties draw:textarea-vertical-align="middle" fo:min-height="14.531cm"/>
      <style:paragraph-properties style:writing-mode="lr-tb"/>
    </style:style>
    <style:style style:name="pr31" style:family="presentation" style:parent-style-name="Default-outline1">
      <style:graphic-properties draw:textarea-vertical-align="middle" fo:min-height="14.216cm"/>
      <style:paragraph-properties style:writing-mode="lr-tb"/>
    </style:style>
    <style:style style:name="pr32" style:family="presentation" style:parent-style-name="Default-outline1">
      <style:graphic-properties draw:textarea-vertical-align="middle" fo:min-height="15.046cm"/>
      <style:paragraph-properties style:writing-mode="lr-tb"/>
    </style:style>
    <style:style style:name="pr33" style:family="presentation" style:parent-style-name="Default-outline1">
      <style:graphic-properties fo:min-height="14.111cm"/>
      <style:paragraph-properties style:writing-mode="lr-tb"/>
    </style:style>
    <style:style style:name="pr34" style:family="presentation" style:parent-style-name="Default-outline1">
      <style:graphic-properties draw:textarea-vertical-align="middle" fo:min-height="14.901cm"/>
      <style:paragraph-properties style:writing-mode="lr-tb"/>
    </style:style>
    <style:style style:name="pr35" style:family="presentation" style:parent-style-name="Default-outline1">
      <style:graphic-properties fo:min-height="14.156cm"/>
      <style:paragraph-properties style:writing-mode="lr-tb"/>
    </style:style>
    <style:style style:name="pr36" style:family="presentation" style:parent-style-name="Default-notes">
      <style:graphic-properties draw:fill-color="#ffffff" fo:min-height="19.676cm"/>
      <style:paragraph-properties style:writing-mode="lr-tb"/>
    </style:style>
    <style:style style:name="pr37" style:family="presentation" style:parent-style-name="Default-notes">
      <style:graphic-properties draw:fill-color="#ffffff" fo:min-height="17.315cm"/>
      <style:paragraph-properties style:writing-mode="lr-tb"/>
    </style:style>
    <style:style style:name="pr38" style:family="presentation" style:parent-style-name="Default-notes">
      <style:graphic-properties draw:fill-color="#ffffff" fo:min-height="16.52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style:paragraph-properties fo:margin-top="0cm" fo:margin-bottom="0cm" style:text-autospace="none"/>
    </style:style>
    <style:style style:name="P5" style:family="paragraph">
      <style:paragraph-properties fo:margin-top="0cm" fo:margin-bottom="0cm" style:writing-mode="lr-tb"/>
      <style:text-properties fo:font-size="14pt" style:font-size-asian="14pt" style:font-size-complex="14pt"/>
    </style:style>
    <style:style style:name="P6" style:family="paragraph">
      <style:paragraph-properties fo:text-align="center"/>
    </style:style>
    <style:style style:name="P7" style:family="paragraph">
      <style:paragraph-properties style:text-autospace="none"/>
    </style:style>
    <style:style style:name="P8" style:family="paragraph">
      <style:paragraph-properties style:writing-mode="lr-tb"/>
      <style:text-properties fo:font-size="14pt" style:font-size-asian="14pt" style:font-size-complex="14pt"/>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cm" fo:margin-bottom="0cm" fo:text-indent="0cm" style:text-autospace="none"/>
    </style:style>
    <style:style style:name="P11" style:family="paragraph">
      <style:paragraph-properties fo:margin-left="0cm" fo:margin-right="0cm" fo:margin-top="0cm" fo:margin-bottom="0cm" fo:text-indent="0cm" style:text-autospace="none" style:writing-mode="lr-tb"/>
      <style:text-properties style:font-name="Consolas1" fo:font-size="16pt" style:font-name-asian="Consolas1" style:font-size-asian="16pt" style:font-name-complex="Consolas1" style:font-size-complex="16pt"/>
    </style:style>
    <style:style style:name="P12" style:family="paragraph">
      <style:paragraph-properties fo:margin-top="0cm" fo:margin-bottom="0cm" style:writing-mode="lr-tb"/>
      <style:text-properties fo:font-size="16pt" style:font-size-asian="16pt" style:font-size-complex="16pt"/>
    </style:style>
    <style:style style:name="P13" style:family="paragraph">
      <style:paragraph-properties fo:margin-top="0cm" fo:margin-bottom="0cm" style:writing-mode="lr-tb"/>
      <style:text-properties fo:font-size="24pt" style:font-size-asian="24pt" style:font-size-complex="24pt"/>
    </style:style>
    <style:style style:name="P14" style:family="paragraph">
      <style:paragraph-properties style:writing-mode="lr-tb"/>
      <style:text-properties fo:font-size="24pt" style:font-size-asian="24pt" style:font-size-complex="24pt"/>
    </style:style>
    <style:style style:name="P15" style:family="paragraph">
      <style:paragraph-properties fo:margin-top="0cm" fo:margin-bottom="0cm" style:writing-mode="lr-tb"/>
      <style:text-properties fo:font-size="26pt" style:font-size-asian="26pt" style:font-size-complex="26pt"/>
    </style:style>
    <style:style style:name="P16" style:family="paragraph">
      <style:paragraph-properties fo:margin-top="0cm" fo:margin-bottom="0cm" style:writing-mode="lr-tb"/>
      <style:text-properties style:font-name="Consolas3" fo:font-size="16pt" style:font-size-asian="16pt" style:font-size-complex="16pt"/>
    </style:style>
    <style:style style:name="P17" style:family="paragraph">
      <style:paragraph-properties fo:margin-top="0cm" fo:margin-bottom="0cm" style:writing-mode="lr-tb"/>
      <style:text-properties fo:font-size="20pt" style:font-size-asian="20pt" style:font-size-complex="20pt"/>
    </style:style>
    <style:style style:name="P18" style:family="paragraph">
      <style:paragraph-properties fo:margin-left="0.6cm" fo:margin-right="0cm" fo:text-indent="-0.6cm"/>
    </style:style>
    <style:style style:name="P19" style:family="paragraph">
      <style:paragraph-properties fo:margin-top="0cm" fo:margin-bottom="0cm" style:writing-mode="lr-tb"/>
      <style:text-properties fo:font-size="12pt" style:font-size-asian="12pt" style:font-size-complex="12pt"/>
    </style:style>
    <style:style style:name="P20" style:family="paragraph">
      <style:paragraph-properties fo:margin-top="0cm" fo:margin-bottom="0.298cm" style:writing-mode="lr-tb"/>
      <style:text-properties fo:font-size="20pt" style:font-size-asian="20pt" style:font-size-complex="20pt"/>
    </style:style>
    <style:style style:name="P21" style:family="paragraph">
      <style:paragraph-properties fo:margin-top="0cm" fo:margin-bottom="0cm" style:writing-mode="lr-tb"/>
    </style:style>
    <style:style style:name="P22" style:family="paragraph">
      <style:paragraph-properties fo:margin-top="0cm" fo:margin-bottom="0cm" style:writing-mode="lr-tb"/>
      <style:text-properties fo:font-size="18pt" style:font-size-asian="18pt" style:font-size-complex="18pt"/>
    </style:style>
    <style:style style:name="P23" style:family="paragraph">
      <style:paragraph-properties fo:margin-top="0cm" fo:margin-bottom="0cm" fo:text-align="start" style:writing-mode="lr-tb"/>
      <style:text-properties fo:font-size="20pt" style:font-size-asian="20pt" style:font-size-complex="20pt"/>
    </style:style>
    <style:style style:name="P24" style:family="paragraph">
      <style:paragraph-properties style:writing-mode="lr-tb"/>
      <style:text-properties fo:font-size="20pt" style:font-size-asian="20pt" style:font-size-complex="20pt"/>
    </style:style>
    <style:style style:name="P25" style:family="paragraph">
      <style:paragraph-properties style:writing-mode="lr-tb"/>
      <style:text-properties fo:font-size="26pt" style:font-size-asian="26pt" style:font-size-complex="26pt"/>
    </style:style>
    <style:style style:name="P26"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color="#7f0055" loext:opacity="100%" style:font-name="Consolas1" fo:font-size="14pt" fo:font-weight="bold" style:font-name-asian="Consolas1" style:font-size-asian="14pt" style:font-weight-asian="bold" style:font-name-complex="Consolas1" style:font-size-complex="14pt" style:font-weight-complex="bold"/>
    </style:style>
    <style:style style:name="T3" style:family="text">
      <style:text-properties fo:color="#000000" loext:opacity="100%" style:font-name="Consolas1" fo:font-size="14pt" style:font-name-asian="Consolas1" style:font-size-asian="14pt" style:font-name-complex="Consolas1" style:font-size-complex="14pt"/>
    </style:style>
    <style:style style:name="T4" style:family="text">
      <style:text-properties fo:color="#000080" loext:opacity="100%" style:font-name="Consolas1" fo:font-size="14pt" fo:font-weight="bold" style:font-name-asian="Consolas1" style:font-size-asian="14pt" style:font-weight-asian="bold" style:font-name-complex="Consolas1" style:font-size-complex="14pt" style:font-weight-complex="bold"/>
    </style:style>
    <style:style style:name="T5" style:family="text">
      <style:text-properties style:font-name="Consolas1" fo:font-size="14pt" style:font-name-asian="Consolas1" style:font-size-asian="14pt" style:font-name-complex="Consolas1" style:font-size-complex="14pt"/>
    </style:style>
    <style:style style:name="T6" style:family="text">
      <style:text-properties fo:color="#000080" loext:opacity="100%" style:font-name="Consolas1" fo:font-size="14pt" style:font-name-asian="Consolas1" style:font-size-asian="14pt" style:font-name-complex="Consolas1" style:font-size-complex="14pt"/>
    </style:style>
    <style:style style:name="T7" style:family="text">
      <style:text-properties fo:color="#000000" loext:opacity="100%" style:font-name="Consolas1" fo:font-size="14pt" fo:font-style="italic" style:font-name-asian="Consolas1" style:font-size-asian="14pt" style:font-style-asian="italic" style:font-name-complex="Consolas1" style:font-size-complex="14pt" style:font-style-complex="italic"/>
    </style:style>
    <style:style style:name="T8" style:family="text">
      <style:text-properties fo:color="#008000" loext:opacity="100%" style:font-name="Consolas1" fo:font-size="14pt" style:font-name-asian="Consolas1" style:font-size-asian="14pt" style:font-name-complex="Consolas1" style:font-size-complex="14pt"/>
    </style:style>
    <style:style style:name="T9" style:family="text">
      <style:text-properties fo:color="#000000" loext:opacity="100%" style:font-name="Consolas1" fo:font-size="14pt" fo:font-weight="bold" style:font-name-asian="Consolas1" style:font-size-asian="14pt" style:font-weight-asian="bold" style:font-name-complex="Consolas1" style:font-size-complex="14pt" style:font-weight-complex="bold"/>
    </style:style>
    <style:style style:name="T10" style:family="text">
      <style:text-properties fo:color="#6a3e3e" loext:opacity="100%" style:font-name="Consolas1" fo:font-size="14pt" fo:font-weight="bold" style:font-name-asian="Consolas1" style:font-size-asian="14pt" style:font-weight-asian="bold" style:font-name-complex="Consolas1" style:font-size-complex="14pt" style:font-weight-complex="bold"/>
    </style:style>
    <style:style style:name="T11" style:family="text">
      <style:text-properties fo:color="#6a3e3e" loext:opacity="100%" style:font-name="Consolas1" fo:font-size="14pt" style:font-name-asian="Consolas1" style:font-size-asian="14pt" style:font-name-complex="Consolas1" style:font-size-complex="14pt"/>
    </style:style>
    <style:style style:name="T12" style:family="text">
      <style:text-properties fo:color="#808080" loext:opacity="100%" style:font-name="Consolas1" fo:font-size="14pt" fo:font-weight="bold" style:font-name-asian="Consolas1" style:font-size-asian="14pt" style:font-weight-asian="bold" style:font-name-complex="Consolas1" style:font-size-complex="14pt" style:font-weight-complex="bold"/>
    </style:style>
    <style:style style:name="T13" style:family="text">
      <style:text-properties fo:font-size="20pt"/>
    </style:style>
    <style:style style:name="T14" style:family="text">
      <style:text-properties fo:color="#808000" loext:opacity="100%" style:font-name="Consolas1" fo:font-size="14pt" fo:font-weight="bold" style:font-name-asian="Consolas1" style:font-size-asian="14pt" style:font-weight-asian="bold" style:font-name-complex="Consolas1" style:font-size-complex="14pt" style:font-weight-complex="bold"/>
    </style:style>
    <style:style style:name="T15" style:family="text">
      <style:text-properties fo:color="#008080" loext:opacity="100%" style:font-name="Consolas1" fo:font-size="14pt" fo:font-style="italic" fo:font-weight="bold" style:font-name-asian="Consolas1" style:font-size-asian="14pt" style:font-style-asian="italic" style:font-weight-asian="bold" style:font-name-complex="Consolas1" style:font-size-complex="14pt" style:font-style-complex="italic" style:font-weight-complex="bold"/>
    </style:style>
    <style:style style:name="T16" style:family="text">
      <style:text-properties fo:color="#000000" loext:opacity="100%" style:font-name="Consolas1" fo:font-size="14pt" fo:font-style="italic" fo:font-weight="bold" style:font-name-asian="Consolas1" style:font-size-asian="14pt" style:font-style-asian="italic" style:font-weight-asian="bold" style:font-name-complex="Consolas1" style:font-size-complex="14pt" style:font-style-complex="italic" style:font-weight-complex="bold"/>
    </style:style>
    <style:style style:name="T17" style:family="text">
      <style:text-properties fo:color="#008000" loext:opacity="100%" style:font-name="Consolas1" fo:font-size="14pt" fo:font-weight="bold" style:font-name-asian="Consolas1" style:font-size-asian="14pt" style:font-weight-asian="bold" style:font-name-complex="Consolas1" style:font-size-complex="14pt" style:font-weight-complex="bold"/>
    </style:style>
    <style:style style:name="T18" style:family="text">
      <style:text-properties fo:color="#008080" loext:opacity="100%" style:font-name="Consolas1" fo:font-size="16pt" style:font-name-asian="Consolas1" style:font-size-asian="16pt" style:font-name-complex="Consolas1" style:font-size-complex="16pt"/>
    </style:style>
    <style:style style:name="T19" style:family="text">
      <style:text-properties fo:color="#3f7f7f" loext:opacity="100%" style:font-name="Consolas1" fo:font-size="16pt" style:font-name-asian="Consolas1" style:font-size-asian="16pt" style:font-name-complex="Consolas1" style:font-size-complex="16pt"/>
    </style:style>
    <style:style style:name="T20" style:family="text">
      <style:text-properties style:font-name="Consolas1" fo:font-size="16pt" style:font-name-asian="Consolas1" style:font-size-asian="16pt" style:font-name-complex="Consolas1" style:font-size-complex="16pt"/>
    </style:style>
    <style:style style:name="T21" style:family="text">
      <style:text-properties fo:color="#7f007f" loext:opacity="100%" style:font-name="Consolas1" fo:font-size="16pt" style:font-name-asian="Consolas1" style:font-size-asian="16pt" style:font-name-complex="Consolas1" style:font-size-complex="16pt"/>
    </style:style>
    <style:style style:name="T22" style:family="text">
      <style:text-properties fo:color="#000000" loext:opacity="100%" style:font-name="Consolas1" fo:font-size="16pt" style:font-name-asian="Consolas1" style:font-size-asian="16pt" style:font-name-complex="Consolas1" style:font-size-complex="16pt"/>
    </style:style>
    <style:style style:name="T23" style:family="text">
      <style:text-properties fo:color="#2a00ff" loext:opacity="100%" style:font-name="Consolas1" fo:font-size="16pt" fo:font-style="italic" style:font-name-asian="Consolas1" style:font-size-asian="16pt" style:font-style-asian="italic" style:font-name-complex="Consolas1" style:font-size-complex="16pt" style:font-style-complex="italic"/>
    </style:style>
    <style:style style:name="T24" style:family="text">
      <style:text-properties fo:color="#000000" loext:opacity="100%" style:font-name="Consolas1" fo:font-size="16pt" style:text-underline-style="solid" style:text-underline-width="auto" style:text-underline-color="font-color" style:font-name-asian="Consolas1" style:font-size-asian="16pt" style:font-name-complex="Consolas1" style:font-size-complex="16pt"/>
    </style:style>
    <style:style style:name="T25" style:family="text">
      <style:text-properties fo:color="#7f0055" loext:opacity="100%" style:font-name="Consolas1" fo:font-size="24pt" fo:font-weight="bold" style:font-name-asian="Consolas1" style:font-size-asian="24pt" style:font-weight-asian="bold" style:font-name-complex="Consolas1" style:font-size-complex="24pt" style:font-weight-complex="bold"/>
    </style:style>
    <style:style style:name="T26" style:family="text">
      <style:text-properties fo:color="#000000" loext:opacity="100%" style:font-name="Consolas1" fo:font-size="24pt" style:font-name-asian="Consolas1" style:font-size-asian="24pt" style:font-name-complex="Consolas1" style:font-size-complex="24pt"/>
    </style:style>
    <style:style style:name="T27" style:family="text">
      <style:text-properties fo:color="#000080" loext:opacity="100%" style:font-name="Consolas1" fo:font-size="24pt" fo:font-weight="bold" style:font-name-asian="Consolas1" style:font-size-asian="24pt" style:font-weight-asian="bold" style:font-name-complex="Consolas1" style:font-size-complex="24pt" style:font-weight-complex="bold"/>
    </style:style>
    <style:style style:name="T28" style:family="text">
      <style:text-properties style:font-name="Consolas1" fo:font-size="24pt" style:font-name-asian="Consolas1" style:font-size-asian="24pt" style:font-name-complex="Consolas1" style:font-size-complex="24pt"/>
    </style:style>
    <style:style style:name="T29" style:family="text">
      <style:text-properties fo:color="#000000" loext:opacity="100%" style:font-name="Consolas1" fo:font-size="24pt" fo:font-weight="bold" style:font-name-asian="Consolas1" style:font-size-asian="24pt" style:font-weight-asian="bold" style:font-name-complex="Consolas1" style:font-size-complex="24pt" style:font-weight-complex="bold"/>
    </style:style>
    <style:style style:name="T30" style:family="text">
      <style:text-properties fo:color="#008000" loext:opacity="100%" style:font-name="Consolas1" fo:font-size="24pt" style:font-name-asian="Consolas1" style:font-size-asian="24pt" style:font-name-complex="Consolas1" style:font-size-complex="24pt"/>
    </style:style>
    <style:style style:name="T31" style:family="text">
      <style:text-properties fo:color="#000080" loext:opacity="100%" style:font-name="Consolas1" fo:font-size="24pt" style:font-name-asian="Consolas1" style:font-size-asian="24pt" style:font-name-complex="Consolas1" style:font-size-complex="24pt"/>
    </style:style>
    <style:style style:name="T32" style:family="text">
      <style:text-properties fo:color="#6a3e3e" loext:opacity="100%" style:font-name="Consolas1" fo:font-size="24pt" fo:font-weight="bold" style:font-name-asian="Consolas1" style:font-size-asian="24pt" style:font-weight-asian="bold" style:font-name-complex="Consolas1" style:font-size-complex="24pt" style:font-weight-complex="bold"/>
    </style:style>
    <style:style style:name="T33" style:family="text">
      <style:text-properties fo:color="#6a3e3e" loext:opacity="100%" style:font-name="Consolas1" fo:font-size="24pt" style:font-name-asian="Consolas1" style:font-size-asian="24pt" style:font-name-complex="Consolas1" style:font-size-complex="24pt"/>
    </style:style>
    <style:style style:name="T34" style:family="text">
      <style:text-properties fo:color="#808080" loext:opacity="100%" style:font-name="Consolas1" fo:font-size="24pt" fo:font-weight="bold" style:font-name-asian="Consolas1" style:font-size-asian="24pt" style:font-weight-asian="bold" style:font-name-complex="Consolas1" style:font-size-complex="24pt" style:font-weight-complex="bold"/>
    </style:style>
    <style:style style:name="T35" style:family="text">
      <style:text-properties fo:color="#7f0055" loext:opacity="100%" style:font-name="Consolas1" fo:font-size="26pt" fo:font-weight="bold" style:font-name-asian="Consolas1" style:font-size-asian="26pt" style:font-weight-asian="bold" style:font-name-complex="Consolas1" style:font-size-complex="26pt" style:font-weight-complex="bold"/>
    </style:style>
    <style:style style:name="T36" style:family="text">
      <style:text-properties fo:color="#000000" loext:opacity="100%" style:font-name="Consolas1" fo:font-size="26pt" style:font-name-asian="Consolas1" style:font-size-asian="26pt" style:font-name-complex="Consolas1" style:font-size-complex="26pt"/>
    </style:style>
    <style:style style:name="T37" style:family="text">
      <style:text-properties fo:color="#000080" loext:opacity="100%" style:font-name="Consolas1" fo:font-size="26pt" fo:font-weight="bold" style:font-name-asian="Consolas1" style:font-size-asian="26pt" style:font-weight-asian="bold" style:font-name-complex="Consolas1" style:font-size-complex="26pt" style:font-weight-complex="bold"/>
    </style:style>
    <style:style style:name="T38" style:family="text">
      <style:text-properties style:font-name="Consolas1" fo:font-size="26pt" style:font-name-asian="Consolas1" style:font-size-asian="26pt" style:font-name-complex="Consolas1" style:font-size-complex="26pt"/>
    </style:style>
    <style:style style:name="T39" style:family="text">
      <style:text-properties fo:color="#000080" loext:opacity="100%" style:font-name="Consolas1" fo:font-size="26pt" style:font-name-asian="Consolas1" style:font-size-asian="26pt" style:font-name-complex="Consolas1" style:font-size-complex="26pt"/>
    </style:style>
    <style:style style:name="T40" style:family="text">
      <style:text-properties fo:color="#808080" loext:opacity="100%" style:font-name="Consolas1" fo:font-size="26pt" fo:font-weight="bold" style:font-name-asian="Consolas1" style:font-size-asian="26pt" style:font-weight-asian="bold" style:font-name-complex="Consolas1" style:font-size-complex="26pt" style:font-weight-complex="bold"/>
    </style:style>
    <style:style style:name="T41" style:family="text">
      <style:text-properties fo:color="#000000" loext:opacity="100%" style:font-name="Consolas1" fo:font-size="26pt" fo:font-weight="bold" style:font-name-asian="Consolas1" style:font-size-asian="26pt" style:font-weight-asian="bold" style:font-name-complex="Consolas1" style:font-size-complex="26pt" style:font-weight-complex="bold"/>
    </style:style>
    <style:style style:name="T42" style:family="text">
      <style:text-properties fo:color="#6a3e3e" loext:opacity="100%" style:font-name="Consolas1" fo:font-size="26pt" fo:font-weight="bold" style:font-name-asian="Consolas1" style:font-size-asian="26pt" style:font-weight-asian="bold" style:font-name-complex="Consolas1" style:font-size-complex="26pt" style:font-weight-complex="bold"/>
    </style:style>
    <style:style style:name="T43" style:family="text">
      <style:text-properties fo:color="#6a3e3e" loext:opacity="100%" style:font-name="Consolas1" fo:font-size="26pt" style:font-name-asian="Consolas1" style:font-size-asian="26pt" style:font-name-complex="Consolas1" style:font-size-complex="26pt"/>
    </style:style>
    <style:style style:name="T44" style:family="text">
      <style:text-properties fo:color="#000000" loext:opacity="100%" style:font-name="Consolas1" fo:font-size="26pt" fo:font-style="italic" style:font-name-asian="Consolas1" style:font-size-asian="26pt" style:font-style-asian="italic" style:font-name-complex="Consolas1" style:font-size-complex="26pt" style:font-style-complex="italic"/>
    </style:style>
    <style:style style:name="T45" style:family="text">
      <style:text-properties fo:color="#000080" loext:opacity="100%" style:font-name="Consolas1" fo:font-size="26pt" fo:font-style="italic" fo:font-weight="bold" style:font-name-asian="Consolas1" style:font-size-asian="26pt" style:font-style-asian="italic" style:font-weight-asian="bold" style:font-name-complex="Consolas1" style:font-size-complex="26pt" style:font-style-complex="italic" style:font-weight-complex="bold"/>
    </style:style>
    <style:style style:name="T46" style:family="text">
      <style:text-properties fo:color="#008080" loext:opacity="100%" style:font-name="Consolas1" fo:font-size="26pt" fo:font-style="italic" fo:font-weight="bold" style:font-name-asian="Consolas1" style:font-size-asian="26pt" style:font-style-asian="italic" style:font-weight-asian="bold" style:font-name-complex="Consolas1" style:font-size-complex="26pt" style:font-style-complex="italic" style:font-weight-complex="bold"/>
    </style:style>
    <style:style style:name="T47" style:family="text">
      <style:text-properties fo:color="#0066cc" loext:opacity="100%" style:font-name="Consolas3" fo:font-size="16pt" style:text-underline-style="solid" style:text-underline-width="auto" style:text-underline-color="font-color" style:font-name-asian="Consolas1" style:font-size-asian="16pt" style:font-name-complex="Consolas1" style:font-size-complex="16pt"/>
    </style:style>
    <style:style style:name="T48" style:family="text">
      <style:text-properties fo:color="#ff0000" loext:opacity="100%" style:font-name="Consolas3" fo:font-size="16pt" style:font-name-asian="Consolas1" style:font-size-asian="16pt" style:font-name-complex="Consolas1" style:font-size-complex="16pt"/>
    </style:style>
    <style:style style:name="T49" style:family="text">
      <style:text-properties fo:color="#000000" loext:opacity="100%" style:font-name="Consolas3" fo:font-size="16pt" style:font-name-asian="Consolas1" style:font-size-asian="16pt" style:font-name-complex="Consolas1" style:font-size-complex="16pt"/>
    </style:style>
    <style:style style:name="T50" style:family="text">
      <style:text-properties style:font-name="Consolas3" fo:font-size="16pt" style:font-name-asian="Consolas1" style:font-size-asian="16pt" style:font-name-complex="Consolas1" style:font-size-complex="16pt"/>
    </style:style>
    <style:style style:name="T51" style:family="text">
      <style:text-properties fo:color="#7f0055" loext:opacity="100%" style:font-name="Consolas1" fo:font-size="20pt" fo:font-weight="bold" style:font-name-asian="Consolas1" style:font-size-asian="20pt" style:font-weight-asian="bold" style:font-name-complex="Consolas1" style:font-size-complex="20pt" style:font-weight-complex="bold"/>
    </style:style>
    <style:style style:name="T52" style:family="text">
      <style:text-properties fo:color="#000000" loext:opacity="100%" style:font-name="Consolas1" fo:font-size="20pt" style:font-name-asian="Consolas1" style:font-size-asian="20pt" style:font-name-complex="Consolas1" style:font-size-complex="20pt"/>
    </style:style>
    <style:style style:name="T53" style:family="text">
      <style:text-properties fo:color="#000080" loext:opacity="100%" style:font-name="Consolas1" fo:font-size="20pt" fo:font-weight="bold" style:font-name-asian="Consolas1" style:font-size-asian="20pt" style:font-weight-asian="bold" style:font-name-complex="Consolas1" style:font-size-complex="20pt" style:font-weight-complex="bold"/>
    </style:style>
    <style:style style:name="T54" style:family="text">
      <style:text-properties fo:color="#008080" loext:opacity="100%" style:font-name="Consolas1" fo:font-size="20pt" fo:font-style="italic" fo:font-weight="bold" style:font-name-asian="Consolas1" style:font-size-asian="20pt" style:font-style-asian="italic" style:font-weight-asian="bold" style:font-name-complex="Consolas1" style:font-size-complex="20pt" style:font-style-complex="italic" style:font-weight-complex="bold"/>
    </style:style>
    <style:style style:name="T55" style:family="text">
      <style:text-properties style:font-name="Consolas1" fo:font-size="20pt" style:font-name-asian="Consolas1" style:font-size-asian="20pt" style:font-name-complex="Consolas1" style:font-size-complex="20pt"/>
    </style:style>
    <style:style style:name="T56" style:family="text">
      <style:text-properties fo:color="#808080" loext:opacity="100%" style:font-name="Consolas1" fo:font-size="20pt" fo:font-weight="bold" style:font-name-asian="Consolas1" style:font-size-asian="20pt" style:font-weight-asian="bold" style:font-name-complex="Consolas1" style:font-size-complex="20pt" style:font-weight-complex="bold"/>
    </style:style>
    <style:style style:name="T57" style:family="text">
      <style:text-properties fo:color="#000000" loext:opacity="100%" style:font-name="Consolas1" fo:font-size="20pt" fo:font-weight="bold" style:font-name-asian="Consolas1" style:font-size-asian="20pt" style:font-weight-asian="bold" style:font-name-complex="Consolas1" style:font-size-complex="20pt" style:font-weight-complex="bold"/>
    </style:style>
    <style:style style:name="T58" style:family="text">
      <style:text-properties fo:color="#008000" loext:opacity="100%" style:font-name="Consolas1" fo:font-size="20pt" style:font-name-asian="Consolas1" style:font-size-asian="20pt" style:font-name-complex="Consolas1" style:font-size-complex="20pt"/>
    </style:style>
    <style:style style:name="T59" style:family="text">
      <style:text-properties fo:color="#808000" loext:opacity="100%" style:font-name="Consolas1" fo:font-size="20pt" style:font-name-asian="Consolas1" style:font-size-asian="20pt" style:font-name-complex="Consolas1" style:font-size-complex="20pt"/>
    </style:style>
    <style:style style:name="T60" style:family="text">
      <style:text-properties fo:color="#000080" loext:opacity="100%" style:font-name="Consolas1" fo:font-size="20pt" style:font-name-asian="Consolas1" style:font-size-asian="20pt" style:font-name-complex="Consolas1" style:font-size-complex="20pt"/>
    </style:style>
    <style:style style:name="T61" style:family="text">
      <style:text-properties fo:color="#808000" loext:opacity="100%" style:font-name="Consolas1" fo:font-size="20pt" fo:font-weight="bold" style:font-name-asian="Consolas1" style:font-size-asian="20pt" style:font-weight-asian="bold" style:font-name-complex="Consolas1" style:font-size-complex="20pt" style:font-weight-complex="bold"/>
    </style:style>
    <style:style style:name="T62" style:family="text">
      <style:text-properties fo:color="#0066cc" loext:opacity="100%" style:font-name="Consolas1" fo:font-size="12pt" style:text-underline-style="solid" style:text-underline-width="auto" style:text-underline-color="font-color" style:font-name-asian="Consolas1" style:font-size-asian="12pt" style:font-name-complex="Consolas1" style:font-size-complex="12pt"/>
    </style:style>
    <style:style style:name="T63" style:family="text">
      <style:text-properties fo:color="#ff0000" loext:opacity="100%" style:font-name="Consolas1" fo:font-size="12pt" style:font-name-asian="Consolas1" style:font-size-asian="12pt" style:font-name-complex="Consolas1" style:font-size-complex="12pt"/>
    </style:style>
    <style:style style:name="T64" style:family="text">
      <style:text-properties fo:color="#000000" loext:opacity="100%" style:font-name="Consolas1" fo:font-size="12pt" style:font-name-asian="Consolas1" style:font-size-asian="12pt" style:font-name-complex="Consolas1" style:font-size-complex="12pt"/>
    </style:style>
    <style:style style:name="T65" style:family="text">
      <style:text-properties style:font-name="Consolas1" fo:font-size="12pt" style:font-name-asian="Consolas1" style:font-size-asian="12pt" style:font-name-complex="Consolas1" style:font-size-complex="12pt"/>
    </style:style>
    <style:style style:name="T66" style:family="text">
      <style:text-properties fo:font-size="20pt" style:font-size-asian="20pt" style:font-size-complex="20pt"/>
    </style:style>
    <style:style style:name="T67" style:family="text">
      <style:text-properties style:text-position="super 58%"/>
    </style:style>
    <style:style style:name="T68" style:family="text">
      <style:text-properties fo:color="#7f0055" loext:opacity="100%" style:font-name="Consolas1" fo:font-size="18pt" fo:font-weight="bold" style:font-name-asian="Consolas1" style:font-size-asian="18pt" style:font-weight-asian="bold" style:font-name-complex="Consolas1" style:font-size-complex="18pt" style:font-weight-complex="bold"/>
    </style:style>
    <style:style style:name="T69" style:family="text">
      <style:text-properties fo:color="#000000" loext:opacity="100%" style:font-name="Consolas1" fo:font-size="18pt" style:font-name-asian="Consolas1" style:font-size-asian="18pt" style:font-name-complex="Consolas1" style:font-size-complex="18pt"/>
    </style:style>
    <style:style style:name="T70" style:family="text">
      <style:text-properties fo:color="#000080" loext:opacity="100%" style:font-name="Consolas1" fo:font-size="18pt" fo:font-weight="bold" style:font-name-asian="Consolas1" style:font-size-asian="18pt" style:font-weight-asian="bold" style:font-name-complex="Consolas1" style:font-size-complex="18pt" style:font-weight-complex="bold"/>
    </style:style>
    <style:style style:name="T71" style:family="text">
      <style:text-properties style:font-name="Consolas1" fo:font-size="18pt" style:font-name-asian="Consolas1" style:font-size-asian="18pt" style:font-name-complex="Consolas1" style:font-size-complex="18pt"/>
    </style:style>
    <style:style style:name="T72" style:family="text">
      <style:text-properties fo:color="#808080" loext:opacity="100%" style:font-name="Consolas1" fo:font-size="18pt" fo:font-weight="bold" style:font-name-asian="Consolas1" style:font-size-asian="18pt" style:font-weight-asian="bold" style:font-name-complex="Consolas1" style:font-size-complex="18pt" style:font-weight-complex="bold"/>
    </style:style>
    <style:style style:name="T73" style:family="text">
      <style:text-properties fo:color="#008080" loext:opacity="100%" style:font-name="Consolas1" fo:font-size="18pt" fo:font-style="italic" fo:font-weight="bold" style:font-name-asian="Consolas1" style:font-size-asian="18pt" style:font-style-asian="italic" style:font-weight-asian="bold" style:font-name-complex="Consolas1" style:font-size-complex="18pt" style:font-style-complex="italic" style:font-weight-complex="bold"/>
    </style:style>
    <style:style style:name="T74" style:family="text">
      <style:text-properties fo:color="#000080" loext:opacity="100%" style:font-name="Consolas1" fo:font-size="18pt" style:font-name-asian="Consolas1" style:font-size-asian="18pt" style:font-name-complex="Consolas1" style:font-size-complex="18pt"/>
    </style:style>
    <style:style style:name="T75" style:family="text">
      <style:text-properties fo:color="#000000" loext:opacity="100%" style:font-name="Consolas1" fo:font-size="18pt" fo:font-weight="bold" style:font-name-asian="Consolas1" style:font-size-asian="18pt" style:font-weight-asian="bold" style:font-name-complex="Consolas1" style:font-size-complex="18pt" style:font-weight-complex="bold"/>
    </style:style>
    <style:style style:name="T76" style:family="text">
      <style:text-properties fo:color="#6a3e3e" loext:opacity="100%" style:font-name="Consolas1" fo:font-size="18pt" fo:font-weight="bold" style:font-name-asian="Consolas1" style:font-size-asian="18pt" style:font-weight-asian="bold" style:font-name-complex="Consolas1" style:font-size-complex="18pt" style:font-weight-complex="bold"/>
    </style:style>
    <style:style style:name="T77" style:family="text">
      <style:text-properties fo:color="#000080" loext:opacity="100%" style:font-name="Consolas1" fo:font-size="18pt" fo:font-style="italic" fo:font-weight="bold" style:font-name-asian="Consolas1" style:font-size-asian="18pt" style:font-style-asian="italic" style:font-weight-asian="bold" style:font-name-complex="Consolas1" style:font-size-complex="18pt" style:font-style-complex="italic" style:font-weight-complex="bold"/>
    </style:style>
    <style:style style:name="T78" style:family="text">
      <style:text-properties fo:color="#000000" loext:opacity="100%" style:font-name="Consolas1" fo:font-size="18pt" fo:font-style="italic" style:font-name-asian="Consolas1" style:font-size-asian="18pt" style:font-style-asian="italic" style:font-name-complex="Consolas1" style:font-size-complex="18pt" style:font-style-complex="italic"/>
    </style:style>
    <style:style style:name="T79" style:family="text">
      <style:text-properties fo:color="#6a3e3e" loext:opacity="100%" style:font-name="Consolas1" fo:font-size="18pt" style:font-name-asian="Consolas1" style:font-size-asian="18pt" style:font-name-complex="Consolas1" style:font-size-complex="18pt"/>
    </style:style>
    <style:style style:name="T80" style:family="text">
      <style:text-properties fo:color="#7f0055"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81" style:family="text">
      <style:text-properties fo:color="#000000" loext:opacity="100%" style:text-outline="false" style:text-line-through-style="none" style:text-line-through-type="none" style:font-name="Consolas1" fo:font-size="20pt" fo:font-style="normal" fo:text-shadow="none" style:text-underline-style="none" style:letter-kerning="true" style:font-name-asian="Consolas1" style:font-size-asian="20pt" style:font-style-asian="normal" style:font-name-complex="Consolas1" style:font-size-complex="20pt" style:font-style-complex="normal" style:text-emphasize="none" style:font-relief="none" style:text-overline-style="none" style:text-overline-color="font-color"/>
    </style:style>
    <style:style style:name="T82" style:family="text">
      <style:text-properties fo:color="#00008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83" style:family="text">
      <style:text-properties fo:color="#00000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84" style:family="text">
      <style:text-properties fo:color="#80808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85" style:family="text">
      <style:text-properties fo:color="#00008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86" style:family="text">
      <style:text-properties fo:color="#6a3e3e" loext:opacity="100%" style:font-name="Consolas1" fo:font-size="20pt" fo:font-weight="bold" style:font-name-asian="Consolas1" style:font-size-asian="20pt" style:font-weight-asian="bold" style:font-name-complex="Consolas1" style:font-size-complex="20pt" style:font-weight-complex="bold"/>
    </style:style>
    <style:style style:name="T87" style:family="text">
      <style:text-properties fo:color="#000000" loext:opacity="100%" style:font-name="Consolas1" fo:font-size="20pt" fo:font-style="italic" style:font-name-asian="Consolas1" style:font-size-asian="20pt" style:font-style-asian="italic" style:font-name-complex="Consolas1" style:font-size-complex="20pt" style:font-style-complex="italic"/>
    </style:style>
    <style:style style:name="T88" style:family="text">
      <style:text-properties fo:color="#c0c0c0" loext:opacity="100%" style:text-outline="false" style:text-line-through-style="none" style:text-line-through-type="none" style:font-name="Consolas1" fo:font-size="20pt" fo:font-style="normal" fo:text-shadow="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89" style:family="text">
      <style:text-properties fo:color="#c0c0c0" loext:opacity="100%" style:text-outline="false" style:text-line-through-style="none" style:text-line-through-type="none" style:font-name="Consolas1" fo:font-size="20pt" fo:font-style="normal" fo:text-shadow="none" style:text-underline-style="solid" style:text-underline-width="auto" style:text-underline-color="font-color"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0" style:family="text">
      <style:text-properties fo:color="#c0c0c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1" style:family="text">
      <style:text-properties fo:color="#0066cc" loext:opacity="100%" style:text-outline="false" style:text-line-through-style="none" style:text-line-through-type="none" style:font-name="Consolas1" fo:font-size="20pt" fo:font-style="normal" fo:text-shadow="none" style:text-underline-style="solid" style:text-underline-width="auto" style:text-underline-color="font-color"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2" style:family="text">
      <style:text-properties fo:color="#ff0000" loext:opacity="100%" style:text-outline="false" style:text-line-through-style="none" style:text-line-through-type="none" style:font-name="Consolas1"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93" style:family="text">
      <style:text-properties fo:color="#00000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94" style:family="text">
      <style:text-properties fo:color="#c0c0c0" loext:opacity="100%" style:text-outline="false" style:text-line-through-style="none" style:text-line-through-type="none" style:font-name="Consolas1"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95" style:family="text">
      <style:text-properties fo:color="#7f0055" loext:opacity="100%" style:font-name="Consolas3" fo:font-size="20pt" fo:font-weight="bold" style:font-name-asian="Consolas1" style:font-size-asian="20pt" style:font-weight-asian="bold" style:font-name-complex="Consolas1" style:font-size-complex="20pt" style:font-weight-complex="bold"/>
    </style:style>
    <style:style style:name="T96" style:family="text">
      <style:text-properties fo:color="#000000" loext:opacity="100%" style:font-name="Consolas3" fo:font-size="20pt" style:font-name-asian="Consolas1" style:font-size-asian="20pt" style:font-name-complex="Consolas1" style:font-size-complex="20pt"/>
    </style:style>
    <style:style style:name="T97" style:family="text">
      <style:text-properties fo:color="#000080" loext:opacity="100%" style:font-name="Consolas3" fo:font-size="20pt" fo:font-weight="bold" style:font-name-asian="Consolas1" style:font-size-asian="20pt" style:font-weight-asian="bold" style:font-name-complex="Consolas1" style:font-size-complex="20pt" style:font-weight-complex="bold"/>
    </style:style>
    <style:style style:name="T98" style:family="text">
      <style:text-properties style:font-name="Consolas3" fo:font-size="20pt" style:font-name-asian="Consolas1" style:font-size-asian="20pt" style:font-name-complex="Consolas1" style:font-size-complex="20pt"/>
    </style:style>
    <style:style style:name="T99" style:family="text">
      <style:text-properties fo:color="#808080" loext:opacity="100%" style:font-name="Consolas3" fo:font-size="20pt" fo:font-weight="bold" style:font-name-asian="Consolas1" style:font-size-asian="20pt" style:font-weight-asian="bold" style:font-name-complex="Consolas1" style:font-size-complex="20pt" style:font-weight-complex="bold"/>
    </style:style>
    <style:style style:name="T100" style:family="text">
      <style:text-properties fo:color="#000080" loext:opacity="100%" style:font-name="Consolas3" fo:font-size="20pt" style:font-name-asian="Consolas1" style:font-size-asian="20pt" style:font-name-complex="Consolas1" style:font-size-complex="20pt"/>
    </style:style>
    <style:style style:name="T101" style:family="text">
      <style:text-properties fo:color="#000000" loext:opacity="100%" style:font-name="Consolas3" fo:font-size="20pt" fo:font-weight="bold" style:font-name-asian="Consolas1" style:font-size-asian="20pt" style:font-weight-asian="bold" style:font-name-complex="Consolas1" style:font-size-complex="20pt" style:font-weight-complex="bold"/>
    </style:style>
    <style:style style:name="T102" style:family="text">
      <style:text-properties fo:color="#7f0055" loext:opacity="100%" style:text-outline="false" style:text-line-through-style="none" style:text-line-through-type="none" style:font-name="Consolas3"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03" style:family="text">
      <style:text-properties fo:color="#000000" loext:opacity="100%" style:text-outline="false" style:text-line-through-style="none" style:text-line-through-type="none" style:font-name="Consolas3" fo:font-size="20pt" fo:font-style="normal" fo:text-shadow="none" style:text-underline-style="none" style:letter-kerning="true" style:font-name-asian="Consolas1" style:font-size-asian="20pt" style:font-style-asian="normal" style:font-name-complex="Consolas1" style:font-size-complex="20pt" style:font-style-complex="normal" style:text-emphasize="none" style:font-relief="none" style:text-overline-style="none" style:text-overline-color="font-color"/>
    </style:style>
    <style:style style:name="T104" style:family="text">
      <style:text-properties fo:color="#000080" loext:opacity="100%" style:text-outline="false" style:text-line-through-style="none" style:text-line-through-type="none" style:font-name="Consolas3" fo:font-size="20pt" fo:font-style="normal" fo:text-shadow="none" style:text-underline-style="none" fo:font-weight="bold" style:letter-kerning="true" style:font-name-asian="Consolas1" style:font-size-asian="20pt" style:font-style-asian="normal" style:font-weight-asian="bold" style:font-name-complex="Consolas1" style:font-size-complex="20pt" style:font-style-complex="normal" style:font-weight-complex="bold" style:text-emphasize="none" style:font-relief="none" style:text-overline-style="none" style:text-overline-color="font-color"/>
    </style:style>
    <style:style style:name="T105" style:family="text">
      <style:text-properties fo:color="#000000" loext:opacity="100%" style:text-outline="false" style:text-line-through-style="none" style:text-line-through-type="none" style:font-name="Consolas3"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06" style:family="text">
      <style:text-properties fo:color="#c0c0c0" loext:opacity="100%" style:text-outline="false" style:text-line-through-style="none" style:text-line-through-type="none" style:font-name="Consolas3" fo:font-size="20pt" fo:font-style="normal" fo:text-shadow="none" style:text-underline-style="none" fo:font-weight="normal" style:letter-kerning="true" style:font-name-asian="Consolas1" style:font-size-asian="20pt" style:font-style-asian="normal" style:font-weight-asian="normal" style:font-name-complex="Consolas1" style:font-size-complex="20pt" style:font-style-complex="normal" style:font-weight-complex="normal" style:text-emphasize="none" style:font-relief="none" style:text-overline-style="none" style:text-overline-color="font-color"/>
    </style:style>
    <style:style style:name="T107" style:family="text">
      <style:text-properties fo:color="#6a3e3e" loext:opacity="100%" style:font-name="Consolas1" fo:font-size="20pt" style:font-name-asian="Consolas1" style:font-size-asian="20pt" style:font-name-complex="Consolas1" style:font-size-complex="20pt"/>
    </style:style>
    <style:style style:name="T108" style:family="text">
      <style:text-properties fo:color="#808000" loext:opacity="100%" style:font-name="Consolas1" fo:font-size="18pt" style:font-name-asian="Consolas1" style:font-size-asian="18pt" style:font-name-complex="Consolas1" style:font-size-complex="18pt"/>
    </style:style>
    <style:style style:name="T109" style:family="text">
      <style:text-properties fo:color="#008000" loext:opacity="100%" style:font-name="Consolas1" fo:font-size="18pt" style:font-name-asian="Consolas1" style:font-size-asian="18pt" style:font-name-complex="Consolas1" style:font-size-complex="18pt"/>
    </style:style>
    <style:style style:name="T110" style:family="text">
      <style:text-properties fo:color="#7f0055" loext:opacity="100%" style:font-name="Consolas1" fo:font-size="16pt" fo:font-weight="bold" style:font-name-asian="Consolas1" style:font-size-asian="16pt" style:font-weight-asian="bold" style:font-name-complex="Consolas1" style:font-size-complex="16pt" style:font-weight-complex="bold"/>
    </style:style>
    <style:style style:name="T111" style:family="text">
      <style:text-properties fo:color="#000000" loext:opacity="100%" style:font-name="Consolas1" fo:font-size="16pt" fo:font-weight="bold" style:font-name-asian="Consolas1" style:font-size-asian="16pt" style:font-weight-asian="bold" style:font-name-complex="Consolas1" style:font-size-complex="16pt" style:font-weight-complex="bold"/>
    </style:style>
    <style:style style:name="T112" style:family="text">
      <style:text-properties fo:color="#000080" loext:opacity="100%" style:font-name="Consolas1" fo:font-size="16pt" fo:font-weight="bold" style:font-name-asian="Consolas1" style:font-size-asian="16pt" style:font-weight-asian="bold" style:font-name-complex="Consolas1" style:font-size-complex="16pt" style:font-weight-complex="bold"/>
    </style:style>
    <style:style style:name="T113" style:family="text">
      <style:text-properties fo:color="#6a3e3e" loext:opacity="100%" style:font-name="Consolas1" fo:font-size="16pt" fo:font-weight="bold" style:font-name-asian="Consolas1" style:font-size-asian="16pt" style:font-weight-asian="bold" style:font-name-complex="Consolas1" style:font-size-complex="16pt" style:font-weight-complex="bold"/>
    </style:style>
    <style:style style:name="T114" style:family="text">
      <style:text-properties fo:color="#000080" loext:opacity="100%" style:font-name="Consolas1" fo:font-size="16pt" fo:font-style="italic" fo:font-weight="bold" style:font-name-asian="Consolas1" style:font-size-asian="16pt" style:font-style-asian="italic" style:font-weight-asian="bold" style:font-name-complex="Consolas1" style:font-size-complex="16pt" style:font-style-complex="italic" style:font-weight-complex="bold"/>
    </style:style>
    <style:style style:name="T115" style:family="text">
      <style:text-properties fo:color="#000000" loext:opacity="100%" style:font-name="Consolas1" fo:font-size="16pt" fo:font-style="italic" style:font-name-asian="Consolas1" style:font-size-asian="16pt" style:font-style-asian="italic" style:font-name-complex="Consolas1" style:font-size-complex="16pt" style:font-style-complex="italic"/>
    </style:style>
    <style:style style:name="T116" style:family="text">
      <style:text-properties fo:color="#008080" loext:opacity="100%" style:font-name="Consolas1" fo:font-size="16pt" fo:font-style="italic" fo:font-weight="bold" style:font-name-asian="Consolas1" style:font-size-asian="16pt" style:font-style-asian="italic" style:font-weight-asian="bold" style:font-name-complex="Consolas1" style:font-size-complex="16pt" style:font-style-complex="italic" style:font-weight-complex="bold"/>
    </style:style>
    <style:style style:name="T117" style:family="text">
      <style:text-properties fo:color="#6a3e3e" loext:opacity="100%" style:font-name="Consolas1" fo:font-size="16pt" style:font-name-asian="Consolas1" style:font-size-asian="16pt" style:font-name-complex="Consolas1" style:font-size-complex="16pt"/>
    </style:style>
    <style:style style:name="T118" style:family="text">
      <style:text-properties fo:font-size="26pt" style:font-size-asian="26pt" style:font-size-complex="26pt"/>
    </style:style>
    <style:style style:name="T119"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5" draw:text-style-name="P5" draw:layer="layout" svg:width="25.199cm" svg:height="15.661cm" svg:x="1.4cm" svg:y="4.017cm" presentation:class="outline" presentation:user-transformed="true">
          <draw:text-box>
            <text:p text:style-name="P4"><text:span text:style-name="T2">public</text:span><text:span text:style-name="T3"> </text:span><text:span text:style-name="T2">class</text:span><text:span text:style-name="T3"> </text:span><text:span text:style-name="T4">LegacyDatabaseReplicator</text:span><text:span text:style-name="T3"> {</text:span></text:p>
            <text:p text:style-name="P4"><text:span text:style-name="T5"/></text:p>
            <text:p text:style-name="P4"><text:span text:style-name="T3"><text:s text:c="4"/></text:span><text:span text:style-name="T2">private</text:span><text:span text:style-name="T3"> </text:span><text:span text:style-name="T4">Logger</text:span><text:span text:style-name="T3"> </text:span><text:span text:style-name="T6">logger</text:span><text:span text:style-name="T3"> = </text:span><text:span text:style-name="T4">Logger</text:span><text:span text:style-name="T3">.</text:span><text:span text:style-name="T7">getLogger</text:span><text:span text:style-name="T3">(</text:span><text:span text:style-name="T4">LegacyDatabaseReplicator</text:span><text:span text:style-name="T3">.</text:span><text:span text:style-name="T2">class</text:span><text:span text:style-name="T3">.getName());</text:span></text:p>
            <text:p text:style-name="P4"><text:span text:style-name="T5"/></text:p>
            <text:p text:style-name="P4"><text:span text:style-name="T3"><text:s text:c="4"/></text:span><text:span text:style-name="T2">private</text:span><text:span text:style-name="T3"> </text:span><text:span text:style-name="T4">String</text:span><text:span text:style-name="T3"> </text:span><text:span text:style-name="T6">sourceBase</text:span><text:span text:style-name="T3"> = readProperty(</text:span><text:span text:style-name="T8">"application.properties"</text:span><text:span text:style-name="T3">, </text:span><text:span text:style-name="T8">"source.base"</text:span><text:span text:style-name="T3">);</text:span></text:p>
            <text:p text:style-name="P4"><text:span text:style-name="T3"><text:s text:c="4"/></text:span><text:span text:style-name="T2">private</text:span><text:span text:style-name="T3"> </text:span><text:span text:style-name="T4">String</text:span><text:span text:style-name="T3"> </text:span><text:span text:style-name="T6">sourceUser</text:span><text:span text:style-name="T3"> = readProperty(</text:span><text:span text:style-name="T8">"application.properties"</text:span><text:span text:style-name="T3">, </text:span><text:span text:style-name="T8">"source.user"</text:span><text:span text:style-name="T3">);</text:span></text:p>
            <text:p text:style-name="P4"><text:span text:style-name="T3"><text:s text:c="4"/></text:span><text:span text:style-name="T2">private</text:span><text:span text:style-name="T3"> </text:span><text:span text:style-name="T4">String</text:span><text:span text:style-name="T3"> </text:span><text:span text:style-name="T6">sourcePass</text:span><text:span text:style-name="T3"> = readProperty(</text:span><text:span text:style-name="T8">"application.properties"</text:span><text:span text:style-name="T3">, </text:span><text:span text:style-name="T8">"source.pass"</text:span><text:span text:style-name="T3">);</text:span></text:p>
            <text:p text:style-name="P4"><text:span text:style-name="T5"/></text:p>
            <text:p text:style-name="P4"><text:span text:style-name="T3"><text:s text:c="4"/></text:span><text:span text:style-name="T2">private</text:span><text:span text:style-name="T3"> </text:span><text:span text:style-name="T4">String</text:span><text:span text:style-name="T3"> </text:span><text:span text:style-name="T6">targetBase</text:span><text:span text:style-name="T3"> = readProperty(</text:span><text:span text:style-name="T8">"application.properties"</text:span><text:span text:style-name="T3">, </text:span><text:span text:style-name="T8">"target.base"</text:span><text:span text:style-name="T3">);</text:span></text:p>
            <text:p text:style-name="P4"><text:span text:style-name="T3"><text:s text:c="4"/></text:span><text:span text:style-name="T2">private</text:span><text:span text:style-name="T3"> </text:span><text:span text:style-name="T4">String</text:span><text:span text:style-name="T3"> </text:span><text:span text:style-name="T6">targetUser</text:span><text:span text:style-name="T3"> = readProperty(</text:span><text:span text:style-name="T8">"application.properties"</text:span><text:span text:style-name="T3">, </text:span><text:span text:style-name="T8">"target.user"</text:span><text:span text:style-name="T3">);</text:span></text:p>
            <text:p text:style-name="P4"><text:span text:style-name="T3"><text:s text:c="4"/></text:span><text:span text:style-name="T2">private</text:span><text:span text:style-name="T3"> </text:span><text:span text:style-name="T4">String</text:span><text:span text:style-name="T3"> </text:span><text:span text:style-name="T6">targetPass</text:span><text:span text:style-name="T3"> = readProperty(</text:span><text:span text:style-name="T8">"application.properties"</text:span><text:span text:style-name="T3">, </text:span><text:span text:style-name="T8">"target.pass"</text:span><text:span text:style-name="T3">);</text:span></text:p>
            <text:p text:style-name="P4"><text:span text:style-name="T5"/></text:p>
            <text:p text:style-name="P4"><text:span text:style-name="T3"><text:s text:c="4"/></text:span><text:span text:style-name="T2">private</text:span><text:span text:style-name="T3"> </text:span><text:span text:style-name="T4">Database</text:span><text:span text:style-name="T3"> </text:span><text:span text:style-name="T6">source</text:span><text:span text:style-name="T3"> = </text:span><text:span text:style-name="T2">new</text:span><text:span text:style-name="T3"> </text:span><text:span text:style-name="T4">Database</text:span><text:span text:style-name="T3">(</text:span><text:span text:style-name="T6">sourceBase</text:span><text:span text:style-name="T3">, </text:span><text:span text:style-name="T6">sourceUser</text:span><text:span text:style-name="T3">, </text:span><text:span text:style-name="T6">sourcePass</text:span><text:span text:style-name="T3">);</text:span></text:p>
            <text:p text:style-name="P4"><text:span text:style-name="T3"><text:s text:c="4"/></text:span><text:span text:style-name="T2">private</text:span><text:span text:style-name="T3"> </text:span><text:span text:style-name="T4">Database</text:span><text:span text:style-name="T3"> </text:span><text:span text:style-name="T6">target</text:span><text:span text:style-name="T3"> = </text:span><text:span text:style-name="T2">new</text:span><text:span text:style-name="T3"> </text:span><text:span text:style-name="T4">Database</text:span><text:span text:style-name="T3">(</text:span><text:span text:style-name="T6">targetBase</text:span><text:span text:style-name="T3">, </text:span><text:span text:style-name="T6">targetUser</text:span><text:span text:style-name="T3">, </text:span><text:span text:style-name="T6">targetPass</text:span><text:span text:style-name="T3">);</text:span></text:p>
            <text:p text:style-name="P4"><text:span text:style-name="T5"/></text:p>
            <text:p text:style-name="P4"><text:span text:style-name="T3"><text:s text:c="4"/></text:span><text:span text:style-name="T2">public</text:span><text:span text:style-name="T3"> </text:span><text:span text:style-name="T2">void</text:span><text:span text:style-name="T3"> </text:span><text:span text:style-name="T9">replicate</text:span><text:span text:style-name="T3"> () {</text:span></text:p>
            <text:p text:style-name="P4"><text:span text:style-name="T3"><text:s text:c="8"/></text:span><text:span text:style-name="T2">try</text:span><text:span text:style-name="T3">{</text:span></text:p>
            <text:p text:style-name="P4"><text:span text:style-name="T3"><text:s text:c="12"/></text:span><text:span text:style-name="T6">logger</text:span><text:span text:style-name="T3">.info(</text:span><text:span text:style-name="T8">"Started replicate"</text:span><text:span text:style-name="T3">);</text:span></text:p>
            <text:p text:style-name="P4"><text:span text:style-name="T3"><text:s text:c="12"/></text:span><text:span text:style-name="T3">...</text:span></text:p>
            <text:p text:style-name="P4"><text:span text:style-name="T3"><text:s text:c="12"/></text:span><text:span text:style-name="T6">logger</text:span><text:span text:style-name="T3">.info(</text:span><text:span text:style-name="T8">"Ended replicate"</text:span><text:span text:style-name="T3">);</text:span></text:p>
            <text:p text:style-name="P4"><text:span text:style-name="T3"><text:s text:c="8"/></text:span><text:span text:style-name="T3">}</text:span><text:span text:style-name="T2">catch</text:span><text:span text:style-name="T3">( </text:span><text:span text:style-name="T4">Exception</text:span><text:span text:style-name="T3"> </text:span><text:span text:style-name="T10">e</text:span><text:span text:style-name="T3"> ){</text:span></text:p>
            <text:p text:style-name="P4"><text:span text:style-name="T3"><text:s text:c="12"/></text:span><text:span text:style-name="T6">logger</text:span><text:span text:style-name="T3">.info(</text:span><text:span text:style-name="T8">"Exception "</text:span><text:span text:style-name="T3"> + </text:span><text:span text:style-name="T11">e</text:span><text:span text:style-name="T3">);</text:span></text:p>
            <text:p text:style-name="P4"><text:span text:style-name="T3"><text:s text:c="12"/></text:span><text:span text:style-name="T2">throw</text:span><text:span text:style-name="T3"> </text:span><text:span text:style-name="T11">e</text:span><text:span text:style-name="T3">;</text:span></text:p>
            <text:p text:style-name="P4"><text:span text:style-name="T3"><text:s text:c="8"/></text:span><text:span text:style-name="T3">}</text:span></text:p>
            <text:p text:style-name="P4"><text:span text:style-name="T3"><text:s text:c="4"/></text:span><text:span text:style-name="T3">}</text:span></text:p>
            <text:p text:style-name="P4"><text:span text:style-name="T5"/></text:p>
            <text:p text:style-name="P4"><text:span text:style-name="T3">}</text:spa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nd very poorly.</text:p>
              <text:p>Business logic is mixed in with unnecessary side logic.</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7" draw:text-style-name="P5" draw:layer="layout" svg:width="25.199cm" svg:height="13.859cm" svg:x="1.4cm" svg:y="4.914cm" presentation:class="outline" presentation:user-transformed="true">
          <draw:text-box>
            <text:p text:style-name="P4"><text:span text:style-name="T2">public</text:span><text:span text:style-name="T3"> </text:span><text:span text:style-name="T2">class</text:span><text:span text:style-name="T3"> </text:span><text:span text:style-name="T4">DiDatabaseReplicator</text:span><text:span text:style-name="T3"> {</text:span></text:p>
            <text:p text:style-name="P4"><text:span text:style-name="T5"/></text:p>
            <text:p text:style-name="P4"><text:span text:style-name="T3"><text:s text:c="4"/></text:span><text:span text:style-name="T12">@Inject</text:span></text:p>
            <text:p text:style-name="P4"><text:span text:style-name="T3"><text:s text:c="4"/></text:span><text:span text:style-name="T12">@Source</text:span></text:p>
            <text:p text:style-name="P4"><text:span text:style-name="T3"><text:s text:c="4"/></text:span><text:span text:style-name="T2">private</text:span><text:span text:style-name="T3"> </text:span><text:span text:style-name="T4">Database</text:span><text:span text:style-name="T3"> </text:span><text:span text:style-name="T6">source</text:span><text:span text:style-name="T3">;</text:span></text:p>
            <text:p text:style-name="P4"><text:span text:style-name="T5"/></text:p>
            <text:p text:style-name="P4"><text:span text:style-name="T3"><text:s text:c="4"/></text:span><text:span text:style-name="T12">@Inject</text:span></text:p>
            <text:p text:style-name="P4"><text:span text:style-name="T3"><text:s text:c="4"/></text:span><text:span text:style-name="T12">@Target</text:span></text:p>
            <text:p text:style-name="P4"><text:span text:style-name="T3"><text:s text:c="4"/></text:span><text:span text:style-name="T2">private</text:span><text:span text:style-name="T3"> </text:span><text:span text:style-name="T4">Database</text:span><text:span text:style-name="T3"> </text:span><text:span text:style-name="T6">target</text:span><text:span text:style-name="T3">;</text:span></text:p>
            <text:p text:style-name="P4"><text:span text:style-name="T5"/></text:p>
            <text:p text:style-name="P4"><text:span text:style-name="T3"><text:s text:c="4"/></text:span><text:span text:style-name="T12">@Log</text:span></text:p>
            <text:p text:style-name="P4"><text:span text:style-name="T3"><text:s text:c="4"/></text:span><text:span text:style-name="T2">public</text:span><text:span text:style-name="T3"> </text:span><text:span text:style-name="T2">void</text:span><text:span text:style-name="T3"> </text:span><text:span text:style-name="T9">replicate</text:span><text:span text:style-name="T3"> () {</text:span></text:p>
            <text:p text:style-name="P4"><text:span text:style-name="T3"><text:s text:c="8"/></text:span><text:span text:style-name="T3">...</text:span></text:p>
            <text:p text:style-name="P4"><text:span text:style-name="T3"><text:s text:c="4"/></text:span><text:span text:style-name="T3">}</text:span></text:p>
            <text:p text:style-name="P4"><text:span text:style-name="T5"/></text:p>
            <text:p text:style-name="P4"><text:span text:style-name="T3">}</text:span></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8"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6">Example with CDI</text:p>
          </draw:text-box>
        </draw:frame>
        <draw:frame presentation:style-name="pr7" draw:text-style-name="P8" draw:layer="layout" svg:width="25.199cm" svg:height="13.859cm" svg:x="1.4cm" svg:y="4.914cm" presentation:class="outline" presentation:user-transformed="true">
          <draw:text-box>
            <text:p text:style-name="P7"><text:span text:style-name="T2">public</text:span><text:span text:style-name="T3"> </text:span><text:span text:style-name="T2">class</text:span><text:span text:style-name="T3"> </text:span><text:span text:style-name="T4">SourceDatabaseProducer</text:span><text:span text:style-name="T3"> {</text:span><text:span text:style-name="T3"><text:line-break/></text:span><text:span text:style-name="T3"><text:line-break/></text:span><text:span text:style-name="T3"> <text:s text:c="3"/></text:span><text:span text:style-name="T12">@Inject</text:span><text:span text:style-name="T12"><text:line-break/></text:span><text:span text:style-name="T3"> <text:s text:c="3"/></text:span><text:span text:style-name="T2">private</text:span><text:span text:style-name="T3"> </text:span><text:span text:style-name="T4">Config</text:span><text:span text:style-name="T3"> </text:span><text:span text:style-name="T6">config</text:span><text:span text:style-name="T3">;</text:span><text:span text:style-name="T3"><text:line-break/></text:span><text:span text:style-name="T3"><text:line-break/></text:span><text:span text:style-name="T3"> <text:s text:c="3"/></text:span><text:span text:style-name="T12">@Produces</text:span><text:span text:style-name="T12"><text:line-break/></text:span><text:span text:style-name="T3"> <text:s text:c="3"/></text:span><text:span text:style-name="T12">@Source</text:span><text:span text:style-name="T12"><text:line-break/></text:span><text:span text:style-name="T3"> <text:s text:c="3"/></text:span><text:span text:style-name="T2">public</text:span><text:span text:style-name="T3"> </text:span><text:span text:style-name="T4">Database</text:span><text:span text:style-name="T3"> </text:span><text:span text:style-name="T9">source</text:span><text:span text:style-name="T3">() {</text:span><text:span text:style-name="T3"><text:line-break/></text:span><text:span text:style-name="T3"> <text:s text:c="7"/></text:span><text:span text:style-name="T2">return</text:span><text:span text:style-name="T3"> </text:span><text:span text:style-name="T2">new</text:span><text:span text:style-name="T3"> </text:span><text:span text:style-name="T4">Database</text:span><text:span text:style-name="T3">(</text:span><text:span text:style-name="T6">config</text:span><text:span text:style-name="T3">.sourceBase(), </text:span><text:span text:style-name="T6">config</text:span><text:span text:style-name="T3">.sourceUser(), </text:span><text:span text:style-name="T6">config</text:span><text:span text:style-name="T3">.sourcePass());</text:span><text:span text:style-name="T3"><text:line-break/></text:span><text:span text:style-name="T5"> <text:s text:c="3"/>}</text:span><text:span text:style-name="T5"><text:line-break/></text:span><text:span text:style-name="T5">}</text:span></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8" draw:text-style-name="P9" draw:layer="layout" svg:width="17.271cm" svg:height="12.572cm" svg:x="2.159cm" svg:y="13.271cm" presentation:class="notes" presentation:user-transformed="true">
            <draw:text-box>
              <text:p>For example we have a source database producer</text:p>
              <text:p>Which produces a source database for us, based on the configuration</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6">Example with CDI</text:p>
          </draw:text-box>
        </draw:frame>
        <draw:frame presentation:style-name="pr7" draw:text-style-name="P8" draw:layer="layout" svg:width="25.199cm" svg:height="13.859cm" svg:x="1.4cm" svg:y="4.914cm" presentation:class="outline" presentation:user-transformed="true">
          <draw:text-box>
            <text:p text:style-name="P7"><text:span text:style-name="T2">public</text:span><text:span text:style-name="T3"> </text:span><text:span text:style-name="T2">class</text:span><text:span text:style-name="T3"> </text:span><text:span text:style-name="T4">TargetDatabaseProducer</text:span><text:span text:style-name="T3"> {</text:span><text:span text:style-name="T3"><text:line-break/></text:span><text:span text:style-name="T3"><text:line-break/></text:span><text:span text:style-name="T3"> <text:s text:c="3"/></text:span><text:span text:style-name="T12">@Inject</text:span><text:span text:style-name="T12"><text:line-break/></text:span><text:span text:style-name="T3"> <text:s text:c="3"/></text:span><text:span text:style-name="T2">private</text:span><text:span text:style-name="T3"> </text:span><text:span text:style-name="T4">Config</text:span><text:span text:style-name="T3"> </text:span><text:span text:style-name="T6">config</text:span><text:span text:style-name="T3">;</text:span><text:span text:style-name="T3"><text:line-break/></text:span><text:span text:style-name="T3"><text:line-break/></text:span><text:span text:style-name="T3"> <text:s text:c="3"/></text:span><text:span text:style-name="T12">@Produces</text:span><text:span text:style-name="T12"><text:line-break/></text:span><text:span text:style-name="T3"> <text:s text:c="3"/></text:span><text:span text:style-name="T12">@Target</text:span><text:span text:style-name="T12"><text:line-break/></text:span><text:span text:style-name="T3"> <text:s text:c="3"/></text:span><text:span text:style-name="T2">public</text:span><text:span text:style-name="T3"> </text:span><text:span text:style-name="T4">Database</text:span><text:span text:style-name="T3"> </text:span><text:span text:style-name="T9">source</text:span><text:span text:style-name="T3">() {</text:span><text:span text:style-name="T3"><text:line-break/></text:span><text:span text:style-name="T3"> <text:s text:c="7"/></text:span><text:span text:style-name="T2">return</text:span><text:span text:style-name="T3"> </text:span><text:span text:style-name="T2">new</text:span><text:span text:style-name="T3"> </text:span><text:span text:style-name="T4">Database</text:span><text:span text:style-name="T3">(</text:span><text:span text:style-name="T6">config</text:span><text:span text:style-name="T3">.targetBase(), </text:span><text:span text:style-name="T6">config</text:span><text:span text:style-name="T3">.targetUser(), </text:span><text:span text:style-name="T6">config</text:span><text:span text:style-name="T3">.targetPass());</text:span><text:span text:style-name="T3"><text:line-break/></text:span><text:span text:style-name="T5"> <text:s text:c="3"/>}</text:span><text:span text:style-name="T5"><text:line-break/></text:span><text:span text:style-name="T5">}</text:span></text:p>
          </draw:text-box>
        </draw:frame>
        <presentation:notes draw:style-name="dp2">
          <draw:page-thumbnail draw:style-name="gr1" draw:layer="layout" svg:width="13.968cm" svg:height="10.476cm" svg:x="3.81cm" svg:y="2.123cm" draw:page-number="5" presentation:class="page"/>
          <draw:frame presentation:style-name="pr8" draw:text-style-name="P9" draw:layer="layout" svg:width="17.271cm" svg:height="12.572cm" svg:x="2.159cm" svg:y="13.271cm" presentation:class="notes">
            <draw:text-box>
              <text:p><text:span text:style-name="T13">Likewise for target database it is the exact same thing</text:span></text:p>
              <text:p><text:span text:style-name="T13">We have a target database producer, which works from a configuration, and it produces target database</text:span></text:p>
              <text:p><text:span text:style-name="T13">And again it creates a new database, with target url user and password</text:span></text:p>
              <text:p><text:span text:style-name="T13"/></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6">Example with CDI</text:p>
          </draw:text-box>
        </draw:frame>
        <draw:frame presentation:style-name="pr7" draw:text-style-name="P8" draw:layer="layout" svg:width="25.199cm" svg:height="13.859cm" svg:x="1.4cm" svg:y="4.914cm" presentation:class="outline" presentation:user-transformed="true">
          <draw:text-box>
            <text:p text:style-name="P7"><text:span text:style-name="T12">@Interceptor</text:span><text:span text:style-name="T12"><text:line-break/></text:span><text:span text:style-name="T12">@Log</text:span><text:span text:style-name="T12"><text:line-break/></text:span><text:span text:style-name="T12">@Priority</text:span><text:span text:style-name="T9">(</text:span><text:span text:style-name="T12">Interceptor</text:span><text:span text:style-name="T9">.</text:span><text:span text:style-name="T4">Priority</text:span><text:span text:style-name="T9">.</text:span><text:span text:style-name="T14">APPLICATION</text:span><text:span text:style-name="T9">)</text:span><text:span text:style-name="T9"><text:line-break/></text:span><text:span text:style-name="T2">public</text:span><text:span text:style-name="T9"> </text:span><text:span text:style-name="T2">class</text:span><text:span text:style-name="T9"> </text:span><text:span text:style-name="T4">LogInterceptor</text:span><text:span text:style-name="T9"> {</text:span><text:span text:style-name="T9"><text:line-break/></text:span><text:span text:style-name="T9"><text:line-break/></text:span><text:span text:style-name="T9"> <text:s text:c="3"/></text:span><text:span text:style-name="T12">@AroundInvoke</text:span><text:span text:style-name="T12"><text:line-break/></text:span><text:span text:style-name="T9"> <text:s text:c="3"/></text:span><text:span text:style-name="T2">public</text:span><text:span text:style-name="T9"> </text:span><text:span text:style-name="T4">Object</text:span><text:span text:style-name="T9"> log(</text:span><text:span text:style-name="T15">InvocationContext</text:span><text:span text:style-name="T9"> </text:span><text:span text:style-name="T10">ic</text:span><text:span text:style-name="T9">) </text:span><text:span text:style-name="T2">throws</text:span><text:span text:style-name="T9"> </text:span><text:span text:style-name="T4">Throwable</text:span><text:span text:style-name="T9"> {</text:span><text:span text:style-name="T9"><text:line-break/></text:span><text:span text:style-name="T9"> <text:s text:c="7"/></text:span><text:span text:style-name="T4">Class</text:span><text:span text:style-name="T9">&lt;?&gt; </text:span><text:span text:style-name="T10">clazz</text:span><text:span text:style-name="T9"> = </text:span><text:span text:style-name="T10">ic</text:span><text:span text:style-name="T9">.</text:span><text:span text:style-name="T16">getTarget</text:span><text:span text:style-name="T9">().getClass();</text:span><text:span text:style-name="T9"><text:line-break/></text:span><text:span text:style-name="T9"> <text:s text:c="7"/></text:span><text:span text:style-name="T4">Logger</text:span><text:span text:style-name="T9"> </text:span><text:span text:style-name="T10">logger</text:span><text:span text:style-name="T9"> = </text:span><text:span text:style-name="T4">Logger</text:span><text:span text:style-name="T9">.</text:span><text:span text:style-name="T16">getLogger</text:span><text:span text:style-name="T9">(</text:span><text:span text:style-name="T10">clazz</text:span><text:span text:style-name="T9">.getName());</text:span><text:span text:style-name="T9"><text:line-break/></text:span><text:span text:style-name="T9"> <text:s text:c="7"/></text:span><text:span text:style-name="T4">String</text:span><text:span text:style-name="T9"> </text:span><text:span text:style-name="T10">method</text:span><text:span text:style-name="T9"> = </text:span><text:span text:style-name="T10">ic</text:span><text:span text:style-name="T9">.</text:span><text:span text:style-name="T16">getMethod</text:span><text:span text:style-name="T9">().getName();</text:span><text:span text:style-name="T9"><text:line-break/></text:span><text:span text:style-name="T9"> <text:s text:c="7"/></text:span><text:span text:style-name="T2">try</text:span><text:span text:style-name="T9"> {</text:span><text:span text:style-name="T9"><text:line-break/></text:span><text:span text:style-name="T9"> <text:s text:c="11"/></text:span><text:span text:style-name="T10">logger</text:span><text:span text:style-name="T9">.info(</text:span><text:span text:style-name="T17">"Started "</text:span><text:span text:style-name="T9"> + </text:span><text:span text:style-name="T10">method</text:span><text:span text:style-name="T9">);</text:span><text:span text:style-name="T9"><text:line-break/></text:span><text:span text:style-name="T9"> <text:s text:c="11"/></text:span><text:span text:style-name="T4">Object</text:span><text:span text:style-name="T9"> </text:span><text:span text:style-name="T10">result</text:span><text:span text:style-name="T9"> = </text:span><text:span text:style-name="T10">ic</text:span><text:span text:style-name="T9">.</text:span><text:span text:style-name="T16">proceed</text:span><text:span text:style-name="T9">();</text:span><text:span text:style-name="T9"><text:line-break/></text:span><text:span text:style-name="T9"> <text:s text:c="11"/></text:span><text:span text:style-name="T10">logger</text:span><text:span text:style-name="T9">.info(</text:span><text:span text:style-name="T17">"Ended "</text:span><text:span text:style-name="T9"> + </text:span><text:span text:style-name="T10">method</text:span><text:span text:style-name="T9">);</text:span><text:span text:style-name="T9"><text:line-break/></text:span><text:span text:style-name="T9"> <text:s text:c="11"/></text:span><text:span text:style-name="T2">return</text:span><text:span text:style-name="T9"> </text:span><text:span text:style-name="T10">result</text:span><text:span text:style-name="T9">;</text:span><text:span text:style-name="T9"><text:line-break/></text:span><text:span text:style-name="T9"> <text:s text:c="7"/>} </text:span><text:span text:style-name="T2">catch</text:span><text:span text:style-name="T9"> (</text:span><text:span text:style-name="T4">Exception</text:span><text:span text:style-name="T9"> </text:span><text:span text:style-name="T10">e</text:span><text:span text:style-name="T9">) {</text:span><text:span text:style-name="T9"><text:line-break/></text:span><text:span text:style-name="T9"> <text:s text:c="11"/></text:span><text:span text:style-name="T10">logger</text:span><text:span text:style-name="T9">.info(</text:span><text:span text:style-name="T17">"Exception "</text:span><text:span text:style-name="T9"> + </text:span><text:span text:style-name="T10">e</text:span><text:span text:style-name="T9">);</text:span><text:span text:style-name="T9"><text:line-break/></text:span><text:span text:style-name="T9"> <text:s text:c="11"/></text:span><text:span text:style-name="T2">throw</text:span><text:span text:style-name="T9"> </text:span><text:span text:style-name="T10">e</text:span><text:span text:style-name="T9">;</text:span><text:span text:style-name="T9"><text:line-break/></text:span><text:span text:style-name="T12"> <text:s text:c="7"/>}</text:span><text:span text:style-name="T12"><text:line-break/></text:span><text:span text:style-name="T12"> <text:s text:c="3"/>}</text:span><text:span text:style-name="T12"><text:line-break/></text:span><text:span text:style-name="T12"><text:line-break/></text:span><text:span text:style-name="T12">}</text:span></text:p>
          </draw:text-box>
        </draw:frame>
        <presentation:notes draw:style-name="dp2">
          <draw:page-thumbnail draw:style-name="gr1" draw:layer="layout" svg:width="13.968cm" svg:height="10.476cm" svg:x="3.81cm" svg:y="2.123cm" draw:page-number="6" presentation:class="page"/>
          <draw:frame presentation:style-name="pr9" draw:text-style-name="P3" draw:layer="layout" svg:width="17.271cm" svg:height="15.741cm" svg:x="2.159cm" svg:y="13.271cm" presentation:class="notes" presentation:user-transformed="true">
            <draw:text-box>
              <text:p>And we have a log interceptor, which is scary at first, but do not be afraid, it won’t hurt you very much</text:p>
              <text:p>It’s basically, if you remember our replicator script, we used this @Log annotation</text:p>
              <text:p>Basically what interceptors do, is they can wrap around a method like this replicate method, or a constructor, and they can insert additional logic around these methods or constructor</text:p>
              <text:p>In our case it reads very badly, because it has a lot of implementation details, CDI annotations and Java trickery</text:p>
              <text:p>The point of this log interceptor, is that it gets this InvocationContext, then we are calling the wrapped method, and we can call this with ic.proceed(), but we can add logic around it.</text:p>
              <text:p>Like a logging started method, logging ended method, return result, or if we have an exception, then exception occurred, and we log out the exception then throw it upwards</text:p>
              <text:p>TODO Hibernate discussion</text:p>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History</text:p>
          </draw:text-box>
        </draw:frame>
        <draw:frame presentation:style-name="pr10" draw:text-style-name="P1" draw:layer="layout" svg:width="25.199cm" svg:height="12.18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7" presentation:class="page"/>
          <draw:frame presentation:style-name="pr8"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7" draw:text-style-name="P1" draw:layer="layout" svg:width="25.199cm" svg:height="13.859cm" svg:x="1.4cm" svg:y="4.914cm" presentation:class="outline" presentation:user-transformed="true">
          <draw:text-box>
            <text:list text:style-name="L2">
              <text:list-item>
                <text:p><text:a xlink:href="http://www.cdi-spec.org/" xlink:type="simple">http://www.cdi-spec.org/</text:a></text:p>
              </text:list-item>
              <text:list-item>
                <text:p><text:a xlink:href="http://www.cdi-spec.org/download/" xlink:type="simple">http://www.cdi-spec.org/download/</text:a></text:p>
              </text:list-item>
              <text:list-item>
                <text:p>Java EE 6+ standard and central feature</text:p>
              </text:list-item>
              <text:list-item>
                <text:p>Formerly known as Web Beans</text:p>
              </text:list-item>
              <text:list-item>
                <text:p>Created to unify and integrate other Java EE technologies: Servlets, JSF, JSP, EL, EJB, ...</text:p>
              </text:list-item>
              <text:list-item>
                <text:p>You might have used it already without noticing. @Inject annotation sounds familiar?</text:p>
              </text:list-item>
            </text:list>
          </draw:text-box>
        </draw:frame>
        <presentation:notes draw:style-name="dp2">
          <draw:page-thumbnail draw:style-name="gr1" draw:layer="layout" svg:width="13.968cm" svg:height="10.476cm" svg:x="3.81cm" svg:y="2.123cm" draw:page-number="8" presentation:class="page"/>
          <draw:frame presentation:style-name="pr8" draw:text-style-name="P3" draw:layer="layout" svg:width="17.271cm" svg:height="12.572cm" svg:x="2.159cm" svg:y="13.271cm" presentation:class="notes" presentation:user-transformed="true">
            <draw:text-box>
              <text:p>Specification can be found in HTML and PDF formats</text:p>
              <text:p>Central feature of Java EE 6 and onwards</text:p>
              <text:p>Formerly...</text:p>
              <text:p>Created...</text:p>
              <text:p>You might have...</text:p>
              <text:p>TODO rework this slide into multiple</text:p>
              <text:p>TODO create slide about Java EE technologies</text:p>
              <text:p/>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7" draw:text-style-name="P1" draw:layer="layout" svg:width="25.199cm" svg:height="13.859cm" svg:x="1.4cm" svg:y="4.914cm" presentation:class="outline">
          <draw:text-box>
            <text:list text:style-name="L2">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draw:page-thumbnail draw:style-name="gr1" draw:layer="layout" svg:width="13.968cm" svg:height="10.476cm" svg:x="3.81cm" svg:y="2.123cm" draw:page-number="9" presentation:class="page"/>
          <draw:frame presentation:style-name="pr11" draw:text-style-name="P3" draw:layer="layout" svg:width="17.271cm" svg:height="25.185cm" svg:x="2.159cm" svg:y="13.271cm" presentation:class="notes" presentation:user-transformed="true">
            <draw:text-box>
              <text:p>The basic feature is Dependency Injection</text:p>
              <text:p>If you annotate a field with @Inject it will try its best to inject that particular dependency</text:p>
              <text:p>It also manages contextes and life cycles,</text:p>
              <text:p>Basically if you make a request to your Java EE app,</text:p>
              <text:p>CDI will also manage the lifecycle of your request</text:p>
              <text:p>It will be responsible for constructing all the request scoped beans, and tearing them down once the request is over</text:p>
              <text:p>It also has Aspect Oriented Programming</text:p>
              <text:p>you can add interceptors and delegates to features,</text:p>
              <text:p>and you can catch various things</text:p>
              <text:p>basically standard Aspect Oriented Programming</text:p>
              <text:p>It also has an event bus feature,</text:p>
              <text:p>you can send and receive messages,</text:p>
              <text:p>without coupling your beans together,</text:p>
              <text:p>it is extensively used in CDI itself</text:p>
              <text:p>it’s a little hard to get used to it, because like with other messaging systems the source and target of the messages are distant</text:p>
              <text:p>it also supports portable extensions, basically you can create frameworks or extensions that run on any CDI container,</text:p>
              <text:p>I have already created one when I was playing around with a command line java tool, the cloudant tools, I created a cdi extension that injects command line parameters into beans, it was fun and took sev. days</text:p>
              <text:p>it also features strong typing and type safety,</text:p>
              <text:p>unlike some dependency injection frameworks you do not inject by name, you inject by type, and you can not create a runtime type error</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7" draw:text-style-name="P1" draw:layer="layout" svg:width="25.199cm" svg:height="13.859cm" svg:x="1.4cm" svg:y="4.914cm" presentation:class="outline" presentation:user-transformed="true">
          <draw:text-box>
            <text:list text:style-name="L2">
              <text:list-item>
                <text:p>2009-10: @Inject JSR-330 (Java EE 6)</text:p>
              </text:list-item>
              <text:list-item>
                <text:p>2009-12: CDI 1.0 JSR-299 (Java EE 6)</text:p>
              </text:list-item>
              <text:list-item>
                <text:p>2013-04: CDI 1.1 JSR-346 (Java EE 7)</text:p>
              </text:list-item>
              <text:list-item>
                <text:p>2014-04: CDI 1.2 JSR-346 (Maintenance rel.)</text:p>
              </text:list-item>
              <text:list-item>
                <text:p>2017-05: CDI 2.0 JSR-365 (Java EE 8)</text:p>
              </text:list-item>
            </text:list>
          </draw:text-box>
        </draw:frame>
        <presentation:notes draw:style-name="dp2">
          <draw:page-thumbnail draw:style-name="gr1" draw:layer="layout" svg:width="13.968cm" svg:height="10.476cm" svg:x="3.81cm" svg:y="2.123cm" draw:page-number="10" presentation:class="page"/>
          <draw:frame presentation:style-name="pr8" draw:text-style-name="P3" draw:layer="layout" svg:width="17.271cm" svg:height="12.572cm" svg:x="2.159cm" svg:y="13.271cm" presentation:class="notes">
            <draw:text-box>
              <text:p>it has some history, at first they invented this @Inject annotation with JSR-330</text:p>
              <text:p>then it underwent some additional revisions, adding new features in the process</text:p>
              <text:p>I do not want to detail which version introduced what, you can check the specifications and the changelogs</text:p>
              <text:p>some other systems like Spring are compatible with a subset of these features, I think Spring also supports this @Inject annotation and JSR-330, maybe it also supports some other features, I do not know</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12" draw:text-style-name="P1" draw:layer="layout" svg:width="25.199cm" svg:height="15.403cm" svg:x="1.4cm" svg:y="4.9cm" presentation:class="outline" presentation:user-transformed="true">
          <draw:text-box>
            <text:list text:style-name="L2">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13" draw:text-style-name="P3" draw:layer="layout" svg:width="17.271cm" svg:height="14.954cm" svg:x="2.159cm" svg:y="13.271cm" presentation:class="notes" presentation:user-transformed="true">
            <draw:text-box>
              <text:p>CDI is just a Java EE technology, there is no concrete implementation, like with Java EE application servers, different vendors can elect to implement their own version, then they can get certification by Oracle, or I do not know who gives out the certifications</text:p>
              <text:p>JBoss Weld...</text:p>
              <text:p>Lesser known implementation Apache...</text:p>
              <text:p>I have never heard of Resin so I can not comment</text:p>
              <text:p>WebSphere Liberty prior to a certain version used Apache OpenWebBeans or maybe its own implementation, I can not remember at the moment, after that certain revision they started using JBoss Weld instead</text:p>
              <text:p>Because it is the reference implementation, it is tested to death, it is the best implementation so far</text:p>
              <text:p>If you want to play around with CDI, I highly recommend you use JBoss Weld instead of other implementations</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14" draw:text-style-name="P1" draw:layer="layout" svg:width="25.199cm" svg:height="13.902cm" svg:x="1.4cm" svg:y="4.902cm" presentation:class="outline" presentation:user-transformed="true">
          <draw:text-box>
            <text:list text:style-name="L2">
              <text:list-item>
                <text:p>Java EE Application Server</text:p>
                <text:list>
                  <text:list-item>
                    <text:p>CDI 2.0 supports Java SE</text:p>
                  </text:list-item>
                </text:list>
              </text:list-item>
              <text:list-item>
                <text:p>Maven Dependency</text:p>
                <text:list>
                  <text:list-item>
                    <text:p>javax:javaee-api or</text:p>
                  </text:list-item>
                  <text:list-item>
                    <text:p>javax.enterprise:cdi-api or</text:p>
                  </text:list-item>
                  <text:list-item>
                    <text:p>org.jboss.weld:weld-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13" draw:text-style-name="P3" draw:layer="layout" svg:width="17.271cm" svg:height="14.954cm" svg:x="2.159cm" svg:y="13.271cm" presentation:class="notes" presentation:user-transformed="true">
            <draw:text-box>
              <text:p>You need to do some minimal configuration</text:p>
              <text:p>First of all you need a Java EE application server</text:p>
              <text:p>where hopefully it is automatically enabled, or it has vendor specific configuration</text:p>
              <text:p>From CDI 2.0 it also supports Java Standard Edition as well</text:p>
              <text:p>So you can import a Maven dependency, and do some minimal bootstrapping, and you already have a full fledged CDI environment</text:p>
              <text:p>For maven dependency you have to import either javaee-api, or cdi-api, or weld-se (or weld-core, or weld-api, or weld-core-impl...)</text:p>
              <text:p>You also have to put beans.xml into WEB-INF</text:p>
              <text:p>CDI 1.1 no longer needs it,</text:p>
              <text:p>but it is highly recommend you create such a file,</text:p>
              <text:p>because one configuration parameter has a questionable default value</text:p>
              <text:p>bean-discovery-mode is ANNOTATED by default,</text:p>
              <text:p>when you want the value ALL</text:p>
            </draw:text-box>
          </draw:frame>
        </presentation:notes>
      </draw:page>
      <draw:page draw:name="page13" draw:style-name="dp1" draw:master-page-name="Default" presentation:presentation-page-layout-name="AL2T1">
        <office:forms form:automatic-focus="false" form:apply-design-mode="false"/>
        <draw:frame presentation:style-name="pr15" draw:text-style-name="P11" draw:layer="layout" svg:width="25.199cm" svg:height="14.433cm" svg:x="1.4cm" svg:y="4.627cm" presentation:class="outline" presentation:user-transformed="true">
          <draw:text-box>
            <text:p text:style-name="P10"><text:span text:style-name="T18">&lt;</text:span><text:span text:style-name="T19">project</text:span><text:span text:style-name="T20"> </text:span><text:span text:style-name="T21">xmlns</text:span><text:span text:style-name="T22">=</text:span><text:span text:style-name="T23">"http://maven.apache.org/POM/4.0.0"</text:span><text:span text:style-name="T20"> </text:span></text:p>
            <text:p text:style-name="P10"><text:span text:style-name="T20"><text:s text:c="4"/></text:span><text:span text:style-name="T21">xmlns:xsi</text:span><text:span text:style-name="T22">=</text:span><text:span text:style-name="T23">"http://www.w3.org/2001/XMLSchema-instance"</text:span><text:span text:style-name="T20"> </text:span><text:span text:style-name="T21">xsi:schemaLocation</text:span><text:span text:style-name="T22">=</text:span><text:span text:style-name="T23">"http://maven.apache.org/POM/4.0.0 http://maven.apache.org/maven-v4_0_0.xsd"</text:span><text:span text:style-name="T18">&gt;</text:span></text:p>
            <text:p text:style-name="P10"><text:span text:style-name="T22"><text:s text:c="4"/></text:span><text:span text:style-name="T18">&lt;</text:span><text:span text:style-name="T19">modelVersion</text:span><text:span text:style-name="T18">&gt;</text:span><text:span text:style-name="T22">4.0.0</text:span><text:span text:style-name="T18">&lt;/</text:span><text:span text:style-name="T19">modelVersion</text:span><text:span text:style-name="T18">&gt;</text:span></text:p>
            <text:p text:style-name="P10"><text:span text:style-name="T20"/></text:p>
            <text:p text:style-name="P10"><text:span text:style-name="T22"><text:s text:c="4"/></text:span><text:span text:style-name="T18">&lt;</text:span><text:span text:style-name="T19">groupId</text:span><text:span text:style-name="T18">&gt;</text:span><text:span text:style-name="T24">frigo</text:span><text:span text:style-name="T18">&lt;/</text:span><text:span text:style-name="T19">groupId</text:span><text:span text:style-name="T18">&gt;</text:span></text:p>
            <text:p text:style-name="P10"><text:span text:style-name="T22"><text:s text:c="4"/></text:span><text:span text:style-name="T18">&lt;</text:span><text:span text:style-name="T19">artifactId</text:span><text:span text:style-name="T18">&gt;</text:span><text:span text:style-name="T24">cdi</text:span><text:span text:style-name="T18">&lt;/</text:span><text:span text:style-name="T19">artifactId</text:span><text:span text:style-name="T18">&gt;</text:span></text:p>
            <text:p text:style-name="P10"><text:span text:style-name="T22"><text:s text:c="4"/></text:span><text:span text:style-name="T18">&lt;</text:span><text:span text:style-name="T19">version</text:span><text:span text:style-name="T18">&gt;</text:span><text:span text:style-name="T22">1.0.0-SNAPSHOT</text:span><text:span text:style-name="T18">&lt;/</text:span><text:span text:style-name="T19">version</text:span><text:span text:style-name="T18">&gt;</text:span></text:p>
            <text:p text:style-name="P10"><text:span text:style-name="T22"><text:s text:c="4"/></text:span><text:span text:style-name="T18">&lt;</text:span><text:span text:style-name="T19">packaging</text:span><text:span text:style-name="T18">&gt;</text:span><text:span text:style-name="T22">war</text:span><text:span text:style-name="T18">&lt;/</text:span><text:span text:style-name="T19">packaging</text:span><text:span text:style-name="T18">&gt;</text:span></text:p>
            <text:p text:style-name="P10"><text:span text:style-name="T20"/></text:p>
            <text:p text:style-name="P10"><text:span text:style-name="T22"><text:s text:c="4"/></text:span><text:span text:style-name="T18">&lt;</text:span><text:span text:style-name="T19">dependencies</text:span><text:span text:style-name="T18">&gt;</text:span></text:p>
            <text:p text:style-name="P10"><text:span text:style-name="T20"/></text:p>
            <text:p text:style-name="P10"><text:span text:style-name="T22"><text:s text:c="8"/></text:span><text:span text:style-name="T18">&lt;</text:span><text:span text:style-name="T19">dependency</text:span><text:span text:style-name="T18">&gt;</text:span></text:p>
            <text:p text:style-name="P10"><text:span text:style-name="T22"><text:s text:c="12"/></text:span><text:span text:style-name="T18">&lt;</text:span><text:span text:style-name="T19">groupId</text:span><text:span text:style-name="T18">&gt;</text:span><text:span text:style-name="T24">javax</text:span><text:span text:style-name="T18">&lt;/</text:span><text:span text:style-name="T19">groupId</text:span><text:span text:style-name="T18">&gt;</text:span></text:p>
            <text:p text:style-name="P10"><text:span text:style-name="T22"><text:s text:c="12"/></text:span><text:span text:style-name="T18">&lt;</text:span><text:span text:style-name="T19">artifactId</text:span><text:span text:style-name="T18">&gt;</text:span><text:span text:style-name="T24">javaee</text:span><text:span text:style-name="T22">-</text:span><text:span text:style-name="T24">api</text:span><text:span text:style-name="T18">&lt;/</text:span><text:span text:style-name="T19">artifactId</text:span><text:span text:style-name="T18">&gt;</text:span></text:p>
            <text:p text:style-name="P10"><text:span text:style-name="T22"><text:s text:c="12"/></text:span><text:span text:style-name="T18">&lt;</text:span><text:span text:style-name="T19">version</text:span><text:span text:style-name="T18">&gt;</text:span><text:span text:style-name="T22">8.0.1</text:span><text:span text:style-name="T18">&lt;/</text:span><text:span text:style-name="T19">version</text:span><text:span text:style-name="T18">&gt;</text:span></text:p>
            <text:p text:style-name="P10"><text:span text:style-name="T22"><text:s text:c="8"/></text:span><text:span text:style-name="T18">&lt;/</text:span><text:span text:style-name="T19">dependency</text:span><text:span text:style-name="T18">&gt;</text:span></text:p>
            <text:p text:style-name="P10"><text:span text:style-name="T20"/></text:p>
            <text:p text:style-name="P10"><text:span text:style-name="T22"><text:s text:c="4"/></text:span><text:span text:style-name="T18">&lt;/</text:span><text:span text:style-name="T19">dependencies</text:span><text:span text:style-name="T18">&gt;</text:span></text:p>
            <text:p text:style-name="P10"><text:span text:style-name="T20"/></text:p>
            <text:p text:style-name="P10"><text:span text:style-name="T18">&lt;/</text:span><text:span text:style-name="T19">project</text:span><text:span text:style-name="T18">&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2">
          <draw:page-thumbnail draw:style-name="gr1" draw:layer="layout" svg:width="13.968cm" svg:height="10.476cm" svg:x="3.81cm" svg:y="2.123cm" draw:page-number="13" presentation:class="page"/>
          <draw:frame presentation:style-name="pr8" draw:text-style-name="P3" draw:layer="layout" svg:width="17.271cm" svg:height="12.572cm" svg:x="2.159cm" svg:y="13.271cm" presentation:class="notes">
            <draw:text-box>
              <text:p>Here is an example pom.xml to import CDI</text:p>
              <text:p>This is how we do it in GRA as well</text:p>
              <text:p>We simply import the Java EE API</text:p>
              <text:p>The 8.0.1 versio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7" draw:text-style-name="P12" draw:layer="layout" svg:width="25.199cm" svg:height="13.859cm" svg:x="1.4cm" svg:y="4.914cm" presentation:class="outline" presentation:user-transformed="true">
          <draw:text-box>
            <text:p text:style-name="P4"><text:span text:style-name="T18">&lt;</text:span><text:span text:style-name="T19">beans</text:span><text:span text:style-name="T20"> </text:span><text:span text:style-name="T21">xmlns</text:span><text:span text:style-name="T22">=</text:span><text:span text:style-name="T23">"http://xmlns.jcp.org/xml/ns/javaee"</text:span><text:span text:style-name="T20"> </text:span></text:p>
            <text:p text:style-name="P4"><text:span text:style-name="T20"><text:s text:c="4"/></text:span><text:span text:style-name="T21">xmlns:xsi</text:span><text:span text:style-name="T22">=</text:span><text:span text:style-name="T23">"http://www.w3.org/2001/XMLSchema-instance"</text:span><text:span text:style-name="T20"> </text:span><text:span text:style-name="T21">xsi:schemaLocation</text:span><text:span text:style-name="T22">=</text:span><text:span text:style-name="T23">"http://xmlns.jcp.org/xml/ns/javaee http://xmlns.jcp.org/xml/ns/javaee/beans_1_1.xsd"</text:span><text:span text:style-name="T20"> </text:span><text:span text:style-name="T21">bean-discovery-mode</text:span><text:span text:style-name="T22">=</text:span><text:span text:style-name="T23">"all"</text:span><text:span text:style-name="T18">&gt;</text:span></text:p>
            <text:p text:style-name="P4"><text:span text:style-name="T20"/></text:p>
            <text:p text:style-name="P4"><text:span text:style-name="T18">&lt;/</text:span><text:span text:style-name="T19">beans</text:span><text:span text:style-name="T18">&gt;</text:span></text:p>
          </draw:text-box>
        </draw:frame>
        <presentation:notes draw:style-name="dp2">
          <draw:page-thumbnail draw:style-name="gr1" draw:layer="layout" svg:width="13.968cm" svg:height="10.476cm" svg:x="3.81cm" svg:y="2.123cm" draw:page-number="14" presentation:class="page"/>
          <draw:frame presentation:style-name="pr8" draw:text-style-name="P3" draw:layer="layout" svg:width="17.271cm" svg:height="12.572cm" svg:x="2.159cm" svg:y="13.271cm" presentation:class="notes">
            <draw:text-box>
              <text:p>There is an example beans.xml</text:p>
              <text:p>Which is needed prior to CDI 1.1 to switch on CDI</text:p>
              <text:p>You still need it, because this bean-discovery-mode has to be on ALL for best experience</text:p>
              <text:p>I think ever since I have created these slides, there is already a new beans definition, so it is not 1.1 but 3.0 at the moment, I am not sure</text:p>
              <text:p>please when you use CDI please look up the new definition</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7" draw:text-style-name="P1" draw:layer="layout" svg:width="25.199cm" svg:height="13.859cm" svg:x="1.4cm" svg:y="4.914cm" presentation:class="outline" presentation:user-transformed="true">
          <draw:text-box>
            <text:list text:style-name="L2">
              <text:list-item>
                <text:p>Environment in which applications execute</text:p>
              </text:list-item>
              <text:list-item>
                <text:p>One container for all applications on the server</text:p>
              </text:list-item>
              <text:list-item>
                <text:p>Bootstraps your application</text:p>
              </text:list-item>
              <text:list-item>
                <text:p>Manages bean and bean graph life cycle</text:p>
              </text:list-item>
              <text:list-item>
                <text:p>Manages contexts and bean resolution</text:p>
              </text:list-item>
              <text:list-item>
                <text:p>Manages interception</text:p>
              </text:list-item>
              <text:list-item>
                <text:p>Manages events</text:p>
              </text:list-item>
              <text:list-item>
                <text:p>Provides all CDI features</text:p>
              </text:list-item>
            </text:list>
          </draw:text-box>
        </draw:frame>
        <presentation:notes draw:style-name="dp2">
          <draw:page-thumbnail draw:style-name="gr1" draw:layer="layout" svg:width="13.968cm" svg:height="10.476cm" svg:x="3.81cm" svg:y="2.123cm" draw:page-number="15" presentation:class="page"/>
          <draw:frame presentation:style-name="pr16" draw:text-style-name="P3" draw:layer="layout" svg:width="17.271cm" svg:height="12.593cm" svg:x="2.159cm" svg:y="13.271cm" presentation:class="notes" presentation:user-transformed="true">
            <draw:text-box>
              <text:p>JBoss Weld and all CDI implementations has a container, a CDI container</text:p>
              <text:p>This is the framework in which your application executes</text:p>
              <text:p>This container is responsible for implementing all features of CDI</text:p>
              <text:p>Usually you have one container for all applications on the server, but it can be different, maybe you can have one container per application, or it can vary</text:p>
              <text:p>The container is the one that bootstraps or starts your application</text:p>
              <text:p>Manages...</text:p>
              <text:p>Basically it manages all the necessary implementation details to provide CDI features</text:p>
              <text:p/>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anaged bean</text:p>
          </draw:text-box>
        </draw:frame>
        <draw:frame presentation:style-name="pr7" draw:text-style-name="P1" draw:layer="layout" svg:width="25.199cm" svg:height="13.859cm" svg:x="1.4cm" svg:y="4.914cm" presentation:class="outline" presentation:user-transformed="true">
          <draw:text-box>
            <text:list text:style-name="L2">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3" draw:layer="layout" svg:width="17.271cm" svg:height="14.167cm" svg:x="2.159cm" svg:y="13.271cm" presentation:class="notes" presentation:user-transformed="true">
            <draw:text-box>
              <text:p>I have already the word “bean”, but what is a bean?</text:p>
              <text:p>What differentiates beans from normal classes?</text:p>
              <text:p>Beans are special classes that the CDI container can instantiate, and proxy, and do certain operations on it</text:p>
              <text:p>In order to do that, it has some technical restrictions.</text:p>
              <text:p>It needs to have a constructor with no arguments, or it needs to have a constructor annotated with @Inject</text:p>
              <text:p>It cannot be an inner class</text:p>
              <text:p>It cannot be an abstract class, unless it is @Decorator</text:p>
              <text:p>It can not be CDI extension</text:p>
              <text:p>It can not be @Vetoed</text:p>
              <text:p>Most classes fulfill these criteria and are beans, but some are not</text:p>
              <text:p>The most different classes are data classes, where you have a constructor without @Inject that creates final fields, that is not a bean, and CDI can not manage it <text:s/>only with great difficulty</text:p>
              <text:p>TODO final, TODO data classes comparison</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7" draw:text-style-name="P13" draw:layer="layout" svg:width="25.199cm" svg:height="13.859cm" svg:x="1.4cm" svg:y="4.914cm" presentation:class="outline" presentation:user-transformed="true">
          <draw:text-box>
            <text:p text:style-name="P4"><text:span text:style-name="T25">public</text:span><text:span text:style-name="T26"> </text:span><text:span text:style-name="T25">class</text:span><text:span text:style-name="T26"> </text:span><text:span text:style-name="T27">HelloService</text:span><text:span text:style-name="T26"> {</text:span></text:p>
            <text:p text:style-name="P4"><text:span text:style-name="T28"/></text:p>
            <text:p text:style-name="P4"><text:span text:style-name="T26"><text:s text:c="4"/></text:span><text:span text:style-name="T25">public</text:span><text:span text:style-name="T26"> </text:span><text:span text:style-name="T27">String</text:span><text:span text:style-name="T26"> </text:span><text:span text:style-name="T29">hello</text:span><text:span text:style-name="T26"> () {</text:span></text:p>
            <text:p text:style-name="P4"><text:span text:style-name="T26"><text:s text:c="8"/></text:span><text:span text:style-name="T25">return</text:span><text:span text:style-name="T26"> </text:span><text:span text:style-name="T30">"Hello World!"</text:span><text:span text:style-name="T26">;</text:span></text:p>
            <text:p text:style-name="P4"><text:span text:style-name="T26"><text:s text:c="4"/></text:span><text:span text:style-name="T26">}</text:span></text:p>
            <text:p text:style-name="P4"><text:span text:style-name="T28"/></text:p>
            <text:p text:style-name="P4"><text:span text:style-name="T26">}</text:span></text:p>
          </draw:text-box>
        </draw:frame>
        <presentation:notes draw:style-name="dp2">
          <draw:page-thumbnail draw:style-name="gr1" draw:layer="layout" svg:width="13.968cm" svg:height="10.476cm" svg:x="3.81cm" svg:y="2.123cm" draw:page-number="17" presentation:class="page"/>
          <draw:frame presentation:style-name="pr8" draw:text-style-name="P9" draw:layer="layout" svg:width="17.271cm" svg:height="12.572cm" svg:x="2.159cm" svg:y="13.271cm" presentation:class="notes" presentation:user-transformed="true">
            <draw:text-box>
              <text:p><text:span text:style-name="T13">This is an example bean</text:span></text:p>
              <text:p><text:span text:style-name="T13">It’s a class with a default implicit constructor that takes no parameter</text:span></text:p>
              <text:p><text:span text:style-name="T13">It’s not final, not abstract, there’s nothing special in it</text:span></text:p>
              <text:p><text:span text:style-name="T13">CDI can instantiate it, it can proxy it, it can do various technical details with it that is necessary for normal functioning</text:span></text:p>
              <text:p><text:span text:style-name="T13"/></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7" draw:text-style-name="P14" draw:layer="layout" svg:width="25.199cm" svg:height="13.985cm" svg:x="1.4cm" svg:y="4.851cm" presentation:class="outline" presentation:user-transformed="true">
          <draw:text-box>
            <text:p text:style-name="P7"><text:span text:style-name="T25">public</text:span><text:span text:style-name="T26"> </text:span><text:span text:style-name="T25">class</text:span><text:span text:style-name="T26"> </text:span><text:span text:style-name="T27">HelloService</text:span><text:span text:style-name="T26"> {</text:span><text:span text:style-name="T26"><text:line-break/></text:span><text:span text:style-name="T26"><text:line-break/></text:span><text:span text:style-name="T26"> <text:s text:c="3"/></text:span><text:span text:style-name="T25">private</text:span><text:span text:style-name="T26"> </text:span><text:span text:style-name="T25">final</text:span><text:span text:style-name="T26"> </text:span><text:span text:style-name="T27">String</text:span><text:span text:style-name="T26"> </text:span><text:span text:style-name="T31">greeting</text:span><text:span text:style-name="T26">;</text:span><text:span text:style-name="T26"><text:line-break/></text:span><text:span text:style-name="T26"><text:line-break/></text:span><text:span text:style-name="T26"> <text:s text:c="3"/></text:span><text:span text:style-name="T25">public</text:span><text:span text:style-name="T26"> </text:span><text:span text:style-name="T29">HelloService</text:span><text:span text:style-name="T26">(</text:span><text:span text:style-name="T27">String</text:span><text:span text:style-name="T26"> </text:span><text:span text:style-name="T32">greeting</text:span><text:span text:style-name="T26">) {</text:span><text:span text:style-name="T26"><text:line-break/></text:span><text:span text:style-name="T26"> <text:s text:c="7"/></text:span><text:span text:style-name="T25">this</text:span><text:span text:style-name="T26">.</text:span><text:span text:style-name="T31">greeting</text:span><text:span text:style-name="T26"> = </text:span><text:span text:style-name="T33">greeting</text:span><text:span text:style-name="T26">;</text:span><text:span text:style-name="T26"><text:line-break/></text:span><text:span text:style-name="T28"> <text:s text:c="3"/>}</text:span><text:span text:style-name="T28"><text:line-break/></text:span><text:span text:style-name="T28"><text:line-break/></text:span><text:span text:style-name="T26"> <text:s text:c="3"/></text:span><text:span text:style-name="T25">public</text:span><text:span text:style-name="T26"> </text:span><text:span text:style-name="T27">String</text:span><text:span text:style-name="T26"> </text:span><text:span text:style-name="T29">hello</text:span><text:span text:style-name="T26">() {</text:span><text:span text:style-name="T26"><text:line-break/></text:span><text:span text:style-name="T26"> <text:s text:c="7"/></text:span><text:span text:style-name="T25">return</text:span><text:span text:style-name="T26"> </text:span><text:span text:style-name="T31">greeting</text:span><text:span text:style-name="T26">;</text:span><text:span text:style-name="T26"><text:line-break/></text:span><text:span text:style-name="T28"> <text:s text:c="3"/>}</text:span><text:span text:style-name="T28"><text:line-break/></text:span><text:span text:style-name="T28"><text:line-break/></text:span><text:span text:style-name="T28">}</text:span></text:p>
          </draw:text-box>
        </draw:frame>
        <presentation:notes draw:style-name="dp2">
          <draw:page-thumbnail draw:style-name="gr1" draw:layer="layout" svg:width="13.968cm" svg:height="10.476cm" svg:x="3.81cm" svg:y="2.123cm" draw:page-number="18" presentation:class="page"/>
          <draw:frame presentation:style-name="pr8" draw:text-style-name="P3" draw:layer="layout" svg:width="17.271cm" svg:height="12.572cm" svg:x="2.159cm" svg:y="13.271cm" presentation:class="notes" presentation:user-transformed="true">
            <draw:text-box>
              <text:p>This is not a bean, why?</text:p>
              <text:p>Because it has a constructor with parameter that is not @Inject</text:p>
              <text:p>CDI can only handle these cases only with great difficulty</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8" draw:text-style-name="P14" draw:layer="layout" svg:width="25.199cm" svg:height="13.875cm" svg:x="1.4cm" svg:y="4.904cm" presentation:class="outline" presentation:user-transformed="true">
          <draw:text-box>
            <text:p text:style-name="P7"><text:span text:style-name="T25">public</text:span><text:span text:style-name="T26"> </text:span><text:span text:style-name="T25">class</text:span><text:span text:style-name="T26"> </text:span><text:span text:style-name="T27">HelloService</text:span><text:span text:style-name="T26"> {</text:span><text:span text:style-name="T26"><text:line-break/></text:span><text:span text:style-name="T26"><text:line-break/></text:span><text:span text:style-name="T26"> <text:s text:c="3"/></text:span><text:span text:style-name="T25">private</text:span><text:span text:style-name="T26"> </text:span><text:span text:style-name="T25">final</text:span><text:span text:style-name="T26"> </text:span><text:span text:style-name="T27">String</text:span><text:span text:style-name="T26"> </text:span><text:span text:style-name="T31">greeting</text:span><text:span text:style-name="T26">;</text:span><text:span text:style-name="T26"><text:line-break/></text:span><text:span text:style-name="T26"><text:line-break/></text:span><text:span text:style-name="T26"> <text:s text:c="3"/></text:span><text:span text:style-name="T34">@Inject</text:span><text:span text:style-name="T34"><text:line-break/></text:span><text:span text:style-name="T26"> <text:s text:c="3"/></text:span><text:span text:style-name="T25">public</text:span><text:span text:style-name="T26"> </text:span><text:span text:style-name="T29">HelloService</text:span><text:span text:style-name="T26">(</text:span><text:span text:style-name="T34">@Greeting</text:span><text:span text:style-name="T26"> </text:span><text:span text:style-name="T27">String</text:span><text:span text:style-name="T26"> </text:span><text:span text:style-name="T32">greeting</text:span><text:span text:style-name="T26">) {</text:span><text:span text:style-name="T26"><text:line-break/></text:span><text:span text:style-name="T26"> <text:s text:c="7"/></text:span><text:span text:style-name="T25">this</text:span><text:span text:style-name="T26">.</text:span><text:span text:style-name="T31">greeting</text:span><text:span text:style-name="T26"> = </text:span><text:span text:style-name="T33">greeting</text:span><text:span text:style-name="T26">;</text:span><text:span text:style-name="T26"><text:line-break/></text:span><text:span text:style-name="T28"> <text:s text:c="3"/>}</text:span><text:span text:style-name="T28"><text:line-break/></text:span><text:span text:style-name="T28"><text:line-break/></text:span><text:span text:style-name="T26"> <text:s text:c="3"/></text:span><text:span text:style-name="T25">public</text:span><text:span text:style-name="T26"> </text:span><text:span text:style-name="T27">String</text:span><text:span text:style-name="T26"> </text:span><text:span text:style-name="T29">hello</text:span><text:span text:style-name="T26">() {</text:span><text:span text:style-name="T26"><text:line-break/></text:span><text:span text:style-name="T26"> <text:s text:c="7"/></text:span><text:span text:style-name="T25">return</text:span><text:span text:style-name="T26"> </text:span><text:span text:style-name="T31">greeting</text:span><text:span text:style-name="T26">;</text:span><text:span text:style-name="T26"><text:line-break/></text:span><text:span text:style-name="T28"> <text:s text:c="3"/>}</text:span><text:span text:style-name="T28"><text:line-break/></text:span><text:span text:style-name="T28"><text:line-break/></text:span><text:span text:style-name="T28">}</text:span></text:p>
          </draw:text-box>
        </draw:frame>
        <presentation:notes draw:style-name="dp2">
          <draw:page-thumbnail draw:style-name="gr1" draw:layer="layout" svg:width="13.968cm" svg:height="10.476cm" svg:x="3.81cm" svg:y="2.123cm" draw:page-number="19" presentation:class="page"/>
          <draw:frame presentation:style-name="pr8" draw:text-style-name="P3" draw:layer="layout" svg:width="17.271cm" svg:height="12.572cm" svg:x="2.159cm" svg:y="13.271cm" presentation:class="notes" presentation:user-transformed="true">
            <draw:text-box>
              <text:p>We can easily create a bean from it by adding @Inject</text:p>
              <text:p>And we have also added a qualifier, I will talk about it later</text:p>
              <text:p>Basically this is a bean, CDI will recognize it, then it can inject it somewhere, it will recognize it should use this constructor for the injection, and it should look up a greeting with the qualifier @Greeting</text:p>
              <text:p>Not just any string, but a string that is @Greeting</text:p>
              <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7" draw:text-style-name="P1" draw:layer="layout" svg:width="25.199cm" svg:height="13.859cm" svg:x="1.4cm" svg:y="4.914cm" presentation:class="outline" presentation:user-transformed="true">
          <draw:text-box>
            <text:list text:style-name="L2">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draw:page-thumbnail draw:style-name="gr1" draw:layer="layout" svg:width="13.968cm" svg:height="10.476cm" svg:x="3.81cm" svg:y="2.123cm" draw:page-number="20" presentation:class="page"/>
          <draw:frame presentation:style-name="pr9" draw:text-style-name="P3" draw:layer="layout" svg:width="17.271cm" svg:height="15.741cm" svg:x="2.159cm" svg:y="13.271cm" presentation:class="notes" presentation:user-transformed="true">
            <draw:text-box>
              <text:p>Okay, dependency injection</text:p>
              <text:p>Since you have some Spring experience, or at least one of you has, you should already know some dependency injection</text:p>
              <text:p>Inversion of control</text:p>
              <text:p>What this means is that, instead of creating dependencies by hand, we request them from outside</text:p>
              <text:p>We basically separate the construction and use of objects, we construct the objects or beans outside, and we use them inside our class</text:p>
              <text:p>Why is this good? Because we decouple the dependency creation from the usage, which makes it flexible, replacable, testable, readable</text:p>
              <text:p>We do not use hardcoded objects, rather we request them from outside, and some outside configuration can provide it for us, depending on...</text:p>
              <text:p>For example if we are testing we need a different configuration, different dependencies, than when we are in a live system</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7" draw:text-style-name="P1" draw:layer="layout" svg:width="25.199cm" svg:height="13.859cm" svg:x="1.4cm" svg:y="4.914cm" presentation:class="outline" presentation:user-transformed="true">
          <draw:text-box>
            <text:list text:style-name="L2">
              <text:list-item>
                <text:p>CDI</text:p>
              </text:list-item>
              <text:list-item>
                <text:p>Dagger</text:p>
              </text:list-item>
              <text:list-item>
                <text:p>Guice</text:p>
              </text:list-item>
              <text:list-item>
                <text:p>PicoContainer</text:p>
              </text:list-item>
              <text:list-item>
                <text:p>Play Framework</text:p>
              </text:list-item>
              <text:list-item>
                <text:p>Spring</text:p>
              </text:list-item>
            </text:list>
          </draw:text-box>
        </draw:frame>
        <presentation:notes draw:style-name="dp2">
          <draw:page-thumbnail draw:style-name="gr1" draw:layer="layout" svg:width="13.968cm" svg:height="10.476cm" svg:x="3.81cm" svg:y="2.123cm" draw:page-number="21" presentation:class="page"/>
          <draw:frame presentation:style-name="pr8" draw:text-style-name="P3" draw:layer="layout" svg:width="17.271cm" svg:height="12.572cm" svg:x="2.159cm" svg:y="13.271cm" presentation:class="notes" presentation:user-transformed="true">
            <draw:text-box>
              <text:p>There are some dependency injection frameworks</text:p>
              <text:p>...</text:p>
              <text:p>We already mentioned CDI and Spring</text:p>
              <text:p>I have no experience with the others so I apologize but <text:s/>I can not tell more about them</text:p>
              <text:p/>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35">private</text:span><text:span text:style-name="T36"> </text:span><text:span text:style-name="T37">HelloService</text:span><text:span text:style-name="T36"> </text:span><text:span text:style-name="T39">hello</text:span><text:span text:style-name="T36">;</text:span></text:p>
            <text:p text:style-name="P4"><text:span text:style-name="T38"/></text:p>
            <text:p text:style-name="P4"><text:span text:style-name="T36"><text:s text:c="4"/></text:span><text:span text:style-name="T40">@Inject</text:span></text:p>
            <text:p text:style-name="P4"><text:span text:style-name="T36"><text:s text:c="4"/></text:span><text:span text:style-name="T35">public</text:span><text:span text:style-name="T36"> </text:span><text:span text:style-name="T41">GreeterClient</text:span><text:span text:style-name="T36"> (</text:span><text:span text:style-name="T37">HelloService</text:span><text:span text:style-name="T36"> </text:span><text:span text:style-name="T42">hello</text:span><text:span text:style-name="T36">) {</text:span></text:p>
            <text:p text:style-name="P4"><text:span text:style-name="T36"><text:s text:c="8"/></text:span><text:span text:style-name="T35">this</text:span><text:span text:style-name="T36">.hello = </text:span><text:span text:style-name="T43">hello</text:span><text:span text:style-name="T36">;</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22" presentation:class="page"/>
          <draw:frame presentation:style-name="pr8" draw:text-style-name="P3" draw:layer="layout" svg:width="17.271cm" svg:height="12.572cm" svg:x="2.159cm" svg:y="13.271cm" presentation:class="notes">
            <draw:text-box>
              <text:p>There are three types of dependency injection within CDI: Constructor, field, and method injection.</text:p>
              <text:p>Constructor injection where you hold your dependencies in a constructor as parameters.</text:p>
              <text:p>Okay I phrased that badly...</text:p>
              <text:p>When you have a constructor annotated with @Inject that accepts your dependencies, and then does something with them, for example store them.</text:p>
              <text:p>TODO @PostConstruct</text:p>
              <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35">private</text:span><text:span text:style-name="T36"> </text:span><text:span text:style-name="T37">HelloService</text:span><text:span text:style-name="T36"> </text:span><text:span text:style-name="T39">hello</text:span><text:span text:style-name="T36">;</text:span></text:p>
            <text:p text:style-name="P4"><text:span text:style-name="T38"/></text:p>
            <text:p text:style-name="P4"><text:span text:style-name="T36"><text:s text:c="4"/></text:span><text:span text:style-name="T40">@Inject</text:span></text:p>
            <text:p text:style-name="P4"><text:span text:style-name="T36"><text:s text:c="4"/></text:span><text:span text:style-name="T35">public</text:span><text:span text:style-name="T36"> </text:span><text:span text:style-name="T35">void</text:span><text:span text:style-name="T36"> </text:span><text:span text:style-name="T41">setService</text:span><text:span text:style-name="T36"> (</text:span><text:span text:style-name="T37">HelloService</text:span><text:span text:style-name="T36"> </text:span><text:span text:style-name="T42">hello</text:span><text:span text:style-name="T36">) {</text:span></text:p>
            <text:p text:style-name="P4"><text:span text:style-name="T36"><text:s text:c="8"/></text:span><text:span text:style-name="T35">this</text:span><text:span text:style-name="T36">.</text:span><text:span text:style-name="T39">hello</text:span><text:span text:style-name="T36"> = </text:span><text:span text:style-name="T43">hello</text:span><text:span text:style-name="T36">;</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23" presentation:class="page"/>
          <draw:frame presentation:style-name="pr8"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37">HelloService</text:span><text:span text:style-name="T36"> </text:span><text:span text:style-name="T39">hello</text:span><text:span text:style-name="T36">;</text:span></text:p>
            <text:p text:style-name="P4"><text:span text:style-name="T38"/></text:p>
            <text:p text:style-name="P4"><text:span text:style-name="T36"><text:s text:c="4"/></text:span><text:span text:style-name="T35">public</text:span><text:span text:style-name="T36"> </text:span><text:span text:style-name="T35">void</text:span><text:span text:style-name="T36"> </text:span><text:span text:style-name="T41">displayHello</text:span><text:span text:style-name="T36"> () {</text:span></text:p>
            <text:p text:style-name="P4"><text:span text:style-name="T36"><text:s text:c="8"/></text:span><text:span text:style-name="T44">display</text:span><text:span text:style-name="T36">(</text:span><text:span text:style-name="T39">hello</text:span><text:span text:style-name="T36">.hello());</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24" presentation:class="page"/>
          <draw:frame presentation:style-name="pr19" draw:text-style-name="P3" draw:layer="layout" svg:width="17.271cm" svg:height="23.611cm" svg:x="2.159cm" svg:y="13.271cm" presentation:class="notes" presentation:user-transformed="true">
            <draw:text-box>
              <text:p>And finally there is also field injection.</text:p>
              <text:p>Within GRA we use field injection.</text:p>
              <text:p>All of these methods have their pros and cons.</text:p>
              <text:p>In GRA we settled on field injection.</text:p>
              <text:p>But from what I understand, in Spring Boot it’s more like constructor injection is the standard.</text:p>
              <text:p>Feel free to experiment with it, I do not know which is best.</text:p>
              <text:p>I can only comment that in constructor injection, the injection happens during construction time.</text:p>
              <text:p>So within the constructor you can already use your dependencies, but with setter and field injection this is not the case.</text:p>
              <text:p>With setter and field injections, your constructor will run before injection, and the constructor will not have access to dependencies. All of these fields will be null when you run your constructor.</text:p>
              <text:p>Setter injection I think is more like for compatibility with implicitly and explicitly generated getters and setters.</text:p>
              <text:p>Personally I like field injection the best, I think that’s the most straightforward.</text:p>
              <text:p>I forgot sorry, constructor injection, dependencies are available at construction time, but constructor injection has a very huge drawback, you cannot create circular dependencies with it.</text:p>
              <text:p>That’s important, if you want to create a bean A and a bean B, which inject each other, that’s not possible with constructor injection. That’s only possible with setter or field injection.</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0" draw:text-style-name="P15" draw:layer="layout" svg:width="25.199cm" svg:height="13.989cm" svg:x="1.4cm" svg:y="4.849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45">HelloService</text:span><text:span text:style-name="T36"> </text:span><text:span text:style-name="T39">hello</text:span><text:span text:style-name="T36">;</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37">EmailService</text:span><text:span text:style-name="T36"> </text:span><text:span text:style-name="T39">email</text:span><text:span text:style-name="T36">;</text:span></text:p>
            <text:p text:style-name="P4"><text:span text:style-name="T38"/></text:p>
            <text:p text:style-name="P4"><text:span text:style-name="T36"><text:s text:c="4"/></text:span><text:span text:style-name="T35">public</text:span><text:span text:style-name="T36"> </text:span><text:span text:style-name="T35">void</text:span><text:span text:style-name="T36"> </text:span><text:span text:style-name="T41">sendHello</text:span><text:span text:style-name="T36"> () {</text:span></text:p>
            <text:p text:style-name="P4"><text:span text:style-name="T36"><text:s text:c="8"/></text:span><text:span text:style-name="T39">email</text:span><text:span text:style-name="T36">.</text:span><text:span text:style-name="T44">send</text:span><text:span text:style-name="T36">(</text:span><text:span text:style-name="T39">hello</text:span><text:span text:style-name="T36">.</text:span><text:span text:style-name="T44">hello</text:span><text:span text:style-name="T36">());</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25" presentation:class="page"/>
          <draw:frame presentation:style-name="pr8" draw:text-style-name="P9" draw:layer="layout" svg:width="17.271cm" svg:height="12.572cm" svg:x="2.159cm" svg:y="13.271cm" presentation:class="notes">
            <draw:text-box>
              <text:p><text:span text:style-name="T13">CDI has type safety.</text:span></text:p>
              <text:p><text:span text:style-name="T13">If you have an injection point with a type, CDI will only inject or try to inject those beans that conform to this particular type.</text:span></text:p>
              <text:p><text:span text:style-name="T13">You don’t have names, extensive external configurations, you inject it by type.</text:span></text:p>
              <text:p><text:span text:style-name="T13">This very simplifies development, but you have to be aware of some drawbacks.</text:span></text:p>
              <text:p><text:span text:style-name="T13">Like if you have multiple implementations, it won’t be able to decide which to inject.</text:span></text:p>
              <text:p><text:span text:style-name="T13">In this example we have a GreeterClient, which depends on a HelloServicec and an EmailService, and it sends an email with a hello text.</text:span></text:p>
              <text:p><text:span text:style-name="T13"/></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37">Service</text:span><text:span text:style-name="T36">&lt;</text:span><text:span text:style-name="T37">Hello</text:span><text:span text:style-name="T36">&gt; </text:span><text:span text:style-name="T39">hello</text:span><text:span text:style-name="T36">;</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37">Service</text:span><text:span text:style-name="T36">&lt;</text:span><text:span text:style-name="T37">Email</text:span><text:span text:style-name="T36">&gt; </text:span><text:span text:style-name="T39">email</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26" presentation:class="page"/>
          <draw:frame presentation:style-name="pr8" draw:text-style-name="P3" draw:layer="layout" svg:width="17.271cm" svg:height="12.572cm" svg:x="2.159cm" svg:y="13.271cm" presentation:class="notes">
            <draw:text-box>
              <text:p>Java has a disgusting property that it erases the types of generics.</text:p>
              <text:p>I don’t know how, but CDI somehow circumvents this.</text:p>
              <text:p>So if you inject a Service&lt;Hello&gt; and a Service&lt;Email&gt;, that will be fine CDI wise.</text:p>
              <text:p>I don’t know how does CDI do this, I think it gives some metadata or something like that. I don’t know.</text:p>
              <text:p>But anyway, on a JVM level you don’t have this kind of differentiation. Right?</text:p>
              <text:p>On a JVM level the virtual machine only sees Service and Service.</text:p>
              <text:p/>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interface</text:span><text:span text:style-name="T36"> </text:span><text:span text:style-name="T46">HelloService</text:span><text:span text:style-name="T36"> {</text:span></text:p>
            <text:p text:style-name="P4"><text:span text:style-name="T36"/></text:p>
            <text:p text:style-name="P4"><text:span text:style-name="T36"><text:s text:c="4"/></text:span><text:span text:style-name="T35">public</text:span><text:span text:style-name="T36"> </text:span><text:span text:style-name="T37">String</text:span><text:span text:style-name="T36"> </text:span><text:span text:style-name="T41">hello</text:span><text:span text:style-name="T36"> ();</text:span></text:p>
            <text:p text:style-name="P4"><text:span text:style-name="T36"/></text:p>
            <text:p text:style-name="P4"><text:span text:style-name="T36">}</text:span></text:p>
          </draw:text-box>
        </draw:frame>
        <presentation:notes draw:style-name="dp2">
          <draw:page-thumbnail draw:style-name="gr1" draw:layer="layout" svg:width="13.968cm" svg:height="10.476cm" svg:x="3.81cm" svg:y="2.123cm" draw:page-number="27" presentation:class="page"/>
          <draw:frame presentation:style-name="pr8" draw:text-style-name="P9" draw:layer="layout" svg:width="17.271cm" svg:height="12.572cm" svg:x="2.159cm" svg:y="13.271cm" presentation:class="notes">
            <draw:text-box>
              <text:p><text:span text:style-name="T13">Interfaces can be injected too.</text:span></text:p>
              <text:p><text:span text:style-name="T13">So CDI will look up the implementations for a certain interface, and will automatically find the implementations and inject them, if it can inject them.</text:span></text:p>
              <text:p><text:span text:style-name="T13">It can still only inject only one type, so only one implementation could be available.</text:span></text:p>
              <text:p><text:span text:style-name="T13">We will see an exception from this.</text:span></text:p>
              <text:p><text:span text:style-name="T13"/></text:p>
              <text:p><text:span text:style-name="T13"/></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7" draw:text-style-name="P16" draw:layer="layout" svg:width="25.199cm" svg:height="13.859cm" svg:x="1.4cm" svg:y="4.914cm" presentation:class="outline" presentation:user-transformed="true">
          <draw:text-box>
            <text:p text:style-name="P4"><text:span text:style-name="T47">org.jboss.weld.exceptions.DeploymentException</text:span><text:span text:style-name="T48">: WELD-001408: Unsatisfied dependencies for type HelloService with qualifiers @Default</text:span></text:p>
            <text:p text:style-name="P4"><text:span text:style-name="T49"><text:s text:c="2"/></text:span><text:span text:style-name="T49">at injection point [BackedAnnotatedField] @Inject private GreeterClient.hello</text:span></text:p>
            <text:p text:style-name="P4"><text:span text:style-name="T49"><text:s text:c="2"/></text:span><text:span text:style-name="T49">at GreeterClient.hello(</text:span><text:span text:style-name="T47">GreeterClient.java:0</text:span><text:span text:style-name="T49">)</text:span></text:p>
            <text:p text:style-name="P4"><text:span text:style-name="T50"/></text:p>
          </draw:text-box>
        </draw:frame>
        <presentation:notes draw:style-name="dp2">
          <draw:page-thumbnail draw:style-name="gr1" draw:layer="layout" svg:width="13.968cm" svg:height="10.476cm" svg:x="3.81cm" svg:y="2.123cm" draw:page-number="28" presentation:class="page"/>
          <draw:frame presentation:style-name="pr8" draw:text-style-name="P3" draw:layer="layout" svg:width="17.271cm" svg:height="12.572cm" svg:x="2.159cm" svg:y="13.271cm" presentation:class="notes" presentation:user-transformed="true">
            <draw:text-box>
              <text:p>First of all, if your interface is not implemented, CDI will not start your application basically. It will complain about Unsatisfied dependencies.</text:p>
              <text:p>CDI only sees the interface, it cannot inject anything, because there is no implementation.</text:p>
              <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1" draw:text-style-name="P17" draw:layer="layout" svg:width="25.199cm" svg:height="14.111cm" svg:x="1.4cm" svg:y="4.914cm" presentation:class="outline" presentation:user-transformed="true">
          <draw:text-box>
            <text:p text:style-name="P4"><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 text:c="4"/></text:span><text:span text:style-name="T56">@Override</text:span></text:p>
            <text:p text:style-name="P4"><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Hello World!"</text:span><text:span text:style-name="T52">;</text:span></text:p>
            <text:p text:style-name="P4"><text:span text:style-name="T52"><text:s text:c="4"/></text:span><text:span text:style-name="T52">}</text:span></text:p>
            <text:p text:style-name="P4"><text:span text:style-name="T55"/></text:p>
            <text:p text:style-name="P4"><text:span text:style-name="T52">}</text:span></text:p>
            <text:p text:style-name="P4"><text:span text:style-name="T52"/></text:p>
            <text:p text:style-name="P4"><text:span text:style-name="T51">public</text:span><text:span text:style-name="T52"> </text:span><text:span text:style-name="T51">class</text:span><text:span text:style-name="T52"> </text:span><text:span text:style-name="T53">HungarianHelloService</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 text:c="4"/></text:span><text:span text:style-name="T56">@Override</text:span></text:p>
            <text:p text:style-name="P4"><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Helló Világ!"</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29" presentation:class="page"/>
          <draw:frame presentation:style-name="pr8" draw:text-style-name="P3" draw:layer="layout" svg:width="17.271cm" svg:height="12.572cm" svg:x="2.159cm" svg:y="13.271cm" presentation:class="notes" presentation:user-transformed="true">
            <draw:text-box>
              <text:p>And if you have more than one implementations, like an English and a Hungarian HelloService,</text:p>
              <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7" draw:text-style-name="P16" draw:layer="layout" svg:width="25.199cm" svg:height="13.859cm" svg:x="1.4cm" svg:y="4.914cm" presentation:class="outline" presentation:user-transformed="true">
          <draw:text-box>
            <text:p text:style-name="P4"><text:span text:style-name="T47">org.jboss.weld.exceptions.DeploymentException</text:span><text:span text:style-name="T48">: WELD-001409: Ambiguous dependencies for type HelloService with qualifiers @Default</text:span></text:p>
            <text:p text:style-name="P4"><text:span text:style-name="T49"><text:s text:c="2"/></text:span><text:span text:style-name="T49">at injection point [BackedAnnotatedField] @Inject private GreeterClient.hello</text:span></text:p>
            <text:p text:style-name="P4"><text:span text:style-name="T49"><text:s text:c="2"/></text:span><text:span text:style-name="T49">at GreeterClient.hello(</text:span><text:span text:style-name="T47">GreeterClient.java:0</text:span><text:span text:style-name="T49">)</text:span></text:p>
            <text:p text:style-name="P4"><text:span text:style-name="T49"><text:s text:c="2"/></text:span><text:span text:style-name="T49">Possible dependencies: </text:span></text:p>
            <text:p text:style-name="P4"><text:span text:style-name="T49"><text:s text:c="2"/></text:span><text:span text:style-name="T49">- Managed Bean [class HungarianHelloService] with qualifiers [@Any @Default],</text:span></text:p>
            <text:p text:style-name="P4"><text:span text:style-name="T49"><text:s text:c="2"/></text:span><text:span text:style-name="T49">- Managed Bean [class EnglishHelloService] with qualifiers [@Any @Default]</text:span></text:p>
            <text:p text:style-name="P4"><text:span text:style-name="T50"/></text:p>
          </draw:text-box>
        </draw:frame>
        <presentation:notes draw:style-name="dp2">
          <draw:page-thumbnail draw:style-name="gr1" draw:layer="layout" svg:width="13.968cm" svg:height="10.476cm" svg:x="3.81cm" svg:y="2.123cm" draw:page-number="30" presentation:class="page"/>
          <draw:frame presentation:style-name="pr8" draw:text-style-name="P3" draw:layer="layout" svg:width="17.271cm" svg:height="12.572cm" svg:x="2.159cm" svg:y="13.271cm" presentation:class="notes" presentation:user-transformed="true">
            <draw:text-box>
              <text:p text:style-name="P18"><text:s/>then it will also throw an error.</text:p>
              <text:p text:style-name="P18">Because it cannot decide which implementation to inject in place of the interface.</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7" draw:text-style-name="P15" draw:layer="layout" svg:width="25.199cm" svg:height="13.859cm" svg:x="1.4cm" svg:y="4.914cm" presentation:class="outline" presentation:user-transformed="true">
          <draw:text-box>
            <text:list text:style-name="L2">
              <text:list-item>
                <text:p>Annotations that help container pick a bean</text:p>
              </text:list-item>
            </text:list>
            <text:p text:style-name="P4"><text:span text:style-name="T40"/></text:p>
            <text:p text:style-name="P4"><text:span text:style-name="T56">@Qualifier</text:span></text:p>
            <text:p text:style-name="P4"><text:span text:style-name="T56">@Retention</text:span><text:span text:style-name="T52">(</text:span><text:span text:style-name="T59">RUNTIME</text:span><text:span text:style-name="T52">)</text:span></text:p>
            <text:p text:style-name="P4"><text:span text:style-name="T56">@Target</text:span><text:span text:style-name="T52">({</text:span><text:span text:style-name="T59">FIELD</text:span><text:span text:style-name="T52">, </text:span><text:span text:style-name="T59">TYPE</text:span><text:span text:style-name="T52">, </text:span><text:span text:style-name="T59">METHOD</text:span><text:span text:style-name="T52">, </text:span><text:span text:style-name="T59">PARAMETER</text:span><text:span text:style-name="T52">})</text:span></text:p>
            <text:p text:style-name="P4"><text:span text:style-name="T51">public</text:span><text:span text:style-name="T52"> </text:span><text:span text:style-name="T51">@interface</text:span><text:span text:style-name="T52"> </text:span><text:span text:style-name="T56">English</text:span><text:span text:style-name="T52"> {</text:span></text:p>
            <text:p text:style-name="P4"><text:span text:style-name="T52">}</text:span></text:p>
            <text:p text:style-name="P4"><text:span text:style-name="T52"/></text:p>
            <text:p text:style-name="P4"><text:span text:style-name="T56">@Qualifier</text:span></text:p>
            <text:p text:style-name="P4"><text:span text:style-name="T56">@Retention</text:span><text:span text:style-name="T52">(</text:span><text:span text:style-name="T59">RUNTIME</text:span><text:span text:style-name="T52">)</text:span></text:p>
            <text:p text:style-name="P4"><text:span text:style-name="T56">@Target</text:span><text:span text:style-name="T52">({</text:span><text:span text:style-name="T59">FIELD</text:span><text:span text:style-name="T52">, </text:span><text:span text:style-name="T59">TYPE</text:span><text:span text:style-name="T52">, </text:span><text:span text:style-name="T59">METHOD</text:span><text:span text:style-name="T52">, </text:span><text:span text:style-name="T59">PARAMETER</text:span><text:span text:style-name="T52">})</text:span></text:p>
            <text:p text:style-name="P4"><text:span text:style-name="T51">public</text:span><text:span text:style-name="T52"> </text:span><text:span text:style-name="T51">@interface</text:span><text:span text:style-name="T52"> </text:span><text:span text:style-name="T56">Hungarian</text:span><text:span text:style-name="T52"> {</text:span></text:p>
            <text:p text:style-name="P4"><text:span text:style-name="T52">}</text:span></text:p>
          </draw:text-box>
        </draw:frame>
        <presentation:notes draw:style-name="dp2">
          <draw:page-thumbnail draw:style-name="gr1" draw:layer="layout" svg:width="13.968cm" svg:height="10.476cm" svg:x="3.81cm" svg:y="2.123cm" draw:page-number="31" presentation:class="page"/>
          <draw:frame presentation:style-name="pr8" draw:text-style-name="P3" draw:layer="layout" svg:width="17.271cm" svg:height="12.572cm" svg:x="2.159cm" svg:y="13.271cm" presentation:class="notes">
            <draw:text-box>
              <text:p text:style-name="P18">One tool that helps you in determining which implementation to inject are the qualifiers.</text:p>
              <text:p text:style-name="P18">I have already shown you qualifiers with the @ annotations, @Source database and @Target database.</text:p>
              <text:p text:style-name="P18">Likewise we have examples for these qualifiers, @English and @Hungarian.</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2" draw:text-style-name="P17" draw:layer="layout" svg:width="25.199cm" svg:height="15.771cm" svg:x="1.4cm" svg:y="3.958cm" presentation:class="outline" presentation:user-transformed="true">
          <draw:text-box>
            <text:p text:style-name="P4"><text:span text:style-name="T56">@English</text:span></text:p>
            <text:p text:style-name="P4"><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4"><text:span text:style-name="T52"/></text:p>
            <text:p text:style-name="P4"><text:span text:style-name="T52"><text:s text:c="4"/></text:span><text:span text:style-name="T56">@Override</text:span></text:p>
            <text:p text:style-name="P4"><text:span text:style-name="T56"><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Hello World!"</text:span><text:span text:style-name="T52">;</text:span></text:p>
            <text:p text:style-name="P4"><text:span text:style-name="T52"><text:s text:c="4"/></text:span><text:span text:style-name="T52">}</text:span></text:p>
            <text:p text:style-name="P4"><text:span text:style-name="T52"/></text:p>
            <text:p text:style-name="P4"><text:span text:style-name="T55">}</text:span></text:p>
            <text:p text:style-name="P4"><text:span text:style-name="T52"/></text:p>
            <text:p text:style-name="P4"><text:span text:style-name="T56">@Hungarian</text:span></text:p>
            <text:p text:style-name="P4"><text:span text:style-name="T51">public</text:span><text:span text:style-name="T52"> </text:span><text:span text:style-name="T51">class</text:span><text:span text:style-name="T52"> </text:span><text:span text:style-name="T53">HungarianHelloService</text:span><text:span text:style-name="T52"> </text:span><text:span text:style-name="T51">implements</text:span><text:span text:style-name="T52"> </text:span><text:span text:style-name="T54">HelloService</text:span><text:span text:style-name="T52"> {</text:span></text:p>
            <text:p text:style-name="P4"><text:span text:style-name="T52"/></text:p>
            <text:p text:style-name="P4"><text:span text:style-name="T52"><text:s text:c="4"/></text:span><text:span text:style-name="T56">@Override</text:span></text:p>
            <text:p text:style-name="P4"><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Helló Világ!"</text:span><text:span text:style-name="T52">;</text:span></text:p>
            <text:p text:style-name="P4"><text:span text:style-name="T52"><text:s text:c="4"/></text:span><text:span text:style-name="T52">}</text:span></text:p>
            <text:p text:style-name="P4"><text:span text:style-name="T52"/></text:p>
            <text:p text:style-name="P4"><text:span text:style-name="T55">}</text:span></text:p>
          </draw:text-box>
        </draw:frame>
        <presentation:notes draw:style-name="dp2">
          <draw:page-thumbnail draw:style-name="gr1" draw:layer="layout" svg:width="13.968cm" svg:height="10.476cm" svg:x="3.81cm" svg:y="2.123cm" draw:page-number="32" presentation:class="page"/>
          <draw:frame presentation:style-name="pr8" draw:text-style-name="P3" draw:layer="layout" svg:width="17.271cm" svg:height="12.572cm" svg:x="2.159cm" svg:y="13.271cm" presentation:class="notes">
            <draw:text-box>
              <text:p text:style-name="P18">Basically you qualify your beans with @English or @Hungarian, with a qualifier.</text:p>
              <text:p text:style-name="P18"/>
              <text:p text:style-name="P18"/>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7" draw:text-style-name="P17" draw:layer="layout" svg:width="25.199cm" svg:height="13.859cm" svg:x="1.4cm" svg:y="4.914cm" presentation:class="outline" presentation:user-transformed="true">
          <draw:text-box>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2"/></text:p>
            <text:p text:style-name="P4"><text:span text:style-name="T52"><text:s text:c="4"/></text:span><text:span text:style-name="T56">@Inject</text:span></text:p>
            <text:p text:style-name="P4"><text:span text:style-name="T56"><text:s text:c="4"/></text:span><text:span text:style-name="T56">@English</text:span></text:p>
            <text:p text:style-name="P4"><text:span text:style-name="T56"><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p>
            <text:p text:style-name="P4"><text:span text:style-name="T52">}</text:span></text:p>
            <text:p text:style-name="P4"><text:span text:style-name="T55"/></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2"/></text:p>
            <text:p text:style-name="P4"><text:span text:style-name="T52"><text:s text:c="4"/></text:span><text:span text:style-name="T56">@Inject</text:span></text:p>
            <text:p text:style-name="P4"><text:span text:style-name="T56"><text:s text:c="4"/></text:span><text:span text:style-name="T56">@Hungarian</text:span></text:p>
            <text:p text:style-name="P4"><text:span text:style-name="T56"><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p>
            <text:p text:style-name="P4"><text:span text:style-name="T52">}</text:span></text:p>
          </draw:text-box>
        </draw:frame>
        <presentation:notes draw:style-name="dp2">
          <draw:page-thumbnail draw:style-name="gr1" draw:layer="layout" svg:width="13.968cm" svg:height="10.476cm" svg:x="3.81cm" svg:y="2.123cm" draw:page-number="33" presentation:class="page"/>
          <draw:frame presentation:style-name="pr8" draw:text-style-name="P3" draw:layer="layout" svg:width="17.271cm" svg:height="12.572cm" svg:x="2.159cm" svg:y="13.271cm" presentation:class="notes">
            <draw:text-box>
              <text:p text:style-name="P18">Then when you inject them, you also tell which to inject, the @English or the @Hungarian greeter.</text:p>
              <text:p text:style-name="P18">Or the @Source database and the @Target database.</text:p>
              <text:p text:style-name="P18">There could be many implementations, but you are only curious about one implementation.</text:p>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7" draw:text-style-name="P17" draw:layer="layout" svg:width="25.199cm" svg:height="13.859cm" svg:x="1.4cm" svg:y="4.914cm" presentation:class="outline" presentation:user-transformed="true">
          <draw:text-box>
            <text:p text:style-name="P4"><text:span text:style-name="T56">@Qualifier</text:span></text:p>
            <text:p text:style-name="P4"><text:span text:style-name="T56">@Retention</text:span><text:span text:style-name="T52">(</text:span><text:span text:style-name="T59">RUNTIME</text:span><text:span text:style-name="T52">)</text:span></text:p>
            <text:p text:style-name="P4"><text:span text:style-name="T56">@Target</text:span><text:span text:style-name="T52">({</text:span><text:span text:style-name="T59">FIELD</text:span><text:span text:style-name="T52">, </text:span><text:span text:style-name="T59">TYPE</text:span><text:span text:style-name="T52">, </text:span><text:span text:style-name="T59">METHOD</text:span><text:span text:style-name="T52">, </text:span><text:span text:style-name="T59">PARAMETER</text:span><text:span text:style-name="T52">})</text:span></text:p>
            <text:p text:style-name="P4"><text:span text:style-name="T51">public</text:span><text:span text:style-name="T52"> </text:span><text:span text:style-name="T51">@interface</text:span><text:span text:style-name="T52"> </text:span><text:span text:style-name="T56">Language</text:span><text:span text:style-name="T52"> {</text:span></text:p>
            <text:p text:style-name="P4"><text:span text:style-name="T55"/></text:p>
            <text:p text:style-name="P4"><text:span text:style-name="T52"><text:s text:c="4"/></text:span><text:span text:style-name="T61">Languages</text:span><text:span text:style-name="T52"> </text:span><text:span text:style-name="T57">value</text:span><text:span text:style-name="T52"> ();</text:span></text:p>
            <text:p text:style-name="P4"><text:span text:style-name="T55"/></text:p>
            <text:p text:style-name="P4"><text:span text:style-name="T52"><text:s text:c="4"/></text:span><text:span text:style-name="T51">public</text:span><text:span text:style-name="T52"> </text:span><text:span text:style-name="T51">enum</text:span><text:span text:style-name="T52"> </text:span><text:span text:style-name="T61">Languages</text:span><text:span text:style-name="T52"> {</text:span></text:p>
            <text:p text:style-name="P4"><text:span text:style-name="T55"/></text:p>
            <text:p text:style-name="P4"><text:span text:style-name="T52"><text:s text:c="8"/></text:span><text:span text:style-name="T59">ENGLISH</text:span><text:span text:style-name="T52">,</text:span></text:p>
            <text:p text:style-name="P4"><text:span text:style-name="T52"><text:s text:c="8"/></text:span><text:span text:style-name="T59">HUNGARIAN</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34" presentation:class="page"/>
          <draw:frame presentation:style-name="pr8" draw:text-style-name="P3" draw:layer="layout" svg:width="17.271cm" svg:height="12.572cm" svg:x="2.159cm" svg:y="13.271cm" presentation:class="notes">
            <draw:text-box>
              <text:p>Qualifiers can have members, like with @Language.</text:p>
              <text:p>ENGLISH or HUNGARIAN.</text:p>
              <text:p/>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2" draw:text-style-name="P17" draw:layer="layout" svg:width="25.199cm" svg:height="15.771cm" svg:x="1.4cm" svg:y="3.95cm" presentation:class="outline" presentation:user-transformed="true">
          <draw:text-box>
            <text:p text:style-name="P4"><text:span text:style-name="T56">@Language</text:span><text:span text:style-name="T52">(</text:span><text:span text:style-name="T59">ENGLISH</text:span><text:span text:style-name="T52">)</text:span></text:p>
            <text:p text:style-name="P4"><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 text:c="4"/></text:span><text:span text:style-name="T56">@Override</text:span></text:p>
            <text:p text:style-name="P4"><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Hello World!"</text:span><text:span text:style-name="T52">;</text:span></text:p>
            <text:p text:style-name="P4"><text:span text:style-name="T52"><text:s text:c="4"/></text:span><text:span text:style-name="T52">}</text:span></text:p>
            <text:p text:style-name="P4"><text:span text:style-name="T55"/></text:p>
            <text:p text:style-name="P4"><text:span text:style-name="T52">}</text:span></text:p>
            <text:p text:style-name="P4"><text:span text:style-name="T52"/></text:p>
            <text:p text:style-name="P4"><text:span text:style-name="T56">@Language</text:span><text:span text:style-name="T52">(</text:span><text:span text:style-name="T59">HUNGARIAN</text:span><text:span text:style-name="T52">)</text:span></text:p>
            <text:p text:style-name="P4"><text:span text:style-name="T51">public</text:span><text:span text:style-name="T52"> </text:span><text:span text:style-name="T51">class</text:span><text:span text:style-name="T52"> </text:span><text:span text:style-name="T53">HungarianHelloService</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 text:c="4"/></text:span><text:span text:style-name="T56">@Override</text:span></text:p>
            <text:p text:style-name="P4"><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Helló Világ!"</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35" presentation:class="page"/>
          <draw:frame presentation:style-name="pr8" draw:text-style-name="P9" draw:layer="layout" svg:width="17.271cm" svg:height="12.572cm" svg:x="2.159cm" svg:y="13.271cm" presentation:class="notes">
            <draw:text-box>
              <text:p><text:span text:style-name="T13">It is possible t o do this, @Language(ENGLISH) or @Language(HUNGARIAN).</text:span></text:p>
              <text:p><text:span text:style-name="T13"/></text:p>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7" draw:text-style-name="P17" draw:layer="layout" svg:width="25.199cm" svg:height="13.859cm" svg:x="1.4cm" svg:y="5.455cm" presentation:class="outline" presentation:user-transformed="true">
          <draw:text-box>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p>
            <text:p text:style-name="P4"><text:span text:style-name="T56"><text:s text:c="4"/></text:span><text:span text:style-name="T56">@Language</text:span><text:span text:style-name="T52">(</text:span><text:span text:style-name="T59">ENGLISH</text:span><text:span text:style-name="T52">)</text:span></text:p>
            <text:p text:style-name="P4"><text:span text:style-name="T57"><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pan></text:p>
            <text:p text:style-name="P4"><text:span text:style-name="T52"/></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2"/></text:p>
            <text:p text:style-name="P4"><text:span text:style-name="T52"><text:s text:c="4"/></text:span><text:span text:style-name="T56">@Inject</text:span></text:p>
            <text:p text:style-name="P4"><text:span text:style-name="T56"><text:s text:c="4"/></text:span><text:span text:style-name="T56">@Language</text:span><text:span text:style-name="T52">(</text:span><text:span text:style-name="T59">HUNGARIAN</text:span><text:span text:style-name="T52">)</text:span></text:p>
            <text:p text:style-name="P4"><text:span text:style-name="T57"><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p>
            <text:p text:style-name="P4"><text:span text:style-name="T52">}</text:span></text:p>
          </draw:text-box>
        </draw:frame>
        <presentation:notes draw:style-name="dp2">
          <draw:page-thumbnail draw:style-name="gr1" draw:layer="layout" svg:width="13.968cm" svg:height="10.476cm" svg:x="3.81cm" svg:y="2.123cm" draw:page-number="36" presentation:class="page"/>
          <draw:frame presentation:style-name="pr8" draw:text-style-name="P9" draw:layer="layout" svg:width="17.271cm" svg:height="12.572cm" svg:x="2.159cm" svg:y="13.271cm" presentation:class="notes">
            <draw:text-box>
              <text:p><text:span text:style-name="T13">And at the injection point, @Inject @Language(ENGLISH), @Inject @Language(HUNGARIAN)</text:span></text:p>
              <text:p><text:span text:style-name="T13"/></text:p>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7" draw:text-style-name="P17" draw:layer="layout" svg:width="25.199cm" svg:height="13.859cm" svg:x="1.4cm" svg:y="4.908cm" presentation:class="outline" presentation:user-transformed="true">
          <draw:text-box>
            <text:p text:style-name="P4"><text:span text:style-name="T56">@English</text:span></text:p>
            <text:p text:style-name="P4"><text:span text:style-name="T56">@Console</text:span></text:p>
            <text:p text:style-name="P4"><text:span text:style-name="T56">@Secured</text:span></text:p>
            <text:p text:style-name="P4"><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pan></text:p>
            <text:p text:style-name="P4"><text:span text:style-name="T52"/></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2"/></text:p>
            <text:p text:style-name="P4"><text:span text:style-name="T52"><text:s text:c="4"/></text:span><text:span text:style-name="T56">@Inject</text:span></text:p>
            <text:p text:style-name="P4"><text:span text:style-name="T52"><text:s text:c="4"/></text:span><text:span text:style-name="T56">@English</text:span></text:p>
            <text:p text:style-name="P4"><text:span text:style-name="T52"><text:s text:c="4"/></text:span><text:span text:style-name="T56">@Console</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37" presentation:class="page"/>
          <draw:frame presentation:style-name="pr16" draw:text-style-name="P3" draw:layer="layout" svg:width="17.271cm" svg:height="12.593cm" svg:x="2.159cm" svg:y="13.271cm" presentation:class="notes" presentation:user-transformed="true">
            <draw:text-box>
              <text:p>You can have multiple qualifiers.</text:p>
              <text:p>When you have a lot of implementations, and you want one very specific implementation, you can also do that.</text:p>
              <text:p>For example @English @Console @Secured, a HelloService that speaks English, that says hello to the console, and I don’t know, has some security features.</text:p>
              <text:p>At client you can inject for example @English @Console, which will inject this.</text:p>
              <text:p>The @Secured implementation is present on the bean, but not on the injection point, but this is still acceptable right?</text:p>
              <text:p>Because @English and @Console is there, and we search for an implementation that has @English and @Console.</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7" draw:text-style-name="P17" draw:layer="layout" svg:width="25.199cm" svg:height="13.859cm" svg:x="1.4cm" svg:y="4.908cm" presentation:class="outline" presentation:user-transformed="true">
          <draw:text-box>
            <text:p text:style-name="P4"><text:span text:style-name="T56">@English</text:span></text:p>
            <text:p text:style-name="P4"><text:span text:style-name="T56">@Secured</text:span></text:p>
            <text:p text:style-name="P4"><text:span text:style-name="T51">public</text:span><text:span text:style-name="T52"> </text:span><text:span text:style-name="T51">class</text:span><text:span text:style-name="T52"> </text:span><text:span text:style-name="T53">EnglishHelloService</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pan></text:p>
            <text:p text:style-name="P4"><text:span text:style-name="T52"/></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2"/></text:p>
            <text:p text:style-name="P4"><text:span text:style-name="T52"><text:s text:c="4"/></text:span><text:span text:style-name="T56">@Inject</text:span></text:p>
            <text:p text:style-name="P4"><text:span text:style-name="T52"><text:s text:c="4"/></text:span><text:span text:style-name="T56">@English</text:span></text:p>
            <text:p text:style-name="P4"><text:span text:style-name="T52"><text:s text:c="4"/></text:span><text:span text:style-name="T56">@Console</text:span></text:p>
            <text:p text:style-name="P4"><text:span text:style-name="T52"><text:s text:c="4"/></text:span><text:span text:style-name="T56">@Secured</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38" presentation:class="page"/>
          <draw:frame presentation:style-name="pr8" draw:text-style-name="P9" draw:layer="layout" svg:width="17.271cm" svg:height="12.572cm" svg:x="2.159cm" svg:y="13.271cm" presentation:class="notes">
            <draw:text-box>
              <text:p><text:span text:style-name="T13">But it does not work the other way around.</text:span></text:p>
              <text:p><text:span text:style-name="T13">If our implementation is only @English @Secured, but we want an @English @Console @Secured, then CDI will not find the implementation, because there is no @Console qualifier on our implementation.</text:span></text:p>
              <text:p><text:span text:style-name="T13">So you have to be careful that you always pick the appropriate qualified implementation.</text:span></text:p>
              <text:p><text:span text:style-name="T13"/></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7" draw:text-style-name="P19" draw:layer="layout" svg:width="25.199cm" svg:height="13.859cm" svg:x="1.4cm" svg:y="4.914cm" presentation:class="outline" presentation:user-transformed="true">
          <draw:text-box>
            <text:p text:style-name="P4"><text:span text:style-name="T62">org.jboss.weld.exceptions.DeploymentException</text:span><text:span text:style-name="T63">: WELD-001408: Unsatisfied dependencies for type HelloService with qualifiers @Secured @English @Console</text:span></text:p>
            <text:p text:style-name="P4"><text:span text:style-name="T64"><text:s text:c="2"/></text:span><text:span text:style-name="T64">at injection point [BackedAnnotatedField] @Inject @English @Console @Secured private GreeterClient.hello</text:span></text:p>
            <text:p text:style-name="P4"><text:span text:style-name="T64"><text:s text:c="2"/></text:span><text:span text:style-name="T64">at GreeterClient.hello(</text:span><text:span text:style-name="T62">GreeterClient.java:0</text:span><text:span text:style-name="T64">)</text:span></text:p>
            <text:p text:style-name="P4"><text:span text:style-name="T64">WELD-001475: The following beans match by type, but none have matching qualifiers:</text:span></text:p>
            <text:p text:style-name="P4"><text:span text:style-name="T64"><text:s text:c="2"/></text:span><text:span text:style-name="T64">- Managed Bean [class HungarianHelloService] with qualifiers [@Secured @Hungarian @Any],</text:span></text:p>
            <text:p text:style-name="P4"><text:span text:style-name="T64"><text:s text:c="2"/></text:span><text:span text:style-name="T64">- Managed Bean [class EnglishHelloService] with qualifiers [@Secured @English @Any]</text:span></text:p>
            <text:p text:style-name="P4"><text:span text:style-name="T65"/></text:p>
          </draw:text-box>
        </draw:frame>
        <presentation:notes draw:style-name="dp2">
          <draw:page-thumbnail draw:style-name="gr1" draw:layer="layout" svg:width="13.968cm" svg:height="10.476cm" svg:x="3.81cm" svg:y="2.123cm" draw:page-number="39" presentation:class="page"/>
          <draw:frame presentation:style-name="pr8" draw:text-style-name="P3" draw:layer="layout" svg:width="17.271cm" svg:height="12.572cm" svg:x="2.159cm" svg:y="13.271cm" presentation:class="notes" presentation:user-transformed="true">
            <draw:text-box>
              <text:p>Beans match by type, but none have matching qualifiers.</text:p>
              <text:p>This is a slightly cryptic but otherwise straightforward message.</text:p>
              <text:p>Unsatisifed dependencies for type HelloService blahblahblah</text:p>
              <text:p>The following beans match by type, but none have matching qualifiers: ...</text:p>
              <text:p>So basically we want @Secured @English @Console but there is only @Secured @English and @Secured @Hungarian.</text:p>
              <text:p>The @Any is a special annotation, I will talk about it later.</text:p>
              <text:p/>
              <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erved qualifiers</text:p>
          </draw:text-box>
        </draw:frame>
        <draw:frame presentation:style-name="pr23" draw:text-style-name="P20" draw:layer="layout" svg:width="25.199cm" svg:height="15.643cm" svg:x="1.4cm" svg:y="4.913cm" presentation:class="outline" presentation:user-transformed="true">
          <draw:text-box>
            <text:list text:style-name="L2">
              <text:list-item>
                <text:p><text:span text:style-name="T66">@Any</text:span></text:p>
                <text:list>
                  <text:list-item>
                    <text:p><text:span text:style-name="T66">Present on all beans except @New</text:span></text:p>
                  </text:list-item>
                  <text:list-item>
                    <text:p><text:span text:style-name="T66">Can be used to query all implementations of a type</text:span></text:p>
                  </text:list-item>
                </text:list>
              </text:list-item>
              <text:list-item>
                <text:p><text:span text:style-name="T66">@Default</text:span></text:p>
                <text:list>
                  <text:list-item>
                    <text:p><text:span text:style-name="T66">Present on all beans except @Named</text:span></text:p>
                  </text:list-item>
                </text:list>
              </text:list-item>
              <text:list-item>
                <text:p><text:span text:style-name="T66">@Alternative</text:span></text:p>
                <text:list>
                  <text:list-item>
                    <text:p><text:span text:style-name="T66">Bean is disabled by default, has to be explicitly enabled</text:span></text:p>
                  </text:list-item>
                </text:list>
              </text:list-item>
              <text:list-item>
                <text:p><text:span text:style-name="T66">@Named</text:span></text:p>
                <text:list>
                  <text:list-item>
                    <text:p><text:span text:style-name="T66">Exposes the bean for JSF, JSP, EL, JBatch, etc...</text:span></text:p>
                  </text:list-item>
                </text:list>
              </text:list-item>
              <text:list-item>
                <text:p><text:span text:style-name="T66">@New</text:span></text:p>
                <text:list>
                  <text:list-item>
                    <text:p><text:span text:style-name="T66">Used to obtain a new bean on demand.</text:span></text:p>
                  </text:list-item>
                  <text:list-item>
                    <text:p><text:span text:style-name="T66">Deprecated</text:span></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24" draw:text-style-name="P3" draw:layer="layout" svg:width="17.271cm" svg:height="18.889cm" svg:x="2.159cm" svg:y="13.271cm" presentation:class="notes" presentation:user-transformed="true">
            <draw:text-box>
              <text:p>Okay not later, right now okay.</text:p>
              <text:p>We have some reserved qualifiers in CDI.</text:p>
              <text:p>@Any is the default qualifier that CDI automatically puts on all beans, except those created by @New.</text:p>
              <text:p>It is useful if you want to query all implementations at runtime. I will show you how to do that.</text:p>
              <text:p>@Default is also present on all beans except @Named.</text:p>
              <text:p>@Alternative you can tag your implementations as alternative, which are disabled by default. If you have 5 implementations and 4 of them have @Alternative, then CDI by default will use the 5<text:span text:style-name="T67">th</text:span> implementation.</text:p>
              <text:p>All the alternative implementations are disabled, they are only used if they are enabled specifically, for example within a testing environment.</text:p>
              <text:p>@Named you can give your bean a name, this is necessary because older technologies used name based dependency injection. JSF, JSP, EL, JBatch all use named implementations, and CDI had to maintain compatibility with them.</text:p>
              <text:p>@New this was used to obtain a new bean on demand, it is deprecated. Preferably if you can, don’t try to create your own bean, always query CDI for the appropriate bean.</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ther annotations</text:p>
          </draw:text-box>
        </draw:frame>
        <draw:frame presentation:style-name="pr25" draw:text-style-name="P1" draw:layer="layout" svg:width="25.199cm" svg:height="13.859cm" svg:x="1.4cm" svg:y="4.914cm" presentation:class="outline" presentation:user-transformed="true">
          <draw:text-box>
            <text:list text:style-name="L2">
              <text:list-item>
                <text:p>Annotations are necessary for compatibility</text:p>
                <text:list>
                  <text:list-item>
                    <text:p>@Vetoed removes a bean from CDI control</text:p>
                  </text:list-item>
                  <text:list-item>
                    <text:p>@Resource is needed to access JEE resources</text:p>
                  </text:list-item>
                  <text:list-item>
                    <text:p>@PersistenceContext for JPA</text:p>
                  </text:list-item>
                  <text:list-item>
                    <text:p>@PersistenceUnit for JPA</text:p>
                  </text:list-item>
                  <text:list-item>
                    <text:p>@EJB for remote EJB</text:p>
                  </text:list-item>
                  <text:list-item>
                    <text:p>@WebServiceRef</text:p>
                  </text:list-item>
                  <text:list-item>
                    <text:p>@Typed</text:p>
                  </text:list-item>
                  <text:list-item>
                    <text:p>...</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8" draw:text-style-name="P3" draw:layer="layout" svg:width="17.271cm" svg:height="12.572cm" svg:x="2.159cm" svg:y="13.271cm" presentation:class="notes" presentation:user-transformed="true">
            <draw:text-box>
              <text:p>There are also some other annotations, again these are introduced to maintain compatibility to all the technologies.</text:p>
              <text:p>@Vetoed removes a bean from CDI control, if you don’t want it to be discovered by CDI, if you don’t want it to be injected into other applications or libraries, you can veto your class.</text:p>
              <text:p>@Resource is needed to access Java EE resources.</text:p>
              <text:p>@PersistenceContext ...</text:p>
              <text:p>@PersistenceUnit ...</text:p>
              <text:p>There was a question about Hibernate, CDI also has some support for Hibernate or JPA.</text:p>
              <text:p>@EJB for remove EJB beans.</text:p>
              <text:p>@WebServiceRef and @Type</text:p>
              <text:p>I don’t know what half of these things do.</text:p>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6" draw:text-style-name="P21" draw:layer="layout" svg:width="25.199cm" svg:height="14.941cm" svg:x="1.4cm" svg:y="4.914cm" presentation:class="outline" presentation:user-transformed="true">
          <draw:text-box>
            <text:p text:style-name="P4"><text:span text:style-name="T56">@RequestScoped</text:span></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span text:style-name="T57"> </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 text:c="4"/></text:span><text:span text:style-name="T51">public</text:span><text:span text:style-name="T52"> </text:span><text:span text:style-name="T57">GreeterClient</text:span><text:span text:style-name="T52"> () {</text:span></text:p>
            <text:p text:style-name="P4"><text:span text:style-name="T52"><text:s text:c="8"/></text:span><text:span text:style-name="T53">System</text:span><text:span text:style-name="T52">.</text:span><text:span text:style-name="T59">out</text:span><text:span text:style-name="T52">.println(</text:span><text:span text:style-name="T58">"Constructor "</text:span><text:span text:style-name="T52"> + </text:span><text:span text:style-name="T60">hello</text:span><text:span text:style-name="T52">);</text:span></text:p>
            <text:p text:style-name="P4"><text:span text:style-name="T52"><text:s text:c="4"/></text:span><text:span text:style-name="T52">}</text:span></text:p>
            <text:p text:style-name="P4"><text:span text:style-name="T55"/></text:p>
            <text:p text:style-name="P4"><text:span text:style-name="T52"><text:s text:c="4"/></text:span><text:span text:style-name="T56">@PostConstruct</text:span><text:span text:style-name="T57"> </text:span><text:span text:style-name="T51">public</text:span><text:span text:style-name="T52"> </text:span><text:span text:style-name="T51">void</text:span><text:span text:style-name="T52"> </text:span><text:span text:style-name="T57">init</text:span><text:span text:style-name="T52"> () {</text:span></text:p>
            <text:p text:style-name="P4"><text:span text:style-name="T52"><text:s text:c="8"/></text:span><text:span text:style-name="T53">System</text:span><text:span text:style-name="T52">.</text:span><text:span text:style-name="T59">out</text:span><text:span text:style-name="T52">.println(</text:span><text:span text:style-name="T58">"@PostConstruct "</text:span><text:span text:style-name="T52"> + </text:span><text:span text:style-name="T60">hello</text:span><text:span text:style-name="T52">);</text:span></text:p>
            <text:p text:style-name="P4"><text:span text:style-name="T52"><text:s text:c="4"/></text:span><text:span text:style-name="T52">}</text:span></text:p>
            <text:p text:style-name="P4"><text:span text:style-name="T55"/></text:p>
            <text:p text:style-name="P4"><text:span text:style-name="T52"><text:s text:c="4"/></text:span><text:span text:style-name="T56">@PreDestroy</text:span><text:span text:style-name="T57"> </text:span><text:span text:style-name="T51">public</text:span><text:span text:style-name="T52"> </text:span><text:span text:style-name="T51">void</text:span><text:span text:style-name="T52"> </text:span><text:span text:style-name="T57">teardown</text:span><text:span text:style-name="T52"> () {</text:span></text:p>
            <text:p text:style-name="P4"><text:span text:style-name="T52"><text:s text:c="8"/></text:span><text:span text:style-name="T53">System</text:span><text:span text:style-name="T52">.</text:span><text:span text:style-name="T59">out</text:span><text:span text:style-name="T52">.println(</text:span><text:span text:style-name="T58">"@PreDestroy "</text:span><text:span text:style-name="T52"> + </text:span><text:span text:style-name="T60">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42" presentation:class="page"/>
          <draw:frame presentation:style-name="pr11" draw:text-style-name="P3" draw:layer="layout" svg:width="17.271cm" svg:height="25.185cm" svg:x="2.159cm" svg:y="13.271cm" presentation:class="notes" presentation:user-transformed="true">
            <draw:text-box>
              <text:p>TODO PostActivate and PrePassivate</text:p>
              <text:p>There are some callbacks.</text:p>
              <text:p>Do you remember that I told you, when we use field or setter injection, you can not access your dependencies within constructors.</text:p>
              <text:p>CDI offers an alternative mechanism to do some initialization logic, after the dependencies are injected into your bean.</text:p>
              <text:p>This is called @PostConstruct and @PreDestroy annotations, you can put these annotations on methods.</text:p>
              <text:p>In this example we have a greeter client, which is by default request scoped. When you put this bean into a web application, and you provide some primitive client for it, then for every request it will print out to console a null, because this helloservice is not injected...</text:p>
              <text:p>Sorry I should elaborate more, I will talk more about request scoped and other scopes later, but yeah, for the moment all you need to know is this bean is constructed before every request, and torn down after every request.</text:p>
              <text:p>Basically CDI creates a new of this client every single time you make a request to your application, to this specific class.</text:p>
              <text:p>When CDI constructs it, the HelloService is not injected. Then after it injects all dependencies, it calls this @PostConstruct method, which will display whatever is the tostring of the helloservice, and before it tears it down it also prints the tostring of the helloservice.</text:p>
              <text:p/>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46">Instance</text:span><text:span text:style-name="T36">&lt;</text:span><text:span text:style-name="T46">HelloService</text:span><text:span text:style-name="T36">&gt; </text:span><text:span text:style-name="T39">hello</text:span><text:span text:style-name="T36">;</text:span></text:p>
            <text:p text:style-name="P4"><text:span text:style-name="T38"/></text:p>
            <text:p text:style-name="P4"><text:span text:style-name="T36"><text:s text:c="4"/></text:span><text:span text:style-name="T35">public</text:span><text:span text:style-name="T36"> </text:span><text:span text:style-name="T35">void</text:span><text:span text:style-name="T36"> </text:span><text:span text:style-name="T41">hello</text:span><text:span text:style-name="T36"> () {</text:span></text:p>
            <text:p text:style-name="P4"><text:span text:style-name="T36"><text:s text:c="8"/></text:span><text:span text:style-name="T44">display</text:span><text:span text:style-name="T36">(</text:span><text:span text:style-name="T39">hello</text:span><text:span text:style-name="T36">.</text:span><text:span text:style-name="T44">get</text:span><text:span text:style-name="T36">().</text:span><text:span text:style-name="T44">hello</text:span><text:span text:style-name="T36">());</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43" presentation:class="page"/>
          <draw:frame presentation:style-name="pr27" draw:text-style-name="P3" draw:layer="layout" svg:width="17.271cm" svg:height="21.25cm" svg:x="2.159cm" svg:y="13.271cm" presentation:class="notes" presentation:user-transformed="true">
            <draw:text-box>
              <text:p>It’s also possible to defer the CDI injection until runtime.</text:p>
              <text:p>By default CDI constructs the entire necessary bean graph that is necessary to fulfill your request. For example to start application, or fulfill a request, or do something within a session.</text:p>
              <text:p>Then when the construction of the bean graph fails, CDI will not start your application or your request.</text:p>
              <text:p>We have already seen an example for this, two examples in fact, when we were playing around with the interfaces. If the interface had 0 implementation CDI did not start, if the interface had multiple implementations CDI did not start because it could not decide which to instantiate.</text:p>
              <text:p>In this case you can defer this decision until runtime, then you can inject an Instance instead of the type itself. We inject an Instance&lt;HelloService&gt; here instead of HelloService, and within the hello method we request such HelloService instance from CDI with the get method. And on that instance we call the hello method.</text:p>
              <text:p>This get call is what queries CDI for an appropriate HelloService implementation. If you do have such an appropriate and only one implementation, then CDI will crash runtime. It is up to you to programmatically test this, it is not up to CDI to check your code during compilations for errors like this.</text:p>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7" draw:text-style-name="P15" draw:layer="layout" svg:width="25.199cm" svg:height="13.859cm" svg:x="1.4cm" svg:y="4.914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46">Instance</text:span><text:span text:style-name="T36">&lt;</text:span><text:span text:style-name="T46">HelloService</text:span><text:span text:style-name="T36">&gt; </text:span><text:span text:style-name="T39">hello</text:span><text:span text:style-name="T36">;</text:span></text:p>
            <text:p text:style-name="P4"><text:span text:style-name="T38"/></text:p>
            <text:p text:style-name="P4"><text:span text:style-name="T36"><text:s text:c="4"/></text:span><text:span text:style-name="T35">public</text:span><text:span text:style-name="T36"> </text:span><text:span text:style-name="T35">void</text:span><text:span text:style-name="T36"> </text:span><text:span text:style-name="T41">hello</text:span><text:span text:style-name="T36"> () {</text:span></text:p>
            <text:p text:style-name="P4"><text:span text:style-name="T36"><text:s text:c="8"/></text:span><text:span text:style-name="T35">if</text:span><text:span text:style-name="T36">( </text:span><text:span text:style-name="T39">hello</text:span><text:span text:style-name="T36">.isResolvable() ){</text:span></text:p>
            <text:p text:style-name="P4"><text:span text:style-name="T36"><text:s text:c="12"/></text:span><text:span text:style-name="T44">display</text:span><text:span text:style-name="T36">(</text:span><text:span text:style-name="T39">hello</text:span><text:span text:style-name="T36">.</text:span><text:span text:style-name="T44">get</text:span><text:span text:style-name="T36">().</text:span><text:span text:style-name="T44">hello</text:span><text:span text:style-name="T36">());</text:span></text:p>
            <text:p text:style-name="P4"><text:span text:style-name="T36"><text:s text:c="8"/></text:span><text:span text:style-name="T36">}</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44" presentation:class="page"/>
          <draw:frame presentation:style-name="pr8" draw:text-style-name="P3" draw:layer="layout" svg:width="17.271cm" svg:height="12.572cm" svg:x="2.159cm" svg:y="13.271cm" presentation:class="notes">
            <draw:text-box>
              <text:p>Thankfully CDI also offers tools to check whether such a particular suitable and only one implementation exists. This isResolvable method will return true if there is an implementation and there is only one implementation. If there is no such implementation you could implement some other logic for example.</text:p>
              <text:p/>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0" draw:text-style-name="P15" draw:layer="layout" svg:width="25.199cm" svg:height="13.989cm" svg:x="1.4cm" svg:y="4.849cm" presentation:class="outline" presentation:user-transformed="true">
          <draw:text-box>
            <text:p text:style-name="P4"><text:span text:style-name="T35">public</text:span><text:span text:style-name="T36"> </text:span><text:span text:style-name="T35">class</text:span><text:span text:style-name="T36"> </text:span><text:span text:style-name="T37">GreeterClient</text:span><text:span text:style-name="T36"> {</text:span></text:p>
            <text:p text:style-name="P4"><text:span text:style-name="T38"/></text:p>
            <text:p text:style-name="P4"><text:span text:style-name="T36"><text:s text:c="4"/></text:span><text:span text:style-name="T40">@Any</text:span></text:p>
            <text:p text:style-name="P4"><text:span text:style-name="T36"><text:s text:c="4"/></text:span><text:span text:style-name="T40">@Inject</text:span></text:p>
            <text:p text:style-name="P4"><text:span text:style-name="T36"><text:s text:c="4"/></text:span><text:span text:style-name="T35">private</text:span><text:span text:style-name="T36"> </text:span><text:span text:style-name="T46">Instance</text:span><text:span text:style-name="T36">&lt;</text:span><text:span text:style-name="T46">HelloService</text:span><text:span text:style-name="T36">&gt; </text:span><text:span text:style-name="T39">services</text:span><text:span text:style-name="T36">;</text:span></text:p>
            <text:p text:style-name="P4"><text:span text:style-name="T38"/></text:p>
            <text:p text:style-name="P4"><text:span text:style-name="T36"><text:s text:c="4"/></text:span><text:span text:style-name="T35">public</text:span><text:span text:style-name="T36"> </text:span><text:span text:style-name="T35">void</text:span><text:span text:style-name="T36"> </text:span><text:span text:style-name="T41">hello</text:span><text:span text:style-name="T36"> () {</text:span></text:p>
            <text:p text:style-name="P4"><text:span text:style-name="T36"><text:s text:c="8"/></text:span><text:span text:style-name="T35">for</text:span><text:span text:style-name="T36">( </text:span><text:span text:style-name="T46">HelloService</text:span><text:span text:style-name="T36"> </text:span><text:span text:style-name="T42">service</text:span><text:span text:style-name="T36"> : </text:span><text:span text:style-name="T39">services</text:span><text:span text:style-name="T36"> ){</text:span></text:p>
            <text:p text:style-name="P4"><text:span text:style-name="T36"><text:s text:c="12"/></text:span><text:span text:style-name="T44">display</text:span><text:span text:style-name="T36">(</text:span><text:span text:style-name="T43">service</text:span><text:span text:style-name="T36">.</text:span><text:span text:style-name="T44">hello</text:span><text:span text:style-name="T36">());</text:span></text:p>
            <text:p text:style-name="P4"><text:span text:style-name="T36"><text:s text:c="8"/></text:span><text:span text:style-name="T36">}</text:span></text:p>
            <text:p text:style-name="P4"><text:span text:style-name="T36"><text:s text:c="4"/></text:span><text:span text:style-name="T36">}</text:span></text:p>
            <text:p text:style-name="P4"><text:span text:style-name="T38"/></text:p>
            <text:p text:style-name="P4"><text:span text:style-name="T36">}</text:span></text:p>
          </draw:text-box>
        </draw:frame>
        <presentation:notes draw:style-name="dp2">
          <draw:page-thumbnail draw:style-name="gr1" draw:layer="layout" svg:width="13.968cm" svg:height="10.476cm" svg:x="3.81cm" svg:y="2.123cm" draw:page-number="45" presentation:class="page"/>
          <draw:frame presentation:style-name="pr8" draw:text-style-name="P3" draw:layer="layout" svg:width="17.271cm" svg:height="12.572cm" svg:x="2.159cm" svg:y="13.271cm" presentation:class="notes">
            <draw:text-box>
              <text:p>You could iterate on this instance.</text:p>
              <text:p>For that you have to add @Any annotation to the Instance. @Any @Inject Instance.</text:p>
              <text:p>And then you can iterate through all the HelloService implementations, not necessary one, it can be zero implementations, it can be one particular implementation, but it can be two or more implementations.</text:p>
              <text:p>We use this in GRA, we query all the possible actions on a record with such a construct.</text:p>
              <text:p>TODO strategy pattern</text:p>
              <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7" draw:text-style-name="P22" draw:layer="layout" svg:width="25.199cm" svg:height="13.859cm" svg:x="1.4cm" svg:y="4.913cm" presentation:class="outline" presentation:user-transformed="true">
          <draw:text-box>
            <text:p text:style-name="P4"><text:span text:style-name="T68">public</text:span><text:span text:style-name="T69"> </text:span><text:span text:style-name="T68">class</text:span><text:span text:style-name="T69"> </text:span><text:span text:style-name="T70">GreeterClient</text:span><text:span text:style-name="T69"> {</text:span></text:p>
            <text:p text:style-name="P4"><text:span text:style-name="T71"/></text:p>
            <text:p text:style-name="P4"><text:span text:style-name="T69"><text:s text:c="4"/></text:span><text:span text:style-name="T72">@Any</text:span></text:p>
            <text:p text:style-name="P4"><text:span text:style-name="T69"><text:s text:c="4"/></text:span><text:span text:style-name="T72">@Inject</text:span></text:p>
            <text:p text:style-name="P4"><text:span text:style-name="T69"><text:s text:c="4"/></text:span><text:span text:style-name="T68">private</text:span><text:span text:style-name="T69"> </text:span><text:span text:style-name="T73">Instance</text:span><text:span text:style-name="T69">&lt;</text:span><text:span text:style-name="T73">HelloService</text:span><text:span text:style-name="T69">&gt; </text:span><text:span text:style-name="T74">services</text:span><text:span text:style-name="T69">;</text:span></text:p>
            <text:p text:style-name="P4"><text:span text:style-name="T71"/></text:p>
            <text:p text:style-name="P4"><text:span text:style-name="T69"><text:s text:c="4"/></text:span><text:span text:style-name="T68">public</text:span><text:span text:style-name="T69"> </text:span><text:span text:style-name="T68">void</text:span><text:span text:style-name="T69"> </text:span><text:span text:style-name="T75">hello</text:span><text:span text:style-name="T69"> () {</text:span></text:p>
            <text:p text:style-name="P4"><text:span text:style-name="T69"><text:s text:c="8"/></text:span><text:span text:style-name="T73">Annotation</text:span><text:span text:style-name="T69"> </text:span><text:span text:style-name="T76">qualifier</text:span><text:span text:style-name="T69"> = </text:span><text:span text:style-name="T68">new</text:span><text:span text:style-name="T69"> </text:span><text:span text:style-name="T77">AnnotationLiteral</text:span><text:span text:style-name="T69">&lt;</text:span><text:span text:style-name="T72">English</text:span><text:span text:style-name="T69">&gt;() {};</text:span></text:p>
            <text:p text:style-name="P4"><text:span text:style-name="T69"><text:s text:c="8"/></text:span><text:span text:style-name="T73">HelloService</text:span><text:span text:style-name="T69"> </text:span><text:span text:style-name="T76">service</text:span><text:span text:style-name="T69"> = </text:span><text:span text:style-name="T74">services</text:span><text:span text:style-name="T69">.</text:span><text:span text:style-name="T78">select</text:span><text:span text:style-name="T69">(</text:span><text:span text:style-name="T79">qualifier</text:span><text:span text:style-name="T69">).</text:span><text:span text:style-name="T78">get</text:span><text:span text:style-name="T69">();</text:span></text:p>
            <text:p text:style-name="P4"><text:span text:style-name="T69"><text:s text:c="8"/></text:span><text:span text:style-name="T78">display</text:span><text:span text:style-name="T69">(</text:span><text:span text:style-name="T79">service</text:span><text:span text:style-name="T69">.</text:span><text:span text:style-name="T78">hello</text:span><text:span text:style-name="T69">());</text:span></text:p>
            <text:p text:style-name="P4"><text:span text:style-name="T69"><text:s text:c="4"/></text:span><text:span text:style-name="T69">}</text:span></text:p>
            <text:p text:style-name="P4"><text:span text:style-name="T71"/></text:p>
            <text:p text:style-name="P4"><text:span text:style-name="T69">}</text:span></text:p>
          </draw:text-box>
        </draw:frame>
        <presentation:notes draw:style-name="dp2">
          <draw:page-thumbnail draw:style-name="gr1" draw:layer="layout" svg:width="13.968cm" svg:height="10.476cm" svg:x="3.81cm" svg:y="2.123cm" draw:page-number="46" presentation:class="page"/>
          <draw:frame presentation:style-name="pr28" draw:text-style-name="P3" draw:layer="layout" svg:width="17.271cm" svg:height="13.38cm" svg:x="2.159cm" svg:y="13.271cm" presentation:class="notes" presentation:user-transformed="true">
            <draw:text-box>
              <text:p>Qualifiers can also be applied to Instance.</text:p>
              <text:p>Runtime selection, we can runtime apply qualifiers to this Instance.</text:p>
              <text:p>For example here we create an annotation with new AnnotationLiteral&lt;English&gt;, and we can instance.select(qualifier).get(), and we can say hello in English.</text:p>
              <text:p>This code basically just creates some metaobject metadata for CDI, so it knows to query the @English annotation for the beans, and we select for this specific @English qualifier, and then we get the one possible implementation from those that fulfill this criteria.</text:p>
              <text:p>I think you can also add the @English qualifier before Instance, I am not sure, now that I mention it I am not sure, I will have to test it out, or you can test it.</text:p>
              <text:p/>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7" draw:text-style-name="P1" draw:layer="layout" svg:width="25.199cm" svg:height="13.859cm" svg:x="1.4cm" svg:y="4.914cm" presentation:class="outline" presentation:user-transformed="true">
          <draw:text-box>
            <text:list text:style-name="L2">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draw:page-thumbnail draw:style-name="gr1" draw:layer="layout" svg:width="13.968cm" svg:height="10.476cm" svg:x="3.81cm" svg:y="2.123cm" draw:page-number="47" presentation:class="page"/>
          <draw:frame presentation:style-name="pr8" draw:text-style-name="P9" draw:layer="layout" svg:width="17.271cm" svg:height="12.572cm" svg:x="2.159cm" svg:y="13.271cm" presentation:class="notes" presentation:user-transformed="true">
            <draw:text-box>
              <text:p><text:span text:style-name="T13">Contexts</text:span></text:p>
              <text:p><text:span text:style-name="T13">I have mention the RequestScoped context.</text:span></text:p>
              <text:p><text:span text:style-name="T13">Basically these contextes determine bean lifecycle and behavior.</text:span></text:p>
              <text:p><text:span text:style-name="T13">Bean is a singleton within a given context</text:span></text:p>
              <text:p><text:span text:style-name="T13">Scope annotations are used to inform container, how to deal with the lifecycle.</text:span></text:p>
              <text:p><text:span text:style-name="T13">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7" draw:text-style-name="P1" draw:layer="layout" svg:width="25.199cm" svg:height="13.859cm" svg:x="1.4cm" svg:y="4.914cm" presentation:class="outline" presentation:user-transformed="true">
          <draw:text-box>
            <text:list text:style-name="L2">
              <text:list-item>
                <text:p>Built-in scopes based loosely on servlets.</text:p>
                <text:list>
                  <text:list-item>
                    <text:p>@Dependent</text:p>
                  </text:list-item>
                  <text:list-item>
                    <text:p>@ApplicationScoped</text:p>
                  </text:list-item>
                  <text:list-item>
                    <text:p>@SessionScoped</text:p>
                  </text:list-item>
                  <text:list-item>
                    <text:p>@RequestScoped</text:p>
                  </text:list-item>
                  <text:list-item>
                    <text:p>@ConversationScoped</text:p>
                  </text:list-item>
                  <text:list-item>
                    <text:p>@Singleton</text:p>
                  </text:list-item>
                </text:list>
              </text:list-item>
              <text:list-item>
                <text:p>Custom scopes can be created </text:p>
              </text:list-item>
            </text:list>
          </draw:text-box>
        </draw:frame>
        <presentation:notes draw:style-name="dp2">
          <draw:page-thumbnail draw:style-name="gr1" draw:layer="layout" svg:width="13.968cm" svg:height="10.476cm" svg:x="3.81cm" svg:y="2.123cm" draw:page-number="48" presentation:class="page"/>
          <draw:frame presentation:style-name="pr8" draw:text-style-name="P9" draw:layer="layout" svg:width="17.271cm" svg:height="12.572cm" svg:x="2.159cm" svg:y="13.271cm" presentation:class="notes">
            <draw:text-box>
              <text:p><text:span text:style-name="T13">There are some built-in scopes which are based loosely on the servlet API.</text:span></text:p>
              <text:p><text:span text:style-name="T13">We have ...</text:span></text:p>
              <text:p><text:span text:style-name="T13">Custom scopes can be created, I have not done it yet, although I think there was one particular situation where they would have been useful. But anyway.</text:span></text:p>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29" draw:text-style-name="P1" draw:layer="layout" svg:width="25.199cm" svg:height="15.256cm" svg:x="1.4cm" svg:y="4.216cm" presentation:class="outline" presentation:user-transformed="true">
          <draw:text-box>
            <text:list text:style-name="L2">
              <text:list-item>
                <text:p>Default scope</text:p>
              </text:list-item>
              <text:list-item>
                <text:p>Bean lifecycle is same where it is injected</text:p>
              </text:list-item>
              <text:list-item>
                <text:p>Pseudo-scope, injected directly, not proxied</text:p>
              </text:list-item>
            </text:list>
            <text:p text:style-name="P4"><text:span text:style-name="T80"/></text:p>
            <text:p text:style-name="P4"><text:span text:style-name="T80">public</text:span><text:span text:style-name="T81"> </text:span><text:span text:style-name="T80">class</text:span><text:span text:style-name="T81"> </text:span><text:span text:style-name="T82">RecordDatabase</text:span><text:span text:style-name="T83"> {</text:span></text:p>
            <text:p text:style-name="P4"><text:span text:style-name="T83"><text:s text:c="4"/></text:span><text:span text:style-name="T83">...</text:span></text:p>
            <text:p text:style-name="P4"><text:span text:style-name="T83">}</text:span></text:p>
            <text:p text:style-name="P4"><text:span text:style-name="T83"/></text:p>
            <text:p text:style-name="P4"><text:span text:style-name="T83">@ApplicationScoped</text:span></text:p>
            <text:p text:style-name="P4"><text:span text:style-name="T80">public</text:span><text:span text:style-name="T83"> </text:span><text:span text:style-name="T80">class</text:span><text:span text:style-name="T83"> </text:span><text:span text:style-name="T82">RecordService</text:span><text:span text:style-name="T83"> {</text:span></text:p>
            <text:p text:style-name="P4"><text:span text:style-name="T83"/></text:p>
            <text:p text:style-name="P4"><text:span text:style-name="T83"><text:s text:c="4"/></text:span><text:span text:style-name="T84">@Inject</text:span></text:p>
            <text:p text:style-name="P4"><text:span text:style-name="T83"><text:s text:c="4"/></text:span><text:span text:style-name="T80">private</text:span><text:span text:style-name="T83"> </text:span><text:span text:style-name="T82">RecordDatabase</text:span><text:span text:style-name="T83"> </text:span><text:span text:style-name="T85">database</text:span><text:span text:style-name="T83">;</text:span></text:p>
            <text:p text:style-name="P4"><text:span text:style-name="T83"/></text:p>
            <text:p text:style-name="P4"><text:span text:style-name="T83">}</text:span></text:p>
          </draw:text-box>
        </draw:frame>
        <presentation:notes draw:style-name="dp2">
          <draw:page-thumbnail draw:style-name="gr1" draw:layer="layout" svg:width="13.968cm" svg:height="10.476cm" svg:x="3.81cm" svg:y="2.123cm" draw:page-number="49" presentation:class="page"/>
          <draw:frame presentation:style-name="pr8" draw:text-style-name="P9"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7" draw:text-style-name="P1" draw:layer="layout" svg:width="25.199cm" svg:height="13.859cm" svg:x="1.4cm" svg:y="4.914cm" presentation:class="outline" presentation:user-transformed="true">
          <draw:text-box>
            <text:list text:style-name="L2">
              <text:list-item>
                <text:p>Lives through the entire application</text:p>
              </text:list-item>
              <text:list-item>
                <text:p>Normal scope, proxied</text:p>
              </text:list-item>
              <text:list-item>
                <text:p>All users share the same instance</text:p>
              </text:list-item>
            </text:list>
            <text:p text:style-name="P4"><text:span text:style-name="T56"/></text:p>
            <text:p text:style-name="P4"><text:span text:style-name="T56">@ApplicationScoped</text:span></text:p>
            <text:p text:style-name="P4"><text:span text:style-name="T51">public</text:span><text:span text:style-name="T52"> </text:span><text:span text:style-name="T51">class</text:span><text:span text:style-name="T52"> </text:span><text:span text:style-name="T53">LogDatabase</text:span><text:span text:style-name="T52"> {</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logEvent</text:span><text:span text:style-name="T52"> (</text:span><text:span text:style-name="T53">String</text:span><text:span text:style-name="T52"> </text:span><text:span text:style-name="T86">event</text:span><text:span text:style-name="T52">) {</text:span></text:p>
            <text:p text:style-name="P4"><text:span text:style-name="T52"><text:s text:c="8"/></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50" presentation:class="page"/>
          <draw:frame presentation:style-name="pr24"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5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7" draw:text-style-name="P1" draw:layer="layout" svg:width="25.199cm" svg:height="13.859cm" svg:x="1.4cm" svg:y="4.914cm" presentation:class="outline" presentation:user-transformed="true">
          <draw:text-box>
            <text:list text:style-name="L2">
              <text:list-item>
                <text:p>Lives through user session</text:p>
              </text:list-item>
              <text:list-item>
                <text:p>Normal scope, proxied</text:p>
              </text:list-item>
              <text:list-item>
                <text:p>Needs to be serializable</text:p>
              </text:list-item>
            </text:list>
            <text:p text:style-name="P4"><text:span text:style-name="T56"/></text:p>
            <text:p text:style-name="P4"><text:span text:style-name="T56">@SessionScoped</text:span></text:p>
            <text:p text:style-name="P4"><text:span text:style-name="T51">public</text:span><text:span text:style-name="T52"> </text:span><text:span text:style-name="T51">class</text:span><text:span text:style-name="T52"> </text:span><text:span text:style-name="T53">ShoppingCart</text:span><text:span text:style-name="T52"> </text:span><text:span text:style-name="T51">implements</text:span><text:span text:style-name="T52"> </text:span><text:span text:style-name="T54">Serializable</text:span><text:span text:style-name="T52"> {</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addItem</text:span><text:span text:style-name="T52"> (</text:span><text:span text:style-name="T53">Item</text:span><text:span text:style-name="T52"> </text:span><text:span text:style-name="T86">item</text:span><text:span text:style-name="T52">) {</text:span></text:p>
            <text:p text:style-name="P4"><text:span text:style-name="T52"><text:s text:c="8"/></text:span><text:span text:style-name="T87">doSomething</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51" presentation:class="page"/>
          <draw:frame presentation:style-name="pr16"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7" draw:text-style-name="P1" draw:layer="layout" svg:width="25.199cm" svg:height="13.859cm" svg:x="1.4cm" svg:y="4.914cm" presentation:class="outline" presentation:user-transformed="true">
          <draw:text-box>
            <text:list text:style-name="L2">
              <text:list-item>
                <text:p>Lives only one request</text:p>
              </text:list-item>
              <text:list-item>
                <text:p>Normal scope, proxied</text:p>
              </text:list-item>
            </text:list>
            <text:p text:style-name="P4"><text:span text:style-name="T56"/></text:p>
            <text:p text:style-name="P4"><text:span text:style-name="T56">@RequestScoped</text:span></text:p>
            <text:p text:style-name="P4"><text:span text:style-name="T51">public</text:span><text:span text:style-name="T52"> </text:span><text:span text:style-name="T51">class</text:span><text:span text:style-name="T52"> </text:span><text:span text:style-name="T53">AuthChecker</text:span><text:span text:style-name="T52"> {</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checkAuth</text:span><text:span text:style-name="T52"> (</text:span><text:span text:style-name="T53">String</text:span><text:span text:style-name="T52"> </text:span><text:span text:style-name="T86">user</text:span><text:span text:style-name="T52">) {</text:span></text:p>
            <text:p text:style-name="P4"><text:span text:style-name="T52"><text:s text:c="8"/></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52" presentation:class="page"/>
          <draw:frame presentation:style-name="pr8"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7" draw:text-style-name="P1" draw:layer="layout" svg:width="25.199cm" svg:height="13.859cm" svg:x="1.4cm" svg:y="4.914cm" presentation:class="outline" presentation:user-transformed="true">
          <draw:text-box>
            <text:list text:style-name="L2">
              <text:list-item>
                <text:p>Used for JSF conversation</text:p>
              </text:list-item>
              <text:list-item>
                <text:p>Lives through one browser window</text:p>
              </text:list-item>
              <text:list-item>
                <text:p>Normal scope, proxied</text:p>
              </text:list-item>
              <text:list-item>
                <text:p>Needs to be serializable</text:p>
                <text:p/>
                <text:p>No example because I have never used JSF.</text:p>
              </text:list-item>
            </text:list>
          </draw:text-box>
        </draw:frame>
        <presentation:notes draw:style-name="dp2">
          <draw:page-thumbnail draw:style-name="gr1" draw:layer="layout" svg:width="13.968cm" svg:height="10.476cm" svg:x="3.81cm" svg:y="2.123cm" draw:page-number="53" presentation:class="page"/>
          <draw:frame presentation:style-name="pr8"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0" draw:text-style-name="P1" draw:layer="layout" svg:width="25.199cm" svg:height="14.531cm" svg:x="1.4cm" svg:y="4.578cm" presentation:class="outline" presentation:user-transformed="true">
          <draw:text-box>
            <text:list text:style-name="L2">
              <text:list-item>
                <text:p>Lives through JVM</text:p>
              </text:list-item>
              <text:list-item>
                <text:p>Pseudo-scope, injected directly, not proxied</text:p>
              </text:list-item>
              <text:list-item>
                <text:p>Complicates serialization</text:p>
              </text:list-item>
              <text:list-item>
                <text:p>Use @ApplicationScoped instead</text:p>
              </text:list-item>
            </text:list>
            <text:p text:style-name="P4"><text:span text:style-name="T56"/></text:p>
            <text:p text:style-name="P4"><text:span text:style-name="T56">@Singleton</text:span></text:p>
            <text:p text:style-name="P4"><text:span text:style-name="T51">public</text:span><text:span text:style-name="T52"> </text:span><text:span text:style-name="T51">class</text:span><text:span text:style-name="T52"> </text:span><text:span text:style-name="T53">RandomGenerator</text:span><text:span text:style-name="T52"> {</text:span></text:p>
            <text:p text:style-name="P4"><text:span text:style-name="T55"/></text:p>
            <text:p text:style-name="P4"><text:span text:style-name="T52"><text:s text:c="4"/></text:span><text:span text:style-name="T51">public</text:span><text:span text:style-name="T52"> </text:span><text:span text:style-name="T51">int</text:span><text:span text:style-name="T52"> </text:span><text:span text:style-name="T57">nextInt</text:span><text:span text:style-name="T52"> () {</text:span></text:p>
            <text:p text:style-name="P4"><text:span text:style-name="T55"><text:s text:c="8"/></text:span><text:span text:style-name="T55">...</text:span></text:p>
            <text:p text:style-name="P4"><text:span text:style-name="T52"><text:s text:c="4"/></text:span><text:span text:style-name="T52">}</text:span></text:p>
            <text:p text:style-name="P4"><text:span text:style-name="T52"><text:s text:c="4"/></text:span></text:p>
            <text:p text:style-name="P4"><text:span text:style-name="T52">}</text:span></text:p>
          </draw:text-box>
        </draw:frame>
        <presentation:notes draw:style-name="dp2">
          <draw:page-thumbnail draw:style-name="gr1" draw:layer="layout" svg:width="13.968cm" svg:height="10.476cm" svg:x="3.81cm" svg:y="2.123cm" draw:page-number="54" presentation:class="page"/>
          <draw:frame presentation:style-name="pr8" draw:text-style-name="P9" draw:layer="layout" svg:width="17.271cm" svg:height="12.572cm" svg:x="2.159cm" svg:y="13.271cm" presentation:class="notes">
            <draw:text-box>
              <text:p><text:span text:style-name="T13">There is also @Singleton, which is supposed to live through the entire JVM.</text:span></text:p>
              <text:p><text:span text:style-name="T13">It is a pseudoscope, it is injected directly, not proxied.</text:span></text:p>
              <text:p><text:span text:style-name="T13">The problem with this is it complicates serialization for some reason.</text:span></text:p>
              <text:p><text:span text:style-name="T13">Use @ApplicationScoped instead.</text:span></text:p>
              <text:p><text:span text:style-name="T13">With some certain technologies like EJB you have to use singleton.</text:span></text:p>
              <text:p><text:span text:style-name="T13"/></text:p>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1" draw:text-style-name="P1" draw:layer="layout" svg:width="25.199cm" svg:height="14.216cm" svg:x="1.4cm" svg:y="6.63cm" presentation:class="outline" presentation:user-transformed="true">
          <draw:text-box>
            <text:list text:style-name="L2">
              <text:list-item>
                <text:p>Different scoped beans can be used together</text:p>
              </text:list-item>
            </text:list>
            <text:p text:style-name="P4"><text:span text:style-name="T56"/></text:p>
            <text:p text:style-name="P4"><text:span text:style-name="T56">@ApplicationScoped</text:span></text:p>
            <text:p text:style-name="P4"><text:span text:style-name="T51">public</text:span><text:span text:style-name="T52"> </text:span><text:span text:style-name="T51">class</text:span><text:span text:style-name="T52"> </text:span><text:span text:style-name="T53">RecordService</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3">LoginName</text:span><text:span text:style-name="T52"> </text:span><text:span text:style-name="T60">name</text:span><text:span text:style-name="T52">;</text:span></text:p>
            <text:p text:style-name="P4"><text:span text:style-name="T55"/></text:p>
            <text:p text:style-name="P4"><text:span text:style-name="T52">}</text:span></text:p>
            <text:p text:style-name="P4"><text:span text:style-name="T52"/></text:p>
            <text:p text:style-name="P4"><text:span text:style-name="T56">@RequestScoped</text:span></text:p>
            <text:p text:style-name="P4"><text:span text:style-name="T51">public</text:span><text:span text:style-name="T52"> </text:span><text:span text:style-name="T51">class</text:span><text:span text:style-name="T52"> </text:span><text:span text:style-name="T53">LoginName</text:span><text:span text:style-name="T52"> {</text:span></text:p>
            <text:p text:style-name="P4"><text:span text:style-name="T55"><text:s text:c="4"/></text:span><text:span text:style-name="T55">...</text:span></text:p>
            <text:p text:style-name="P4"><text:span text:style-name="T55">}</text:span></text:p>
          </draw:text-box>
        </draw:frame>
        <presentation:notes draw:style-name="dp2">
          <draw:page-thumbnail draw:style-name="gr1" draw:layer="layout" svg:width="13.968cm" svg:height="10.476cm" svg:x="3.81cm" svg:y="2.123cm" draw:page-number="55" presentation:class="page"/>
          <draw:frame presentation:style-name="pr8"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25" draw:text-style-name="P1" draw:layer="layout" svg:width="25.199cm" svg:height="13.859cm" svg:x="1.4cm" svg:y="4.914cm" presentation:class="outline" presentation:user-transformed="true">
          <draw:text-box>
            <text:list text:style-name="L2">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draw:page-thumbnail draw:style-name="gr1" draw:layer="layout" svg:width="13.968cm" svg:height="10.476cm" svg:x="3.81cm" svg:y="2.123cm" draw:page-number="56" presentation:class="page"/>
          <draw:frame presentation:style-name="pr8"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2" draw:text-style-name="P17" draw:layer="layout" svg:width="25.199cm" svg:height="15.046cm" svg:x="1.4cm" svg:y="4.419cm" presentation:class="outline" presentation:user-transformed="true">
          <draw:text-box>
            <text:list text:style-name="L2">
              <text:list-item>
                <text:p>Proxy method calls to beans with other scope</text:p>
              </text:list-item>
            </text:list>
            <text:p text:style-name="P4"><text:span text:style-name="T56">@ApplicationScoped</text:span></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3">User</text:span><text:span text:style-name="T52"> </text:span><text:span text:style-name="T60">user</text:span><text:span text:style-name="T52">;</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4"><text:span text:style-name="T52"><text:s text:c="8"/></text:span><text:span text:style-name="T60">user</text:span><text:span text:style-name="T52">.getId();</text:span></text:p>
            <text:p text:style-name="P4"><text:span text:style-name="T52"><text:s text:c="8"/></text:span><text:span text:style-name="T60">user</text:span><text:span text:style-name="T52">.getName();</text:span></text:p>
            <text:p text:style-name="P4"><text:span text:style-name="T52"><text:s text:c="8"/></text:span><text:span text:style-name="T60">hello</text:span><text:span text:style-name="T52">.</text:span><text:span text:style-name="T87">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57" presentation:class="page"/>
          <draw:frame presentation:style-name="pr8"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1" draw:text-style-name="P17" draw:layer="layout" svg:width="25.199cm" svg:height="14.216cm" svg:x="1.4cm" svg:y="4.736cm" presentation:class="outline" presentation:user-transformed="true">
          <draw:text-box>
            <text:list text:style-name="L2">
              <text:list-item>
                <text:p>Class names differ, do not rely on them</text:p>
              </text:list-item>
            </text:list>
            <text:p text:style-name="P4"><text:span text:style-name="T56">@RequestScoped</text:span></text:p>
            <text:p text:style-name="P4"><text:span text:style-name="T51">public</text:span><text:span text:style-name="T52"> </text:span><text:span text:style-name="T51">class</text:span><text:span text:style-name="T52"> </text:span><text:span text:style-name="T53">User</text:span><text:span text:style-name="T52"> {</text:span><text:span text:style-name="T55">}</text:span></text:p>
            <text:p text:style-name="P4"><text:span text:style-name="T55"/></text:p>
            <text:p text:style-name="P4"><text:span text:style-name="T84">@ApplicationScoped</text:span></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3">User</text:span><text:span text:style-name="T52"> </text:span><text:span text:style-name="T60">user</text:span><text:span text:style-name="T52">;</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4"><text:span text:style-name="T85"><text:s text:c="8"/></text:span><text:span text:style-name="T85">user</text:span><text:span text:style-name="T83">.getClass();</text:span></text:p>
            <text:p text:style-name="P4"><text:span text:style-name="T88"><text:s text:c="8"/></text:span><text:span text:style-name="T88">// org.jboss.weld.proxies.User$</text:span><text:span text:style-name="T89">Proxy</text:span><text:span text:style-name="T90">$_$$_WeldClientProxy</text:span></text:p>
            <text:p text:style-name="P4"><text:span text:style-name="T52"><text:s text:c="4"/></text:span><text:span text:style-name="T52">}</text:span></text:p>
            <text:p text:style-name="P4"><text:span text:style-name="T55"><text:s text:c="4"/></text:span></text:p>
            <text:p text:style-name="P4"><text:span text:style-name="T52">}</text:span></text:p>
          </draw:text-box>
        </draw:frame>
        <presentation:notes draw:style-name="dp2">
          <draw:page-thumbnail draw:style-name="gr1" draw:layer="layout" svg:width="13.968cm" svg:height="10.476cm" svg:x="3.81cm" svg:y="2.123cm" draw:page-number="58" presentation:class="page"/>
          <draw:frame presentation:style-name="pr8" draw:text-style-name="P9" draw:layer="layout" svg:width="17.271cm" svg:height="12.572cm" svg:x="2.159cm" svg:y="13.271cm" presentation:class="notes">
            <draw:text-box>
              <text:p><text:span text:style-name="T13">But the class name will be some completely other thing</text:span></text:p>
              <text:p><text:span text:style-name="T13">There was a comment, you can see it in gray.</text:span></text:p>
              <text:p><text:span text:style-name="T13">If you don’t see the gray comment, I can tell.</text:span></text:p>
              <text:p><text:span text:style-name="T13">It does not return User as the class, but it returns org.jboss.weld.proxies.User$Proxy$_$$_WeldClientProxy.</text:span></text:p>
              <text:p><text:span text:style-name="T13">That User that is injected there is not an actual user, but it is a proxy.</text:span></text:p>
              <text:p><text:span text:style-name="T13"/></text:p>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7" draw:text-style-name="P23" draw:layer="layout" svg:width="25.199cm" svg:height="13.859cm" svg:x="1.4cm" svg:y="4.914cm" presentation:class="outline" presentation:user-transformed="true">
          <draw:text-box>
            <text:p text:style-name="P4"><text:span text:style-name="T56">@RequestScoped</text:span></text:p>
            <text:p text:style-name="P4"><text:span text:style-name="T51">public</text:span><text:span text:style-name="T52"> </text:span><text:span text:style-name="T51">class</text:span><text:span text:style-name="T52"> </text:span><text:span text:style-name="T53">User</text:span><text:span text:style-name="T52"> {</text:span></text:p>
            <text:p text:style-name="P4"><text:span text:style-name="T55"/></text:p>
            <text:p text:style-name="P4"><text:span text:style-name="T52"><text:s text:c="4"/></text:span><text:span text:style-name="T51">public</text:span><text:span text:style-name="T52"> </text:span><text:span text:style-name="T53">String</text:span><text:span text:style-name="T52"> </text:span><text:span text:style-name="T60">name</text:span><text:span text:style-name="T52">;</text:span></text:p>
            <text:p text:style-name="P4"><text:span text:style-name="T55"/></text:p>
            <text:p text:style-name="P4"><text:span text:style-name="T52">}</text:span></text:p>
            <text:p text:style-name="P4"><text:span text:style-name="T52"/></text:p>
            <text:p text:style-name="P4"><text:span text:style-name="T91">org.jboss.weld.exceptions.DefinitionException</text:span><text:span text:style-name="T92">: WELD-000075: Normal scoped managed bean implementation class has a public field: <text:s/>[EnhancedAnnotatedFieldImpl] public User.name</text:span></text:p>
          </draw:text-box>
        </draw:frame>
        <presentation:notes draw:style-name="dp2">
          <draw:page-thumbnail draw:style-name="gr1" draw:layer="layout" svg:width="13.968cm" svg:height="10.476cm" svg:x="3.81cm" svg:y="2.123cm" draw:page-number="59" presentation:class="page"/>
          <draw:frame presentation:style-name="pr8"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6" draw:text-style-name="P17" draw:layer="layout" svg:width="25.199cm" svg:height="14.941cm" svg:x="1.4cm" svg:y="4.363cm" presentation:class="outline" presentation:user-transformed="true">
          <draw:text-box>
            <text:p text:style-name="P4"><text:span text:style-name="T56">@RequestScoped</text:span></text:p>
            <text:p text:style-name="P4"><text:span text:style-name="T51">public</text:span><text:span text:style-name="T52"> </text:span><text:span text:style-name="T51">class</text:span><text:span text:style-name="T52"> </text:span><text:span text:style-name="T53">User</text:span><text:span text:style-name="T52"> {</text:span></text:p>
            <text:p text:style-name="P4"><text:span text:style-name="T52"><text:s text:c="4"/></text:span><text:span text:style-name="T51">protected</text:span><text:span text:style-name="T52"> </text:span><text:span text:style-name="T51">int</text:span><text:span text:style-name="T52"> </text:span><text:span text:style-name="T60">id</text:span><text:span text:style-name="T52">;</text:span></text:p>
            <text:p text:style-name="P4"><text:span text:style-name="T52"><text:s text:c="4"/></text:span><text:span text:style-name="T51">protected</text:span><text:span text:style-name="T52"> </text:span><text:span text:style-name="T53">String</text:span><text:span text:style-name="T52"> </text:span><text:span text:style-name="T60">name</text:span><text:span text:style-name="T52">;</text:span></text:p>
            <text:p text:style-name="P4"><text:span text:style-name="T55">}</text:span></text:p>
            <text:p text:style-name="P4"><text:span text:style-name="T52"/></text:p>
            <text:p text:style-name="P4"><text:span text:style-name="T84">@ApplicationScoped</text:span></text:p>
            <text:p text:style-name="P4"><text:span text:style-name="T80">public</text:span><text:span text:style-name="T93"> </text:span><text:span text:style-name="T80">class</text:span><text:span text:style-name="T93"> </text:span><text:span text:style-name="T82">GreeterClient</text:span><text:span text:style-name="T93"> {</text:span></text:p>
            <text:p text:style-name="P4"><text:span text:style-name="T80"/></text:p>
            <text:p text:style-name="P4"><text:span text:style-name="T93"><text:s text:c="4"/></text:span><text:span text:style-name="T84">@Inject</text:span></text:p>
            <text:p text:style-name="P4"><text:span text:style-name="T93"><text:s text:c="4"/></text:span><text:span text:style-name="T80">private</text:span><text:span text:style-name="T93"> </text:span><text:span text:style-name="T82">User</text:span><text:span text:style-name="T93"> </text:span><text:span text:style-name="T82">user</text:span><text:span text:style-name="T93">;</text:span></text:p>
            <text:p text:style-name="P4"><text:span text:style-name="T80"/></text:p>
            <text:p text:style-name="P4"><text:span text:style-name="T93"><text:s text:c="4"/></text:span><text:span text:style-name="T80">public</text:span><text:span text:style-name="T93"> </text:span><text:span text:style-name="T80">void</text:span><text:span text:style-name="T93"> greet () {</text:span></text:p>
            <text:p text:style-name="P4"><text:span text:style-name="T93"><text:s text:c="8"/></text:span><text:span text:style-name="T94">// user.id is 0</text:span></text:p>
            <text:p text:style-name="P4"><text:span text:style-name="T93"><text:s text:c="8"/></text:span><text:span text:style-name="T94">// user.name is null</text:span></text:p>
            <text:p text:style-name="P4"><text:span text:style-name="T80"><text:s text:c="4"/></text:span><text:span text:style-name="T80">}</text:span></text:p>
            <text:p text:style-name="P4"><text:span text:style-name="T80"/></text:p>
            <text:p text:style-name="P4"><text:span text:style-name="T80">}</text:span></text:p>
          </draw:text-box>
        </draw:frame>
        <presentation:notes draw:style-name="dp2">
          <draw:page-thumbnail draw:style-name="gr1" draw:layer="layout" svg:width="13.968cm" svg:height="10.476cm" svg:x="3.81cm" svg:y="2.123cm" draw:page-number="60" presentation:class="page"/>
          <draw:frame presentation:style-name="pr8"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7" draw:text-style-name="P1" draw:layer="layout" svg:width="25.199cm" svg:height="13.859cm" svg:x="1.4cm" svg:y="4.914cm" presentation:class="outline" presentation:user-transformed="true">
          <draw:text-box>
            <text:list text:style-name="L2">
              <text:list-item>
                <text:p>CDI can not intercept the new keyword</text:p>
              </text:list-item>
            </text:list>
            <text:p text:style-name="P4"><text:span text:style-name="T95"/></text:p>
            <text:p text:style-name="P4"><text:span text:style-name="T95">public</text:span><text:span text:style-name="T96"> </text:span><text:span text:style-name="T95">class</text:span><text:span text:style-name="T96"> </text:span><text:span text:style-name="T97">DatabaseReplicator</text:span><text:span text:style-name="T96"> {</text:span></text:p>
            <text:p text:style-name="P4"><text:span text:style-name="T98"/></text:p>
            <text:p text:style-name="P4"><text:span text:style-name="T96"><text:s text:c="4"/></text:span><text:span text:style-name="T99">@Inject</text:span><text:span text:style-name="T96"> </text:span><text:span text:style-name="T99">@Source</text:span><text:span text:style-name="T96"> </text:span><text:span text:style-name="T95">private</text:span><text:span text:style-name="T96"> </text:span><text:span text:style-name="T97">Database</text:span><text:span text:style-name="T96"> </text:span><text:span text:style-name="T100">source</text:span><text:span text:style-name="T96">;</text:span></text:p>
            <text:p text:style-name="P4"><text:span text:style-name="T96"><text:s text:c="4"/></text:span><text:span text:style-name="T99">@Inject</text:span><text:span text:style-name="T96"> </text:span><text:span text:style-name="T99">@Target</text:span><text:span text:style-name="T96"> </text:span><text:span text:style-name="T95">private</text:span><text:span text:style-name="T96"> </text:span><text:span text:style-name="T97">Database</text:span><text:span text:style-name="T96"> </text:span><text:span text:style-name="T100">target</text:span><text:span text:style-name="T96">;</text:span></text:p>
            <text:p text:style-name="P4"><text:span text:style-name="T98"/></text:p>
            <text:p text:style-name="P4"><text:span text:style-name="T96"><text:s text:c="4"/></text:span><text:span text:style-name="T99">@Log</text:span></text:p>
            <text:p text:style-name="P4"><text:span text:style-name="T96"><text:s text:c="4"/></text:span><text:span text:style-name="T95">public</text:span><text:span text:style-name="T96"> </text:span><text:span text:style-name="T95">void</text:span><text:span text:style-name="T96"> </text:span><text:span text:style-name="T101">replicate</text:span><text:span text:style-name="T96"> () {</text:span></text:p>
            <text:p text:style-name="P4"><text:span text:style-name="T96"><text:s text:c="8"/></text:span><text:span text:style-name="T96">...</text:span></text:p>
            <text:p text:style-name="P4"><text:span text:style-name="T96"><text:s text:c="4"/></text:span><text:span text:style-name="T96">}</text:span></text:p>
            <text:p text:style-name="P4"><text:span text:style-name="T98"/></text:p>
            <text:p text:style-name="P4"><text:span text:style-name="T96">}</text:span></text:p>
            <text:p text:style-name="P4"><text:span text:style-name="T102"/></text:p>
            <text:p text:style-name="P4"><text:span text:style-name="T102">new</text:span><text:span text:style-name="T103"> </text:span><text:span text:style-name="T104">DatabaseReplicator</text:span><text:span text:style-name="T105">().replicate(); <text:s/></text:span><text:span text:style-name="T106">// This will never work</text:span></text:p>
          </draw:text-box>
        </draw:frame>
        <presentation:notes draw:style-name="dp2">
          <draw:page-thumbnail draw:style-name="gr1" draw:layer="layout" svg:width="13.968cm" svg:height="10.476cm" svg:x="3.81cm" svg:y="2.123cm" draw:page-number="61" presentation:class="page"/>
          <draw:frame presentation:style-name="pr9"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25" draw:text-style-name="P1" draw:layer="layout" svg:width="25.199cm" svg:height="13.859cm" svg:x="1.4cm" svg:y="4.914cm" presentation:class="outline" presentation:user-transformed="true">
          <draw:text-box>
            <text:list text:style-name="L2">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draw:page-thumbnail draw:style-name="gr1" draw:layer="layout" svg:width="13.968cm" svg:height="10.476cm" svg:x="3.81cm" svg:y="2.123cm" draw:page-number="62" presentation:class="page"/>
          <draw:frame presentation:style-name="pr8"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6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text:p>
          </draw:text-box>
        </draw:frame>
        <draw:frame presentation:style-name="pr7" draw:text-style-name="P1" draw:layer="layout" svg:width="25.199cm" svg:height="13.859cm" svg:x="1.4cm" svg:y="5.443cm" presentation:class="outline" presentation:user-transformed="true">
          <draw:text-box>
            <text:p text:style-name="P4"><text:span text:style-name="T51">public</text:span><text:span text:style-name="T57"> </text:span><text:span text:style-name="T51">class</text:span><text:span text:style-name="T57"> </text:span><text:span text:style-name="T53">DatabaseProducer</text:span><text:span text:style-name="T57"> {</text:span></text:p>
            <text:p text:style-name="P4"><text:span text:style-name="T55"/></text:p>
            <text:p text:style-name="P4"><text:span text:style-name="T52"><text:s text:c="4"/></text:span><text:span text:style-name="T56">@Produces</text:span></text:p>
            <text:p text:style-name="P4"><text:span text:style-name="T52"><text:s text:c="4"/></text:span><text:span text:style-name="T51">public</text:span><text:span text:style-name="T52"> </text:span><text:span text:style-name="T53">Database</text:span><text:span text:style-name="T52"> </text:span><text:span text:style-name="T57">createDatabase</text:span><text:span text:style-name="T52"> () {</text:span></text:p>
            <text:p text:style-name="P4"><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database"</text:span><text:span text:style-name="T52">, </text:span><text:span text:style-name="T58">"user"</text:span><text:span text:style-name="T52">, </text:span><text:span text:style-name="T58">"pass"</text:span><text:span text:style-name="T52">);</text:span></text:p>
            <text:p text:style-name="P4"><text:span text:style-name="T52"><text:s text:c="4"/></text:span><text:span text:style-name="T52">}</text:span></text:p>
            <text:p text:style-name="P4"><text:span text:style-name="T55"/></text:p>
            <text:p text:style-name="P4"><text:span text:style-name="T55">}</text:span></text:p>
            <text:p text:style-name="P4"><text:span text:style-name="T55"/></text:p>
            <text:p text:style-name="P4"><text:span text:style-name="T51">public</text:span><text:span text:style-name="T52"> </text:span><text:span text:style-name="T51">class</text:span><text:span text:style-name="T52"> </text:span><text:span text:style-name="T53">RecordService</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3">Database</text:span><text:span text:style-name="T52"> </text:span><text:span text:style-name="T60">database</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63" presentation:class="page"/>
          <draw:frame presentation:style-name="pr6" draw:text-style-name="P3"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6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3" draw:text-style-name="P1" draw:layer="layout" svg:width="25.199cm" svg:height="14.111cm" svg:x="1.4cm" svg:y="4.914cm" presentation:class="outline" presentation:user-transformed="true">
          <draw:text-box>
            <text:p text:style-name="P4"><text:span text:style-name="T51">public</text:span><text:span text:style-name="T57"> </text:span><text:span text:style-name="T51">class</text:span><text:span text:style-name="T57"> </text:span><text:span text:style-name="T53">DatabaseProducer</text:span><text:span text:style-name="T57"> {</text:span></text:p>
            <text:p text:style-name="P4"><text:span text:style-name="T55"/></text:p>
            <text:p text:style-name="P4"><text:span text:style-name="T52"><text:s text:c="4"/></text:span><text:span text:style-name="T56">@Produces</text:span></text:p>
            <text:p text:style-name="P4"><text:span text:style-name="T57"><text:s text:c="4"/></text:span><text:span text:style-name="T56">@Users</text:span></text:p>
            <text:p text:style-name="P4"><text:span text:style-name="T52"><text:s text:c="4"/></text:span><text:span text:style-name="T51">public</text:span><text:span text:style-name="T52"> </text:span><text:span text:style-name="T53">Database</text:span><text:span text:style-name="T52"> </text:span><text:span text:style-name="T57">createDatabase</text:span><text:span text:style-name="T52"> () {</text:span></text:p>
            <text:p text:style-name="P4"><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users"</text:span><text:span text:style-name="T52">, </text:span><text:span text:style-name="T58">"user"</text:span><text:span text:style-name="T52">, </text:span><text:span text:style-name="T58">"pass"</text:span><text:span text:style-name="T52">);</text:span></text:p>
            <text:p text:style-name="P4"><text:span text:style-name="T52"><text:s text:c="4"/></text:span><text:span text:style-name="T52">}</text:span></text:p>
            <text:p text:style-name="P4"><text:span text:style-name="T55"/></text:p>
            <text:p text:style-name="P4"><text:span text:style-name="T55">}</text:span></text:p>
            <text:p text:style-name="P4"><text:span text:style-name="T55"/></text:p>
            <text:p text:style-name="P4"><text:span text:style-name="T51">public</text:span><text:span text:style-name="T52"> </text:span><text:span text:style-name="T51">class</text:span><text:span text:style-name="T52"> </text:span><text:span text:style-name="T53">UserService</text:span><text:span text:style-name="T52"> {</text:span></text:p>
            <text:p text:style-name="P4"><text:span text:style-name="T55"/></text:p>
            <text:p text:style-name="P4"><text:span text:style-name="T52"><text:s text:c="4"/></text:span><text:span text:style-name="T56">@Inject</text:span></text:p>
            <text:p text:style-name="P4"><text:span text:style-name="T57"><text:s text:c="4"/></text:span><text:span text:style-name="T56">@Users</text:span></text:p>
            <text:p text:style-name="P4"><text:span text:style-name="T52"><text:s text:c="4"/></text:span><text:span text:style-name="T51">private</text:span><text:span text:style-name="T52"> </text:span><text:span text:style-name="T53">Database</text:span><text:span text:style-name="T52"> </text:span><text:span text:style-name="T60">users</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64" presentation:class="page"/>
          <draw:frame presentation:style-name="pr8"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6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7" draw:text-style-name="P21" draw:layer="layout" svg:width="25.199cm" svg:height="13.859cm" svg:x="1.4cm" svg:y="4.914cm" presentation:class="outline" presentation:user-transformed="true">
          <draw:text-box>
            <text:p text:style-name="P4"><text:span text:style-name="T51">public</text:span><text:span text:style-name="T52"> </text:span><text:span text:style-name="T51">class</text:span><text:span text:style-name="T52"> </text:span><text:span text:style-name="T53">DatabaseProducer</text:span><text:span text:style-name="T52"> {</text:span></text:p>
            <text:p text:style-name="P4"><text:span text:style-name="T55"/></text:p>
            <text:p text:style-name="P4"><text:span text:style-name="T52"><text:s text:c="4"/></text:span><text:span text:style-name="T56">@Produces</text:span></text:p>
            <text:p text:style-name="P4"><text:span text:style-name="T57"><text:s text:c="4"/></text:span><text:span text:style-name="T56">@ApplicationScoped</text:span></text:p>
            <text:p text:style-name="P4"><text:span text:style-name="T52"><text:s text:c="4"/></text:span><text:span text:style-name="T51">public</text:span><text:span text:style-name="T52"> </text:span><text:span text:style-name="T53">Database</text:span><text:span text:style-name="T52"> </text:span><text:span text:style-name="T57">createDatabase</text:span><text:span text:style-name="T52"> () {</text:span></text:p>
            <text:p text:style-name="P4"><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database"</text:span><text:span text:style-name="T52">, </text:span><text:span text:style-name="T58">"user"</text:span><text:span text:style-name="T52">, </text:span><text:span text:style-name="T58">"pass"</text:span><text:span text:style-name="T52">);</text:span></text:p>
            <text:p text:style-name="P4"><text:span text:style-name="T52"><text:s text:c="4"/></text:span><text:span text:style-name="T52">}</text:span></text:p>
            <text:p text:style-name="P4"><text:span text:style-name="T55"/></text:p>
            <text:p text:style-name="P4"><text:span text:style-name="T55">}</text:span></text:p>
            <text:p text:style-name="P4"><text:span text:style-name="T55"/></text:p>
          </draw:text-box>
        </draw:frame>
        <presentation:notes draw:style-name="dp2">
          <draw:page-thumbnail draw:style-name="gr1" draw:layer="layout" svg:width="13.968cm" svg:height="10.476cm" svg:x="3.81cm" svg:y="2.123cm" draw:page-number="65" presentation:class="page"/>
          <draw:frame presentation:style-name="pr8"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6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7" draw:text-style-name="P17" draw:layer="layout" svg:width="25.199cm" svg:height="13.859cm" svg:x="1.4cm" svg:y="5.709cm" presentation:class="outline" presentation:user-transformed="true">
          <draw:text-box>
            <text:p text:style-name="P4"><text:span text:style-name="T51">public</text:span><text:span text:style-name="T52"> </text:span><text:span text:style-name="T51">class</text:span><text:span text:style-name="T52"> </text:span><text:span text:style-name="T53">DatabaseProducer</text:span><text:span text:style-name="T52"> {</text:span></text:p>
            <text:p text:style-name="P4"><text:span text:style-name="T55"/></text:p>
            <text:p text:style-name="P4"><text:span text:style-name="T52"><text:s text:c="4"/></text:span><text:span text:style-name="T56">@Produces</text:span></text:p>
            <text:p text:style-name="P4"><text:span text:style-name="T52"><text:s text:c="4"/></text:span><text:span text:style-name="T51">public</text:span><text:span text:style-name="T52"> </text:span><text:span text:style-name="T53">Database</text:span><text:span text:style-name="T52"> </text:span><text:span text:style-name="T57">openDatabase</text:span><text:span text:style-name="T52"> () {</text:span></text:p>
            <text:p text:style-name="P4"><text:span text:style-name="T52"><text:s text:c="8"/></text:span><text:span text:style-name="T51">return</text:span><text:span text:style-name="T52"> </text:span><text:span text:style-name="T51">new</text:span><text:span text:style-name="T52"> </text:span><text:span text:style-name="T53">Database</text:span><text:span text:style-name="T52">(</text:span><text:span text:style-name="T58">"http://database"</text:span><text:span text:style-name="T52">, </text:span><text:span text:style-name="T58">"user"</text:span><text:span text:style-name="T52">, </text:span><text:span text:style-name="T58">"pass"</text:span><text:span text:style-name="T52">);</text:span></text:p>
            <text:p text:style-name="P4"><text:span text:style-name="T52"><text:s text:c="4"/></text:span><text:span text:style-name="T52">}</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closeDatabase</text:span><text:span text:style-name="T52"> (</text:span><text:span text:style-name="T56">@Disposes</text:span><text:span text:style-name="T52"> </text:span><text:span text:style-name="T53">Database</text:span><text:span text:style-name="T52"> </text:span><text:span text:style-name="T86">database</text:span><text:span text:style-name="T52">) {</text:span></text:p>
            <text:p text:style-name="P4"><text:span text:style-name="T52"><text:s text:c="8"/></text:span><text:span text:style-name="T107">database</text:span><text:span text:style-name="T52">.close();</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66" presentation:class="page"/>
          <draw:frame presentation:style-name="pr8" draw:text-style-name="P3" draw:layer="layout" svg:width="17.271cm" svg:height="12.572cm" svg:x="2.159cm" svg:y="13.271cm" presentation:class="notes">
            <draw:text-box>
              <text:p text:style-name="P18">Producers can also clean up, if you have a producer method, then it can also have a @Disposes method that accepts the same type that we have created.</text:p>
              <text:p text:style-name="P18">The qualifiers also have to be the same as on the producer method with the dispose method as well.</text:p>
            </draw:text-box>
          </draw:frame>
        </presentation:notes>
      </draw:page>
      <draw:page draw:name="page6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7" draw:text-style-name="P17" draw:layer="layout" svg:width="25.199cm" svg:height="13.859cm" svg:x="1.4cm" svg:y="4.914cm" presentation:class="outline" presentation:user-transformed="true">
          <draw:text-box>
            <text:list text:style-name="L2">
              <text:list-item>
                <text:p>Class, constructor, method, params metadata</text:p>
              </text:list-item>
            </text:list>
            <text:p text:style-name="P4"><text:span text:style-name="T51">public</text:span><text:span text:style-name="T52"> </text:span><text:span text:style-name="T51">class</text:span><text:span text:style-name="T52"> </text:span><text:span text:style-name="T53">LogProducer</text:span><text:span text:style-name="T52"> {</text:span></text:p>
            <text:p text:style-name="P4"><text:span text:style-name="T55"/></text:p>
            <text:p text:style-name="P4"><text:span text:style-name="T52"><text:s text:c="4"/></text:span><text:span text:style-name="T56">@Produces</text:span></text:p>
            <text:p text:style-name="P4"><text:span text:style-name="T52"><text:s text:c="4"/></text:span><text:span text:style-name="T51">public</text:span><text:span text:style-name="T52"> </text:span><text:span text:style-name="T53">Logger</text:span><text:span text:style-name="T52"> </text:span><text:span text:style-name="T57">produceLog</text:span><text:span text:style-name="T52"> (</text:span><text:span text:style-name="T54">InjectionPoint</text:span><text:span text:style-name="T52"> </text:span><text:span text:style-name="T86">injectionPoint</text:span><text:span text:style-name="T52">) {</text:span></text:p>
            <text:p text:style-name="P4"><text:span text:style-name="T52"><text:s text:c="8"/></text:span><text:span text:style-name="T54">Member</text:span><text:span text:style-name="T52"> </text:span><text:span text:style-name="T86">member</text:span><text:span text:style-name="T52"> = </text:span><text:span text:style-name="T107">injectionPoint</text:span><text:span text:style-name="T52">.</text:span><text:span text:style-name="T87">getMember</text:span><text:span text:style-name="T52">();</text:span></text:p>
            <text:p text:style-name="P4"><text:span text:style-name="T52"><text:s text:c="8"/></text:span><text:span text:style-name="T53">Class</text:span><text:span text:style-name="T52">&lt;?&gt; </text:span><text:span text:style-name="T86">clazz</text:span><text:span text:style-name="T52"> = </text:span><text:span text:style-name="T107">member</text:span><text:span text:style-name="T52">.</text:span><text:span text:style-name="T87">getDeclaringClass</text:span><text:span text:style-name="T52">();</text:span></text:p>
            <text:p text:style-name="P4"><text:span text:style-name="T52"><text:s text:c="8"/></text:span><text:span text:style-name="T51">return</text:span><text:span text:style-name="T52"> </text:span><text:span text:style-name="T53">Logger</text:span><text:span text:style-name="T52">.</text:span><text:span text:style-name="T87">getLogger</text:span><text:span text:style-name="T52">(</text:span><text:span text:style-name="T107">clazz</text:span><text:span text:style-name="T52">.getName());</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67" presentation:class="page"/>
          <draw:frame presentation:style-name="pr8"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6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7" draw:text-style-name="P17" draw:layer="layout" svg:width="25.199cm" svg:height="13.859cm" svg:x="1.4cm" svg:y="4.914cm" presentation:class="outline" presentation:user-transformed="true">
          <draw:text-box>
            <text:p text:style-name="P4"><text:span text:style-name="T51">public</text:span><text:span text:style-name="T52"> </text:span><text:span text:style-name="T51">class</text:span><text:span text:style-name="T52"> </text:span><text:span text:style-name="T53">MapProducer</text:span><text:span text:style-name="T52"> {</text:span></text:p>
            <text:p text:style-name="P4"><text:span text:style-name="T55"/></text:p>
            <text:p text:style-name="P4"><text:span text:style-name="T52"><text:s text:c="4"/></text:span><text:span text:style-name="T56">@Produces</text:span></text:p>
            <text:p text:style-name="P4"><text:span text:style-name="T52"><text:s text:c="4"/></text:span><text:span text:style-name="T51">public</text:span><text:span text:style-name="T52"> &lt;</text:span><text:span text:style-name="T53">K</text:span><text:span text:style-name="T52">, </text:span><text:span text:style-name="T53">V</text:span><text:span text:style-name="T52">&gt; </text:span><text:span text:style-name="T54">Map</text:span><text:span text:style-name="T52">&lt;</text:span><text:span text:style-name="T53">K</text:span><text:span text:style-name="T52">, </text:span><text:span text:style-name="T53">V</text:span><text:span text:style-name="T52">&gt; </text:span><text:span text:style-name="T57">produceMap</text:span><text:span text:style-name="T52"> (</text:span><text:span text:style-name="T54">InjectionPoint</text:span><text:span text:style-name="T52"> </text:span><text:span text:style-name="T86">ip</text:span><text:span text:style-name="T52">) {</text:span></text:p>
            <text:p text:style-name="P4"><text:span text:style-name="T52"><text:s text:c="8"/></text:span><text:span text:style-name="T51">if</text:span><text:span text:style-name="T52">( valueIsNumber(</text:span><text:span text:style-name="T107">ip</text:span><text:span text:style-name="T52">.</text:span><text:span text:style-name="T87">getType</text:span><text:span text:style-name="T52">()) ){</text:span></text:p>
            <text:p text:style-name="P4"><text:span text:style-name="T52"><text:s text:c="12"/></text:span><text:span text:style-name="T51">return</text:span><text:span text:style-name="T52"> </text:span><text:span text:style-name="T51">new</text:span><text:span text:style-name="T52"> </text:span><text:span text:style-name="T53">TreeMap</text:span><text:span text:style-name="T52">&lt;&gt;();</text:span></text:p>
            <text:p text:style-name="P4"><text:span text:style-name="T52"><text:s text:c="8"/></text:span><text:span text:style-name="T52">}</text:span></text:p>
            <text:p text:style-name="P4"><text:span text:style-name="T52"><text:s text:c="8"/></text:span><text:span text:style-name="T51">return</text:span><text:span text:style-name="T52"> </text:span><text:span text:style-name="T51">new</text:span><text:span text:style-name="T52"> </text:span><text:span text:style-name="T53">HashMap</text:span><text:span text:style-name="T52">&lt;&gt;();</text:span></text:p>
            <text:p text:style-name="P4"><text:span text:style-name="T52"><text:s text:c="4"/></text:span><text:span text:style-name="T52">}</text:span></text:p>
            <text:p text:style-name="P4"><text:span text:style-name="T55"/></text:p>
            <text:p text:style-name="P4"><text:span text:style-name="T55">}</text:span></text:p>
          </draw:text-box>
        </draw:frame>
        <presentation:notes draw:style-name="dp2">
          <draw:page-thumbnail draw:style-name="gr1" draw:layer="layout" svg:width="13.968cm" svg:height="10.476cm" svg:x="3.81cm" svg:y="2.123cm" draw:page-number="68" presentation:class="page"/>
          <draw:frame presentation:style-name="pr8"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6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6" draw:text-style-name="P17" draw:layer="layout" svg:width="25.199cm" svg:height="14.941cm" svg:x="1.4cm" svg:y="4.929cm" presentation:class="outline" presentation:user-transformed="true">
          <draw:text-box>
            <text:p text:style-name="P4"><text:span text:style-name="T51">public</text:span><text:span text:style-name="T52"> </text:span><text:span text:style-name="T51">class</text:span><text:span text:style-name="T52"> </text:span><text:span text:style-name="T53">RecordDatabase</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Event</text:span><text:span text:style-name="T52">&lt;</text:span><text:span text:style-name="T53">Record</text:span><text:span text:style-name="T52">&gt; </text:span><text:span text:style-name="T60">recordAdded</text:span><text:span text:style-name="T52">;</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addRecord</text:span><text:span text:style-name="T52"> (</text:span><text:span text:style-name="T53">Record</text:span><text:span text:style-name="T52"> </text:span><text:span text:style-name="T86">record</text:span><text:span text:style-name="T52">) {</text:span></text:p>
            <text:p text:style-name="P4"><text:span text:style-name="T52"><text:s text:c="8"/></text:span><text:span text:style-name="T60">recordAdded</text:span><text:span text:style-name="T52">.</text:span><text:span text:style-name="T87">fire</text:span><text:span text:style-name="T52">(</text:span><text:span text:style-name="T107">record</text:span><text:span text:style-name="T52">);</text:span></text:p>
            <text:p text:style-name="P4"><text:span text:style-name="T52"><text:s text:c="4"/></text:span><text:span text:style-name="T52">}</text:span></text:p>
            <text:p text:style-name="P4"><text:span text:style-name="T55"/></text:p>
            <text:p text:style-name="P4"><text:span text:style-name="T52">}</text:span></text:p>
            <text:p text:style-name="P4"><text:span text:style-name="T52"/></text:p>
            <text:p text:style-name="P4"><text:span text:style-name="T51">public</text:span><text:span text:style-name="T52"> </text:span><text:span text:style-name="T51">class</text:span><text:span text:style-name="T52"> </text:span><text:span text:style-name="T53">RecordLogger</text:span><text:span text:style-name="T52"> {</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listenRecord</text:span><text:span text:style-name="T52"> (</text:span><text:span text:style-name="T56">@Observes</text:span><text:span text:style-name="T52"> </text:span><text:span text:style-name="T53">Record</text:span><text:span text:style-name="T52"> </text:span><text:span text:style-name="T86">record</text:span><text:span text:style-name="T52">) {</text:span></text:p>
            <text:p text:style-name="P4"><text:span text:style-name="T52"><text:s text:c="8"/></text:span><text:span text:style-name="T53">System</text:span><text:span text:style-name="T52">.</text:span><text:span text:style-name="T59">out</text:span><text:span text:style-name="T52">.println(</text:span><text:span text:style-name="T58">"Received: "</text:span><text:span text:style-name="T52"> + </text:span><text:span text:style-name="T107">record</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69" presentation:class="page"/>
          <draw:frame presentation:style-name="pr8"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7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25" draw:text-style-name="P1" draw:layer="layout" svg:width="25.199cm" svg:height="13.859cm" svg:x="1.4cm" svg:y="4.914cm" presentation:class="outline" presentation:user-transformed="true">
          <draw:text-box>
            <text:list text:style-name="L2">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draw:page-thumbnail draw:style-name="gr1" draw:layer="layout" svg:width="13.968cm" svg:height="10.476cm" svg:x="3.81cm" svg:y="2.123cm" draw:page-number="70" presentation:class="page"/>
          <draw:frame presentation:style-name="pr8"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draw:text-box>
          </draw:frame>
        </presentation:notes>
      </draw:page>
      <draw:page draw:name="page7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4" draw:text-style-name="P22" draw:layer="layout" svg:width="25.199cm" svg:height="14.901cm" svg:x="1.4cm" svg:y="5.755cm" presentation:class="outline" presentation:user-transformed="true">
          <draw:text-box>
            <text:p text:style-name="P4"><text:span text:style-name="T68">public</text:span><text:span text:style-name="T69"> </text:span><text:span text:style-name="T68">class</text:span><text:span text:style-name="T69"> </text:span><text:span text:style-name="T70">RecordDatabase</text:span><text:span text:style-name="T69"> {</text:span></text:p>
            <text:p text:style-name="P4"><text:span text:style-name="T71"/></text:p>
            <text:p text:style-name="P4"><text:span text:style-name="T69"><text:s text:c="4"/></text:span><text:span text:style-name="T72">@Inject</text:span></text:p>
            <text:p text:style-name="P4"><text:span text:style-name="T69"><text:s text:c="4"/></text:span><text:span text:style-name="T68">private</text:span><text:span text:style-name="T69"> </text:span><text:span text:style-name="T73">Event</text:span><text:span text:style-name="T69">&lt;</text:span><text:span text:style-name="T70">Record</text:span><text:span text:style-name="T69">&gt; </text:span><text:span text:style-name="T74">recordAdded</text:span><text:span text:style-name="T69">;</text:span></text:p>
            <text:p text:style-name="P4"><text:span text:style-name="T71"/></text:p>
            <text:p text:style-name="P4"><text:span text:style-name="T69"><text:s text:c="4"/></text:span><text:span text:style-name="T68">public</text:span><text:span text:style-name="T69"> </text:span><text:span text:style-name="T68">void</text:span><text:span text:style-name="T69"> </text:span><text:span text:style-name="T75">addRecord</text:span><text:span text:style-name="T69"> (</text:span><text:span text:style-name="T70">Record</text:span><text:span text:style-name="T69"> </text:span><text:span text:style-name="T76">record</text:span><text:span text:style-name="T69">) {</text:span></text:p>
            <text:p text:style-name="P4"><text:span text:style-name="T69"><text:s text:c="8"/></text:span><text:span text:style-name="T73">Annotation</text:span><text:span text:style-name="T69"> </text:span><text:span text:style-name="T76">annotation</text:span><text:span text:style-name="T69"> = </text:span><text:span text:style-name="T68">new</text:span><text:span text:style-name="T69"> </text:span><text:span text:style-name="T77">AnnotationLiteral</text:span><text:span text:style-name="T69">&lt;</text:span><text:span text:style-name="T72">Added</text:span><text:span text:style-name="T69">&gt;() {};</text:span></text:p>
            <text:p text:style-name="P4"><text:span text:style-name="T69"><text:s text:c="8"/></text:span><text:span text:style-name="T74">recordAdded</text:span><text:span text:style-name="T69">.</text:span><text:span text:style-name="T78">select</text:span><text:span text:style-name="T69">(</text:span><text:span text:style-name="T79">annotation</text:span><text:span text:style-name="T69">).</text:span><text:span text:style-name="T78">fire</text:span><text:span text:style-name="T69">(</text:span><text:span text:style-name="T79">record</text:span><text:span text:style-name="T69">);</text:span></text:p>
            <text:p text:style-name="P4"><text:span text:style-name="T69"><text:s text:c="4"/></text:span><text:span text:style-name="T69">}</text:span></text:p>
            <text:p text:style-name="P4"><text:span text:style-name="T71"/></text:p>
            <text:p text:style-name="P4"><text:span text:style-name="T69">}</text:span></text:p>
            <text:p text:style-name="P4"><text:span text:style-name="T69"/></text:p>
            <text:p text:style-name="P4"><text:span text:style-name="T68">public</text:span><text:span text:style-name="T69"> </text:span><text:span text:style-name="T68">class</text:span><text:span text:style-name="T69"> </text:span><text:span text:style-name="T70">RecordLogger</text:span><text:span text:style-name="T69"> {</text:span></text:p>
            <text:p text:style-name="P4"><text:span text:style-name="T71"/></text:p>
            <text:p text:style-name="P4"><text:span text:style-name="T69"><text:s text:c="4"/></text:span><text:span text:style-name="T68">public</text:span><text:span text:style-name="T69"> </text:span><text:span text:style-name="T68">void</text:span><text:span text:style-name="T69"> </text:span><text:span text:style-name="T75">objectEvent</text:span><text:span text:style-name="T69"> (</text:span><text:span text:style-name="T72">@Observes</text:span><text:span text:style-name="T69"> </text:span><text:span text:style-name="T70">Object</text:span><text:span text:style-name="T69"> </text:span><text:span text:style-name="T76">object</text:span><text:span text:style-name="T69">) {}</text:span></text:p>
            <text:p text:style-name="P4"><text:span text:style-name="T69"><text:s text:c="4"/></text:span><text:span text:style-name="T68">public</text:span><text:span text:style-name="T69"> </text:span><text:span text:style-name="T68">void</text:span><text:span text:style-name="T69"> </text:span><text:span text:style-name="T75">recordEvent</text:span><text:span text:style-name="T69"> (</text:span><text:span text:style-name="T72">@Observes</text:span><text:span text:style-name="T69"> </text:span><text:span text:style-name="T70">Record</text:span><text:span text:style-name="T69"> </text:span><text:span text:style-name="T76">record</text:span><text:span text:style-name="T69">) {}</text:span></text:p>
            <text:p text:style-name="P4"><text:span text:style-name="T69"><text:s text:c="4"/></text:span><text:span text:style-name="T68">public</text:span><text:span text:style-name="T69"> </text:span><text:span text:style-name="T68">void</text:span><text:span text:style-name="T69"> </text:span><text:span text:style-name="T75">recordAdded</text:span><text:span text:style-name="T69"> (</text:span><text:span text:style-name="T72">@Observes</text:span><text:span text:style-name="T69"> </text:span><text:span text:style-name="T72">@Added</text:span><text:span text:style-name="T69"> </text:span><text:span text:style-name="T70">Record</text:span><text:span text:style-name="T69"> </text:span><text:span text:style-name="T76">record</text:span><text:span text:style-name="T69">) {}</text:span></text:p>
            <text:p text:style-name="P4"><text:span text:style-name="T69"><text:s text:c="4"/></text:span><text:span text:style-name="T68">public</text:span><text:span text:style-name="T69"> </text:span><text:span text:style-name="T68">void</text:span><text:span text:style-name="T69"> </text:span><text:span text:style-name="T75">recordDeleted</text:span><text:span text:style-name="T69"> (</text:span><text:span text:style-name="T72">@Observes</text:span><text:span text:style-name="T69"> </text:span><text:span text:style-name="T72">@Deleted</text:span><text:span text:style-name="T69"> </text:span><text:span text:style-name="T70">Record</text:span><text:span text:style-name="T69"> </text:span><text:span text:style-name="T76">record</text:span><text:span text:style-name="T69">) {}</text:span></text:p>
            <text:p text:style-name="P4"><text:span text:style-name="T71"/></text:p>
            <text:p text:style-name="P4"><text:span text:style-name="T69">}</text:span></text:p>
          </draw:text-box>
        </draw:frame>
        <presentation:notes draw:style-name="dp2">
          <draw:page-thumbnail draw:style-name="gr1" draw:layer="layout" svg:width="13.968cm" svg:height="10.476cm" svg:x="3.81cm" svg:y="2.123cm" draw:page-number="71" presentation:class="page"/>
          <draw:frame presentation:style-name="pr6"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7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7" draw:text-style-name="P22" draw:layer="layout" svg:width="25.199cm" svg:height="13.859cm" svg:x="1.4cm" svg:y="4.914cm" presentation:class="outline" presentation:user-transformed="true">
          <draw:text-box>
            <text:p text:style-name="P4"><text:span text:style-name="T68">public</text:span><text:span text:style-name="T69"> </text:span><text:span text:style-name="T68">class</text:span><text:span text:style-name="T69"> </text:span><text:span text:style-name="T70">RecordLogger</text:span><text:span text:style-name="T69"> {</text:span></text:p>
            <text:p text:style-name="P4"><text:span text:style-name="T71"/></text:p>
            <text:p text:style-name="P4"><text:span text:style-name="T69"><text:s text:c="4"/></text:span><text:span text:style-name="T68">public</text:span><text:span text:style-name="T69"> </text:span><text:span text:style-name="T68">void</text:span><text:span text:style-name="T69"> </text:span><text:span text:style-name="T75">recordString</text:span><text:span text:style-name="T69"> (</text:span><text:span text:style-name="T72">@Observes</text:span><text:span text:style-name="T69"> </text:span><text:span text:style-name="T70">Record</text:span><text:span text:style-name="T69">&lt;</text:span><text:span text:style-name="T70">String</text:span><text:span text:style-name="T69">&gt; </text:span><text:span text:style-name="T76">record</text:span><text:span text:style-name="T69">) {}</text:span></text:p>
            <text:p text:style-name="P4"><text:span text:style-name="T69"><text:s text:c="4"/></text:span><text:span text:style-name="T68">public</text:span><text:span text:style-name="T69"> </text:span><text:span text:style-name="T68">void</text:span><text:span text:style-name="T69"> </text:span><text:span text:style-name="T75">recordNumber</text:span><text:span text:style-name="T69"> (</text:span><text:span text:style-name="T72">@Observes</text:span><text:span text:style-name="T69"> </text:span><text:span text:style-name="T70">Record</text:span><text:span text:style-name="T69">&lt;</text:span><text:span text:style-name="T77">Number</text:span><text:span text:style-name="T69">&gt; </text:span><text:span text:style-name="T76">record</text:span><text:span text:style-name="T69">) {}</text:span></text:p>
            <text:p text:style-name="P4"><text:span text:style-name="T71"/></text:p>
            <text:p text:style-name="P4"><text:span text:style-name="T69">}</text:span></text:p>
          </draw:text-box>
        </draw:frame>
        <presentation:notes draw:style-name="dp2">
          <draw:page-thumbnail draw:style-name="gr1" draw:layer="layout" svg:width="13.968cm" svg:height="10.476cm" svg:x="3.81cm" svg:y="2.123cm" draw:page-number="72" presentation:class="page"/>
          <draw:frame presentation:style-name="pr8"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7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7" draw:text-style-name="P17" draw:layer="layout" svg:width="25.199cm" svg:height="13.859cm" svg:x="1.4cm" svg:y="4.914cm" presentation:class="outline" presentation:user-transformed="true">
          <draw:text-box>
            <text:p text:style-name="P4"><text:span text:style-name="T52"><text:s text:c="4"/></text:span><text:span text:style-name="T51">public</text:span><text:span text:style-name="T52"> </text:span><text:span text:style-name="T51">void</text:span><text:span text:style-name="T52"> </text:span><text:span text:style-name="T57">beginRequest</text:span><text:span text:style-name="T52">(</text:span><text:span text:style-name="T56">@Observes</text:span><text:span text:style-name="T52"> </text:span><text:span text:style-name="T56">@Initialized</text:span><text:span text:style-name="T52">(</text:span><text:span text:style-name="T56">RequestScoped</text:span><text:span text:style-name="T52">.</text:span><text:span text:style-name="T51">class</text:span><text:span text:style-name="T52">) </text:span><text:span text:style-name="T54">ServletRequest</text:span><text:span text:style-name="T52"> </text:span><text:span text:style-name="T86">req</text:span><text:span text:style-name="T52">) {}</text:span></text:p>
            <text:p text:style-name="P4"><text:span text:style-name="T52"/></text:p>
            <text:p text:style-name="P4"><text:span text:style-name="T81"><text:s text:c="4"/></text:span><text:span text:style-name="T80">public</text:span><text:span text:style-name="T81"> </text:span><text:span text:style-name="T80">void</text:span><text:span text:style-name="T81"> </text:span><text:span text:style-name="T93">endRequest</text:span><text:span text:style-name="T81">(</text:span><text:span text:style-name="T84">@Observes</text:span><text:span text:style-name="T81"> </text:span><text:span text:style-name="T84">@Destroyed</text:span><text:span text:style-name="T81">(</text:span><text:span text:style-name="T84">RequestScoped</text:span><text:span text:style-name="T81">.</text:span><text:span text:style-name="T80">class</text:span><text:span text:style-name="T83">) </text:span><text:span text:style-name="T54">ServletRequest</text:span><text:span text:style-name="T52"> </text:span><text:span text:style-name="T86">req</text:span><text:span text:style-name="T52">) {}</text:span></text:p>
            <text:p text:style-name="P4"><text:span text:style-name="T52"/></text:p>
            <text:p text:style-name="P4"><text:span text:style-name="T81"><text:s text:c="4"/></text:span><text:span text:style-name="T80">public</text:span><text:span text:style-name="T81"> </text:span><text:span text:style-name="T80">void</text:span><text:span text:style-name="T81"> </text:span><text:span text:style-name="T93">beginSession</text:span><text:span text:style-name="T81">(</text:span><text:span text:style-name="T84">@Observes</text:span><text:span text:style-name="T81"> </text:span><text:span text:style-name="T84">@Initialized</text:span><text:span text:style-name="T81">(</text:span><text:span text:style-name="T84">SessionScoped</text:span><text:span text:style-name="T81">.</text:span><text:span text:style-name="T80">class</text:span><text:span text:style-name="T83">) </text:span><text:span text:style-name="T54">HttpSession </text:span><text:span text:style-name="T86">req</text:span><text:span text:style-name="T52">) {}</text:span></text:p>
            <text:p text:style-name="P4"><text:span text:style-name="T52"/></text:p>
            <text:p text:style-name="P4"><text:span text:style-name="T52"><text:s text:c="4"/></text:span><text:span text:style-name="T51">public</text:span><text:span text:style-name="T52"> </text:span><text:span text:style-name="T51">void</text:span><text:span text:style-name="T52"> </text:span><text:span text:style-name="T57">endSession</text:span><text:span text:style-name="T52">(</text:span><text:span text:style-name="T56">@Observes</text:span><text:span text:style-name="T52"> </text:span><text:span text:style-name="T56">@Destroyed</text:span><text:span text:style-name="T52">(</text:span><text:span text:style-name="T56">SessionScoped</text:span><text:span text:style-name="T52">.</text:span><text:span text:style-name="T51">class</text:span><text:span text:style-name="T52">) </text:span><text:span text:style-name="T54">HttpSession</text:span><text:span text:style-name="T52"> </text:span><text:span text:style-name="T86">req</text:span><text:span text:style-name="T52">) {}</text:span></text:p>
          </draw:text-box>
        </draw:frame>
        <presentation:notes draw:style-name="dp2">
          <draw:page-thumbnail draw:style-name="gr1" draw:layer="layout" svg:width="13.968cm" svg:height="10.476cm" svg:x="3.81cm" svg:y="2.123cm" draw:page-number="73" presentation:class="page"/>
          <draw:frame presentation:style-name="pr28"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7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7" draw:text-style-name="P17" draw:layer="layout" svg:width="25.199cm" svg:height="13.859cm" svg:x="1.4cm" svg:y="4.914cm" presentation:class="outline" presentation:user-transformed="true">
          <draw:text-box>
            <text:p text:style-name="P4"><text:span text:style-name="T56">@Decorator</text:span></text:p>
            <text:p text:style-name="P4"><text:span text:style-name="T56">@Priority</text:span><text:span text:style-name="T52">(</text:span><text:span text:style-name="T56">Interceptor</text:span><text:span text:style-name="T52">.</text:span><text:span text:style-name="T53">Priority</text:span><text:span text:style-name="T52">.</text:span><text:span text:style-name="T59">APPLICATION</text:span><text:span text:style-name="T52">)</text:span></text:p>
            <text:p text:style-name="P4"><text:span text:style-name="T51">public</text:span><text:span text:style-name="T52"> </text:span><text:span text:style-name="T51">class</text:span><text:span text:style-name="T52"> </text:span><text:span text:style-name="T53">HelloDecorator</text:span><text:span text:style-name="T52"> </text:span><text:span text:style-name="T51">implements</text:span><text:span text:style-name="T52"> </text:span><text:span text:style-name="T54">HelloService</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6">@Delegate</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 text:c="4"/></text:span><text:span text:style-name="T56">@Override</text:span></text:p>
            <text:p text:style-name="P4"><text:span text:style-name="T52"><text:s text:c="4"/></text:span><text:span text:style-name="T51">public</text:span><text:span text:style-name="T52"> </text:span><text:span text:style-name="T53">String</text:span><text:span text:style-name="T52"> </text:span><text:span text:style-name="T57">hello</text:span><text:span text:style-name="T52"> () {</text:span></text:p>
            <text:p text:style-name="P4"><text:span text:style-name="T52"><text:s text:c="8"/></text:span><text:span text:style-name="T51">return</text:span><text:span text:style-name="T52"> </text:span><text:span text:style-name="T58">"Decorated "</text:span><text:span text:style-name="T52"> + </text:span><text:span text:style-name="T60">hello</text:span><text:span text:style-name="T52">.</text:span><text:span text:style-name="T87">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74" presentation:class="page"/>
          <draw:frame presentation:style-name="pr28"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lass</text:p>
          </draw:text-box>
        </draw:frame>
        <draw:frame presentation:style-name="pr7" draw:text-style-name="P17" draw:layer="layout" svg:width="25.199cm" svg:height="13.859cm" svg:x="1.4cm" svg:y="4.915cm" presentation:class="outline" presentation:user-transformed="true">
          <draw:text-box>
            <text:p text:style-name="P4"><text:span text:style-name="T56">@Log</text:span></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p>
            <text:p text:style-name="P4"><text:span text:style-name="T81"><text:s text:c="4"/></text:span><text:span text:style-name="T80">public</text:span><text:span text:style-name="T81"> </text:span><text:span text:style-name="T82">GreeterClient</text:span><text:span text:style-name="T83"> () {}</text:span></text:p>
            <text:p text:style-name="P4"><text:span text:style-name="T52"/></text:p>
            <text:p text:style-name="P4"><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4"><text:span text:style-name="T52"><text:s text:c="8"/></text:span><text:span text:style-name="T87">display</text:span><text:span text:style-name="T52">(</text:span><text:span text:style-name="T60">hello</text:span><text:span text:style-name="T52">.</text:span><text:span text:style-name="T87">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75" presentation:class="page"/>
          <draw:frame presentation:style-name="pr8" draw:text-style-name="P9" draw:layer="layout" svg:width="17.271cm" svg:height="12.572cm" svg:x="2.159cm" svg:y="13.271cm" presentation:class="notes">
            <draw:text-box>
              <text:p><text:span text:style-name="T13">Interceptors are more advanced, and I believe they are more stable than decorators.</text:span></text:p>
              <text:p><text:span text:style-name="T13">Interceptors as I have mentioned earlier, they sit around methods or constructors, and they can be declared on the entire class or the method itself.</text:span></text:p>
              <text:p><text:span text:style-name="T13">Here we see an interceptor on the class.</text:span></text:p>
              <text:p><text:span text:style-name="T13"/></text:p>
            </draw:text-box>
          </draw:frame>
        </presentation:notes>
      </draw:page>
      <draw:page draw:name="page7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7" draw:text-style-name="P17" draw:layer="layout" svg:width="25.199cm" svg:height="13.859cm" svg:x="1.4cm" svg:y="4.914cm" presentation:class="outline" presentation:user-transformed="true">
          <draw:text-box>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p>
            <text:p text:style-name="P4"><text:span text:style-name="T56"><text:s text:c="4"/></text:span><text:span text:style-name="T56">@Log</text:span></text:p>
            <text:p text:style-name="P4"><text:span text:style-name="T81"><text:s text:c="4"/></text:span><text:span text:style-name="T80">public</text:span><text:span text:style-name="T81"> </text:span><text:span text:style-name="T82">GreeterClient</text:span><text:span text:style-name="T83"> () {}</text:span></text:p>
            <text:p text:style-name="P4"><text:span text:style-name="T52"/></text:p>
            <text:p text:style-name="P4"><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4"><text:span text:style-name="T52"><text:s text:c="8"/></text:span><text:span text:style-name="T87">display</text:span><text:span text:style-name="T52">(</text:span><text:span text:style-name="T60">hello</text:span><text:span text:style-name="T52">.</text:span><text:span text:style-name="T87">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76" presentation:class="page"/>
          <draw:frame presentation:style-name="pr8" draw:text-style-name="P3" draw:layer="layout" svg:width="17.271cm" svg:height="12.572cm" svg:x="2.159cm" svg:y="13.271cm" presentation:class="notes" presentation:user-transformed="true">
            <draw:text-box>
              <text:p text:style-name="P18"><text:span text:style-name="T13">Here we see an interceptor annotation on the constructor.</text:span></text:p>
              <text:p text:style-name="P18"><text:span text:style-name="T13"/></text:p>
              <text:p text:style-name="P18"><text:span text:style-name="T13"/></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7" draw:text-style-name="P17" draw:layer="layout" svg:width="25.199cm" svg:height="13.859cm" svg:x="1.4cm" svg:y="4.914cm" presentation:class="outline" presentation:user-transformed="true">
          <draw:text-box>
            <text:p text:style-name="P4"><text:span text:style-name="T51">public</text:span><text:span text:style-name="T57"> </text:span><text:span text:style-name="T51">class</text:span><text:span text:style-name="T57"> </text:span><text:span text:style-name="T53">GreeterClient</text:span><text:span text:style-name="T57">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p>
            <text:p text:style-name="P4"><text:span text:style-name="T81"><text:s text:c="4"/></text:span><text:span text:style-name="T80">public</text:span><text:span text:style-name="T81"> </text:span><text:span text:style-name="T82">GreeterClient</text:span><text:span text:style-name="T83"> () {}</text:span></text:p>
            <text:p text:style-name="P4"><text:span text:style-name="T52"/></text:p>
            <text:p text:style-name="P4"><text:span text:style-name="T56"><text:s text:c="4"/></text:span><text:span text:style-name="T56">@Log</text:span></text:p>
            <text:p text:style-name="P4"><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4"><text:span text:style-name="T52"><text:s text:c="8"/></text:span><text:span text:style-name="T87">display</text:span><text:span text:style-name="T52">(</text:span><text:span text:style-name="T60">hello</text:span><text:span text:style-name="T52">.</text:span><text:span text:style-name="T87">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77" presentation:class="page"/>
          <draw:frame presentation:style-name="pr8" draw:text-style-name="P9" draw:layer="layout" svg:width="17.271cm" svg:height="12.572cm" svg:x="2.159cm" svg:y="13.271cm" presentation:class="notes">
            <draw:text-box>
              <text:p text:style-name="P18"><text:span text:style-name="T13">And here we see an interceptor annotation on the method.</text:span></text:p>
              <text:p text:style-name="P18"><text:span text:style-name="T13">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18"><text:span text:style-name="T13">But the interceptor around constructor wraps custom logic around constructors, and the interceptor around methods wraps custom logic around methods.</text:span></text:p>
              <text:p text:style-name="P18"><text:span text:style-name="T13">Constructor interceptors some limitations unfortunately, I do not remember what are those.</text:span></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7" draw:text-style-name="P17" draw:layer="layout" svg:width="25.199cm" svg:height="13.859cm" svg:x="1.4cm" svg:y="4.914cm" presentation:class="outline" presentation:user-transformed="true">
          <draw:text-box>
            <text:p text:style-name="P4"><text:span text:style-name="T56">@InterceptorBinding</text:span></text:p>
            <text:p text:style-name="P4"><text:span text:style-name="T56">@Target</text:span><text:span text:style-name="T52">({</text:span><text:span text:style-name="T59">CONSTRUCTOR</text:span><text:span text:style-name="T52">,</text:span><text:span text:style-name="T59"> METHOD</text:span><text:span text:style-name="T52">, </text:span><text:span text:style-name="T59">TYPE</text:span><text:span text:style-name="T52">})</text:span></text:p>
            <text:p text:style-name="P4"><text:span text:style-name="T56">@Retention</text:span><text:span text:style-name="T52">(</text:span><text:span text:style-name="T59">RUNTIME</text:span><text:span text:style-name="T52">)</text:span></text:p>
            <text:p text:style-name="P4"><text:span text:style-name="T51">public</text:span><text:span text:style-name="T52"> </text:span><text:span text:style-name="T51">@interface</text:span><text:span text:style-name="T52"> </text:span><text:span text:style-name="T56">Log</text:span><text:span text:style-name="T52"> {</text:span></text:p>
            <text:p text:style-name="P4"><text:span text:style-name="T52">}</text:span></text:p>
          </draw:text-box>
        </draw:frame>
        <presentation:notes draw:style-name="dp2">
          <draw:page-thumbnail draw:style-name="gr1" draw:layer="layout" svg:width="13.968cm" svg:height="10.476cm" svg:x="3.81cm" svg:y="2.123cm" draw:page-number="78" presentation:class="page"/>
          <draw:frame presentation:style-name="pr8"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35" draw:text-style-name="P22" draw:layer="layout" svg:width="25.199cm" svg:height="14.156cm" svg:x="1.4cm" svg:y="4.914cm" presentation:class="outline" presentation:user-transformed="true">
          <draw:text-box>
            <text:p text:style-name="P4"><text:span text:style-name="T72">@Interceptor</text:span></text:p>
            <text:p text:style-name="P4"><text:span text:style-name="T72">@Log</text:span></text:p>
            <text:p text:style-name="P4"><text:span text:style-name="T72">@Priority</text:span><text:span text:style-name="T69">(</text:span><text:span text:style-name="T72">Interceptor</text:span><text:span text:style-name="T69">.</text:span><text:span text:style-name="T70">Priority</text:span><text:span text:style-name="T69">.</text:span><text:span text:style-name="T108">APPLICATION</text:span><text:span text:style-name="T69">)</text:span></text:p>
            <text:p text:style-name="P4"><text:span text:style-name="T68">public</text:span><text:span text:style-name="T69"> </text:span><text:span text:style-name="T68">class</text:span><text:span text:style-name="T69"> </text:span><text:span text:style-name="T70">LogInterceptor</text:span><text:span text:style-name="T69"> {</text:span></text:p>
            <text:p text:style-name="P4"><text:span text:style-name="T71"/></text:p>
            <text:p text:style-name="P4"><text:span text:style-name="T69"><text:s text:c="4"/></text:span><text:span text:style-name="T72">@AroundInvoke</text:span></text:p>
            <text:p text:style-name="P4"><text:span text:style-name="T69"><text:s text:c="4"/></text:span><text:span text:style-name="T68">public</text:span><text:span text:style-name="T69"> </text:span><text:span text:style-name="T70">Object</text:span><text:span text:style-name="T69"> </text:span><text:span text:style-name="T75">log</text:span><text:span text:style-name="T69"> (</text:span><text:span text:style-name="T73">InvocationContext</text:span><text:span text:style-name="T69"> </text:span><text:span text:style-name="T76">ic</text:span><text:span text:style-name="T69">) </text:span><text:span text:style-name="T68">throws</text:span><text:span text:style-name="T69"> </text:span><text:span text:style-name="T70">Exception</text:span><text:span text:style-name="T69"> {</text:span></text:p>
            <text:p text:style-name="P4"><text:span text:style-name="T69"><text:s text:c="8"/></text:span><text:span text:style-name="T70">System</text:span><text:span text:style-name="T69">.</text:span><text:span text:style-name="T108">out</text:span><text:span text:style-name="T69">.println(</text:span><text:span text:style-name="T109">"Start "</text:span><text:span text:style-name="T69"> + </text:span><text:span text:style-name="T79">ic</text:span><text:span text:style-name="T69">.</text:span><text:span text:style-name="T78">getMethod</text:span><text:span text:style-name="T69">().getName());</text:span></text:p>
            <text:p text:style-name="P4"><text:span text:style-name="T69"><text:s text:c="8"/></text:span><text:span text:style-name="T68">try</text:span><text:span text:style-name="T69">{</text:span></text:p>
            <text:p text:style-name="P4"><text:span text:style-name="T69"><text:s text:c="12"/></text:span><text:span text:style-name="T68">return</text:span><text:span text:style-name="T69"> </text:span><text:span text:style-name="T79">ic</text:span><text:span text:style-name="T69">.</text:span><text:span text:style-name="T78">proceed</text:span><text:span text:style-name="T69">();</text:span></text:p>
            <text:p text:style-name="P4"><text:span text:style-name="T69"><text:s text:c="8"/></text:span><text:span text:style-name="T69">}</text:span><text:span text:style-name="T68">catch</text:span><text:span text:style-name="T69">( </text:span><text:span text:style-name="T70">Exception</text:span><text:span text:style-name="T69"> </text:span><text:span text:style-name="T76">e</text:span><text:span text:style-name="T69"> ){</text:span></text:p>
            <text:p text:style-name="P4"><text:span text:style-name="T69"><text:s text:c="12"/></text:span><text:span text:style-name="T70">System</text:span><text:span text:style-name="T69">.</text:span><text:span text:style-name="T108">out</text:span><text:span text:style-name="T69">.println(</text:span><text:span text:style-name="T109">"Exception "</text:span><text:span text:style-name="T69"> + </text:span><text:span text:style-name="T79">e</text:span><text:span text:style-name="T69">);</text:span></text:p>
            <text:p text:style-name="P4"><text:span text:style-name="T69"><text:s text:c="12"/></text:span><text:span text:style-name="T68">throw</text:span><text:span text:style-name="T69"> </text:span><text:span text:style-name="T79">e</text:span><text:span text:style-name="T69">;</text:span></text:p>
            <text:p text:style-name="P4"><text:span text:style-name="T69"><text:s text:c="8"/></text:span><text:span text:style-name="T69">}</text:span><text:span text:style-name="T68">finally</text:span><text:span text:style-name="T69">{</text:span></text:p>
            <text:p text:style-name="P4"><text:span text:style-name="T69"><text:s text:c="12"/></text:span><text:span text:style-name="T70">System</text:span><text:span text:style-name="T69">.</text:span><text:span text:style-name="T108">out</text:span><text:span text:style-name="T69">.println(</text:span><text:span text:style-name="T109">"End "</text:span><text:span text:style-name="T69"> + </text:span><text:span text:style-name="T79">ic</text:span><text:span text:style-name="T69">.</text:span><text:span text:style-name="T78">getMethod</text:span><text:span text:style-name="T69">().getName());</text:span></text:p>
            <text:p text:style-name="P4"><text:span text:style-name="T69"><text:s text:c="8"/></text:span><text:span text:style-name="T69">}</text:span></text:p>
            <text:p text:style-name="P4"><text:span text:style-name="T69"><text:s text:c="4"/></text:span><text:span text:style-name="T69">}</text:span></text:p>
            <text:p text:style-name="P4"><text:span text:style-name="T71"/></text:p>
            <text:p text:style-name="P4"><text:span text:style-name="T69">}</text:span></text:p>
          </draw:text-box>
        </draw:frame>
        <presentation:notes draw:style-name="dp2">
          <draw:page-thumbnail draw:style-name="gr1" draw:layer="layout" svg:width="13.968cm" svg:height="10.476cm" svg:x="3.81cm" svg:y="2.123cm" draw:page-number="79" presentation:class="page"/>
          <draw:frame presentation:style-name="pr27" draw:text-style-name="P9"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35" draw:text-style-name="P1" draw:layer="layout" svg:width="25.199cm" svg:height="14.156cm" svg:x="1.4cm" svg:y="4.914cm" presentation:class="outline" presentation:user-transformed="true">
          <draw:text-box>
            <text:p text:style-name="P4"><text:span text:style-name="T72">@Interceptor</text:span></text:p>
            <text:p text:style-name="P4"><text:span text:style-name="T72">@Log</text:span></text:p>
            <text:p text:style-name="P4"><text:span text:style-name="T72">@Priority</text:span><text:span text:style-name="T69">(</text:span><text:span text:style-name="T72">Interceptor</text:span><text:span text:style-name="T69">.</text:span><text:span text:style-name="T70">Priority</text:span><text:span text:style-name="T69">.</text:span><text:span text:style-name="T108">APPLICATION</text:span><text:span text:style-name="T69">)</text:span></text:p>
            <text:p text:style-name="P4"><text:span text:style-name="T68">public</text:span><text:span text:style-name="T69"> </text:span><text:span text:style-name="T68">class</text:span><text:span text:style-name="T69"> </text:span><text:span text:style-name="T70">LogInterceptor</text:span><text:span text:style-name="T69"> {</text:span></text:p>
            <text:p text:style-name="P4"><text:span text:style-name="T71"/></text:p>
            <text:p text:style-name="P4"><text:span text:style-name="T69"><text:s text:c="4"/></text:span><text:span text:style-name="T72">@AroundConstruct</text:span></text:p>
            <text:p text:style-name="P4"><text:span text:style-name="T69"><text:s text:c="4"/></text:span><text:span text:style-name="T68">public</text:span><text:span text:style-name="T69"> </text:span><text:span text:style-name="T70">Object</text:span><text:span text:style-name="T69"> </text:span><text:span text:style-name="T75">log</text:span><text:span text:style-name="T69"> (</text:span><text:span text:style-name="T73">InvocationContext</text:span><text:span text:style-name="T69"> </text:span><text:span text:style-name="T76">ic</text:span><text:span text:style-name="T69">) </text:span><text:span text:style-name="T68">throws</text:span><text:span text:style-name="T69"> </text:span><text:span text:style-name="T70">Exception</text:span><text:span text:style-name="T69"> {</text:span></text:p>
            <text:p text:style-name="P4"><text:span text:style-name="T69"><text:s text:c="8"/></text:span><text:span text:style-name="T70">System</text:span><text:span text:style-name="T69">.</text:span><text:span text:style-name="T108">out</text:span><text:span text:style-name="T69">.println(</text:span><text:span text:style-name="T109">"Start "</text:span><text:span text:style-name="T69"> + </text:span><text:span text:style-name="T79">ic</text:span><text:span text:style-name="T69">.</text:span><text:span text:style-name="T78">getConstructor</text:span><text:span text:style-name="T69">().getName());</text:span></text:p>
            <text:p text:style-name="P4"><text:span text:style-name="T69"><text:s text:c="8"/></text:span><text:span text:style-name="T68">try</text:span><text:span text:style-name="T69">{</text:span></text:p>
            <text:p text:style-name="P4"><text:span text:style-name="T69"><text:s text:c="12"/></text:span><text:span text:style-name="T68">return</text:span><text:span text:style-name="T69"> </text:span><text:span text:style-name="T79">ic</text:span><text:span text:style-name="T69">.</text:span><text:span text:style-name="T78">proceed</text:span><text:span text:style-name="T69">();</text:span></text:p>
            <text:p text:style-name="P4"><text:span text:style-name="T69"><text:s text:c="8"/></text:span><text:span text:style-name="T69">}</text:span><text:span text:style-name="T68">catch</text:span><text:span text:style-name="T69">( </text:span><text:span text:style-name="T70">Exception</text:span><text:span text:style-name="T69"> </text:span><text:span text:style-name="T76">e</text:span><text:span text:style-name="T69"> ){</text:span></text:p>
            <text:p text:style-name="P4"><text:span text:style-name="T69"><text:s text:c="12"/></text:span><text:span text:style-name="T70">System</text:span><text:span text:style-name="T69">.</text:span><text:span text:style-name="T108">out</text:span><text:span text:style-name="T69">.println(</text:span><text:span text:style-name="T109">"Exception "</text:span><text:span text:style-name="T69"> + </text:span><text:span text:style-name="T79">e</text:span><text:span text:style-name="T69">);</text:span></text:p>
            <text:p text:style-name="P4"><text:span text:style-name="T69"><text:s text:c="12"/></text:span><text:span text:style-name="T68">throw</text:span><text:span text:style-name="T69"> </text:span><text:span text:style-name="T79">e</text:span><text:span text:style-name="T69">;</text:span></text:p>
            <text:p text:style-name="P4"><text:span text:style-name="T69"><text:s text:c="8"/></text:span><text:span text:style-name="T69">}</text:span><text:span text:style-name="T68">finally</text:span><text:span text:style-name="T69">{</text:span></text:p>
            <text:p text:style-name="P4"><text:span text:style-name="T69"><text:s text:c="12"/></text:span><text:span text:style-name="T70">System</text:span><text:span text:style-name="T69">.</text:span><text:span text:style-name="T108">out</text:span><text:span text:style-name="T69">.println(</text:span><text:span text:style-name="T109">"End "</text:span><text:span text:style-name="T69"> + </text:span><text:span text:style-name="T79">ic</text:span><text:span text:style-name="T69">.</text:span><text:span text:style-name="T78">getConstructor</text:span><text:span text:style-name="T69">().getName());</text:span></text:p>
            <text:p text:style-name="P4"><text:span text:style-name="T69"><text:s text:c="8"/></text:span><text:span text:style-name="T69">}</text:span></text:p>
            <text:p text:style-name="P4"><text:span text:style-name="T69"><text:s text:c="4"/></text:span><text:span text:style-name="T69">}</text:span></text:p>
            <text:p text:style-name="P4"><text:span text:style-name="T71"/></text:p>
            <text:p text:style-name="P4"><text:span text:style-name="T69">}</text:span></text:p>
          </draw:text-box>
        </draw:frame>
        <presentation:notes draw:style-name="dp2">
          <draw:page-thumbnail draw:style-name="gr1" draw:layer="layout" svg:width="13.968cm" svg:height="10.476cm" svg:x="3.81cm" svg:y="2.123cm" draw:page-number="80" presentation:class="page"/>
          <draw:frame presentation:style-name="pr8" draw:text-style-name="P9" draw:layer="layout" svg:width="17.271cm" svg:height="12.572cm" svg:x="2.159cm" svg:y="13.271cm" presentation:class="notes">
            <draw:text-box>
              <text:p><text:span text:style-name="T13">Constructor interceptors is almost the same, the difference is that we have to use the @AroundConstruct annotation, and instead of the getMethod we have to use getConstructor.</text:span></text:p>
              <text:p><text:span text:style-name="T13">But otherwise the method invocation is the same, and likewise it can throw exceptions, and whatever.</text:span></text:p>
              <text:p><text:span text:style-name="T13">From CDI viewpoint they are very similar.</text:span></text:p>
              <text:p><text:span text:style-name="T13"/></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7" draw:text-style-name="P1" draw:layer="layout" svg:width="25.199cm" svg:height="13.859cm" svg:x="1.4cm" svg:y="4.914cm" presentation:class="outline" presentation:user-transformed="true">
          <draw:text-box>
            <text:p text:style-name="P7"><text:span text:style-name="T18">&lt;</text:span><text:span text:style-name="T19">beans</text:span><text:span text:style-name="T20"> </text:span><text:span text:style-name="T21">xmlns</text:span><text:span text:style-name="T22">=</text:span><text:span text:style-name="T23">"</text:span><text:span text:style-name="T23"><text:a xlink:href="http://xmlns.jcp.org/xml/ns/javaee" xlink:type="simple">http://xmlns.jcp.org/xml/ns/javaee</text:a></text:span><text:span text:style-name="T23">" </text:span><text:span text:style-name="T21">xmlns:xsi</text:span><text:span text:style-name="T22">=</text:span><text:span text:style-name="T23">"</text:span><text:span text:style-name="T23"><text:a xlink:href="http://www.w3.org/2001/XMLSchema-instance" xlink:type="simple">http://www.w3.org/2001/XMLSchema-instance</text:a></text:span><text:span text:style-name="T23">" </text:span><text:span text:style-name="T21">xsi:schemaLocation</text:span><text:span text:style-name="T22">=</text:span><text:span text:style-name="T23">"http://xmlns.jcp.org/xml/ns/javaee http://xmlns.jcp.org/xml/ns/javaee/beans_1_1.xsd"</text:span><text:span text:style-name="T20"> </text:span><text:span text:style-name="T21">bean-discovery-mode</text:span><text:span text:style-name="T22">=</text:span><text:span text:style-name="T23">"all"</text:span><text:span text:style-name="T18">&gt;</text:span><text:span text:style-name="T18"><text:line-break/></text:span><text:span text:style-name="T22"> <text:s text:c="3"/></text:span><text:span text:style-name="T18">&lt;</text:span><text:span text:style-name="T19">interceptors</text:span><text:span text:style-name="T18">&gt;</text:span><text:span text:style-name="T18"><text:line-break/></text:span><text:span text:style-name="T22"> <text:s text:c="7"/></text:span><text:span text:style-name="T18">&lt;</text:span><text:span text:style-name="T19">class</text:span><text:span text:style-name="T18">&gt;</text:span><text:span text:style-name="T22">dbarchiver.aspect.ExceptionAsResponseInterceptor</text:span><text:span text:style-name="T18">&lt;/</text:span><text:span text:style-name="T19">class</text:span><text:span text:style-name="T18">&gt;</text:span><text:span text:style-name="T18"><text:line-break/></text:span><text:span text:style-name="T22"> <text:s text:c="7"/></text:span><text:span text:style-name="T18">&lt;</text:span><text:span text:style-name="T19">class</text:span><text:span text:style-name="T18">&gt;</text:span><text:span text:style-name="T22">dbarchiver.aspect.TraceLogInterceptor</text:span><text:span text:style-name="T18">&lt;/</text:span><text:span text:style-name="T19">class</text:span><text:span text:style-name="T18">&gt;</text:span><text:span text:style-name="T18"><text:line-break/></text:span><text:span text:style-name="T22"> <text:s text:c="7"/></text:span><text:span text:style-name="T18">&lt;</text:span><text:span text:style-name="T19">class</text:span><text:span text:style-name="T18">&gt;</text:span><text:span text:style-name="T22">dbarchiver.aspect.RetryInterceptor</text:span><text:span text:style-name="T18">&lt;/</text:span><text:span text:style-name="T19">class</text:span><text:span text:style-name="T18">&gt;</text:span><text:span text:style-name="T18"><text:line-break/></text:span><text:span text:style-name="T22"> <text:s text:c="3"/></text:span><text:span text:style-name="T18">&lt;/</text:span><text:span text:style-name="T19">interceptors</text:span><text:span text:style-name="T18">&gt;</text:span><text:span text:style-name="T22"><text:line-break/></text:span><text:span text:style-name="T18">&lt;/</text:span><text:span text:style-name="T19">beans</text:span><text:span text:style-name="T18">&gt;</text:span></text:p>
          </draw:text-box>
        </draw:frame>
        <presentation:notes draw:style-name="dp2">
          <draw:page-thumbnail draw:style-name="gr1" draw:layer="layout" svg:width="13.968cm" svg:height="10.476cm" svg:x="3.81cm" svg:y="2.123cm" draw:page-number="81" presentation:class="page"/>
          <draw:frame presentation:style-name="pr8"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7" draw:text-style-name="P24" draw:layer="layout" svg:width="25.199cm" svg:height="13.859cm" svg:x="1.4cm" svg:y="4.914cm" presentation:class="outline" presentation:user-transformed="true">
          <draw:text-box>
            <text:p text:style-name="P7"><text:span text:style-name="T56">@Interceptor</text:span><text:span text:style-name="T56"><text:line-break/></text:span><text:span text:style-name="T56">@ExceptionAsResponse</text:span><text:span text:style-name="T56"><text:line-break/></text:span><text:span text:style-name="T56">@Priority</text:span><text:span text:style-name="T57">(</text:span><text:span text:style-name="T56">Interceptor</text:span><text:span text:style-name="T57">.</text:span><text:span text:style-name="T53">Priority</text:span><text:span text:style-name="T57">.</text:span><text:span text:style-name="T61">APPLICATION</text:span><text:span text:style-name="T57">)</text:span><text:span text:style-name="T57"><text:line-break/></text:span><text:span text:style-name="T51">public</text:span><text:span text:style-name="T57"> </text:span><text:span text:style-name="T51">class</text:span><text:span text:style-name="T57"> </text:span><text:span text:style-name="T53">ExceptionAsResponseInterceptor</text:span><text:span text:style-name="T57"> {}</text:span><text:span text:style-name="T57"><text:line-break/></text:span><text:span text:style-name="T57"><text:line-break/></text:span><text:span text:style-name="T56">@Interceptor</text:span><text:span text:style-name="T56"><text:line-break/></text:span><text:span text:style-name="T56">@TraceLog</text:span><text:span text:style-name="T56"><text:line-break/></text:span><text:span text:style-name="T56">@Priority</text:span><text:span text:style-name="T57">(</text:span><text:span text:style-name="T56">Interceptor</text:span><text:span text:style-name="T57">.</text:span><text:span text:style-name="T53">Priority</text:span><text:span text:style-name="T57">.</text:span><text:span text:style-name="T61">APPLICATION</text:span><text:span text:style-name="T57"> + </text:span><text:span text:style-name="T61">1</text:span><text:span text:style-name="T57">)</text:span><text:span text:style-name="T57"><text:line-break/></text:span><text:span text:style-name="T51">public</text:span><text:span text:style-name="T57"> </text:span><text:span text:style-name="T51">class</text:span><text:span text:style-name="T57"> </text:span><text:span text:style-name="T53">TraceLogInterceptor</text:span><text:span text:style-name="T57"> {}</text:span><text:span text:style-name="T57"><text:line-break/></text:span><text:span text:style-name="T57"><text:line-break/></text:span><text:span text:style-name="T56">@Interceptor</text:span><text:span text:style-name="T56"><text:line-break/></text:span><text:span text:style-name="T56">@Retry</text:span><text:span text:style-name="T56"><text:line-break/></text:span><text:span text:style-name="T56">@Priority</text:span><text:span text:style-name="T57">(</text:span><text:span text:style-name="T56">Interceptor</text:span><text:span text:style-name="T57">.</text:span><text:span text:style-name="T53">Priority</text:span><text:span text:style-name="T57">.</text:span><text:span text:style-name="T61">APPLICATION</text:span><text:span text:style-name="T57"> + </text:span><text:span text:style-name="T61">2</text:span><text:span text:style-name="T57">)</text:span><text:span text:style-name="T57"><text:line-break/></text:span><text:span text:style-name="T51">public</text:span><text:span text:style-name="T57"> </text:span><text:span text:style-name="T51">class</text:span><text:span text:style-name="T57"> </text:span><text:span text:style-name="T53">RetryInterceptor</text:span><text:span text:style-name="T57"> {}</text:span></text:p>
          </draw:text-box>
        </draw:frame>
        <presentation:notes draw:style-name="dp2">
          <draw:page-thumbnail draw:style-name="gr1" draw:layer="layout" svg:width="13.968cm" svg:height="10.476cm" svg:x="3.81cm" svg:y="2.123cm" draw:page-number="82" presentation:class="page"/>
          <draw:frame presentation:style-name="pr8" draw:text-style-name="P3" draw:layer="layout" svg:width="17.271cm" svg:height="12.572cm" svg:x="2.159cm" svg:y="13.271cm" presentation:class="notes">
            <draw:text-box>
              <text:p>Yes, here is an example for the annotations.</text:p>
              <text:p>We can have a @Priority(Interceptor.Priority.APPLICATION) or +1 or +2.</text:p>
              <text:p>Obviously first we want to retry, then we want to log it, then we want to return it as a response.</text:p>
              <text:p>Retry is the innermost, TraceLog is the middle, and ExceptionAsResponse is the outermost.</text:p>
              <text:p>The higher the priority the more inner it is.</text:p>
              <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7" draw:text-style-name="P12" draw:layer="layout" svg:width="25.199cm" svg:height="13.859cm" svg:x="1.4cm" svg:y="6.124cm" presentation:class="outline" presentation:user-transformed="true">
          <draw:text-box>
            <text:p text:style-name="P4"><text:span text:style-name="T110">public</text:span><text:span text:style-name="T22"> </text:span><text:span text:style-name="T110">static</text:span><text:span text:style-name="T22"> </text:span><text:span text:style-name="T110">void</text:span><text:span text:style-name="T22"> </text:span><text:span text:style-name="T111">main</text:span><text:span text:style-name="T22"> (</text:span><text:span text:style-name="T112">String</text:span><text:span text:style-name="T22">[] </text:span><text:span text:style-name="T113">args</text:span><text:span text:style-name="T22">) {</text:span></text:p>
            <text:p text:style-name="P4"><text:span text:style-name="T20"/></text:p>
            <text:p text:style-name="P4"><text:span text:style-name="T22"><text:s text:c="4"/></text:span><text:span text:style-name="T114">SeContainerInitializer</text:span><text:span text:style-name="T22"> </text:span><text:span text:style-name="T113">initializer</text:span><text:span text:style-name="T22"> = </text:span><text:span text:style-name="T114">SeContainerInitializer</text:span><text:span text:style-name="T22">.</text:span><text:span text:style-name="T115">newInstance</text:span><text:span text:style-name="T22">();</text:span></text:p>
            <text:p text:style-name="P4"><text:span text:style-name="T22"><text:s text:c="4"/></text:span><text:span text:style-name="T110">try</text:span><text:span text:style-name="T22">( </text:span><text:span text:style-name="T116">SeContainer</text:span><text:span text:style-name="T22"> </text:span><text:span text:style-name="T113">container</text:span><text:span text:style-name="T22"> = </text:span><text:span text:style-name="T117">initializer</text:span><text:span text:style-name="T22">.</text:span><text:span text:style-name="T115">initialize</text:span><text:span text:style-name="T22">() ){</text:span></text:p>
            <text:p text:style-name="P4"><text:span text:style-name="T22"><text:s text:c="8"/></text:span><text:span text:style-name="T117">container</text:span><text:span text:style-name="T22">.</text:span><text:span text:style-name="T115">select</text:span><text:span text:style-name="T22">(</text:span><text:span text:style-name="T112">GreeterClient</text:span><text:span text:style-name="T22">.</text:span><text:span text:style-name="T110">class</text:span><text:span text:style-name="T22">).</text:span><text:span text:style-name="T115">get</text:span><text:span text:style-name="T22">().greet();</text:span></text:p>
            <text:p text:style-name="P4"><text:span text:style-name="T22"><text:s text:c="4"/></text:span><text:span text:style-name="T22">}</text:span></text:p>
            <text:p text:style-name="P4"><text:span text:style-name="T20"/></text:p>
            <text:p text:style-name="P4"><text:span text:style-name="T22">}</text:span></text:p>
          </draw:text-box>
        </draw:frame>
        <presentation:notes draw:style-name="dp2">
          <draw:page-thumbnail draw:style-name="gr1" draw:layer="layout" svg:width="13.968cm" svg:height="10.476cm" svg:x="3.81cm" svg:y="2.123cm" draw:page-number="83" presentation:class="page"/>
          <draw:frame presentation:style-name="pr6" draw:text-style-name="P3" draw:layer="layout" svg:width="17.271cm" svg:height="14.167cm" svg:x="2.159cm" svg:y="13.271cm" presentation:class="notes" presentation:user-transformed="true">
            <draw:text-box>
              <text:p>I have mentioned that CDI can also be used within Java Standard Edition applications. You need some bootstrap logic for that.</text:p>
              <text:p>Within Java Standard Edition applications you do not have an application server which gives you a ready-made CDI container, just you know for you to sit on like a comfy pillow, you need to have some pain to construct CDI.</text:p>
              <text:p>Last time I have checked it is this logic, this SeContainerInitializer.newInstance, which you can query for container, within a try-with-resources block. If that container is up, then you can select beans like you would select it with the other methods.</text:p>
              <text:p>And yeah I think I can show an example for that, with my cloudant-tools library.</text:p>
              <text:p>[...]</text:p>
              <text:p>Once we select an Application and run it, it is entirely under CDI control.</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7" draw:text-style-name="P12" draw:layer="layout" svg:width="25.199cm" svg:height="13.859cm" svg:x="1.4cm" svg:y="4.914cm" presentation:class="outline" presentation:user-transformed="true">
          <draw:text-box>
            <text:p text:style-name="P4"><text:span text:style-name="T114">SeContainerInitializer</text:span><text:span text:style-name="T22"> </text:span><text:span text:style-name="T113">initializer</text:span><text:span text:style-name="T22"> = </text:span><text:span text:style-name="T114">SeContainerInitializer</text:span><text:span text:style-name="T22">.</text:span><text:span text:style-name="T115">newInstance</text:span><text:span text:style-name="T22">();</text:span></text:p>
            <text:p text:style-name="P4"><text:span text:style-name="T117">initializer</text:span><text:span text:style-name="T22">.</text:span><text:span text:style-name="T115">disableDiscovery</text:span><text:span text:style-name="T22">();</text:span></text:p>
            <text:p text:style-name="P4"><text:span text:style-name="T117">initializer</text:span><text:span text:style-name="T22">.</text:span><text:span text:style-name="T115">addBeanClasses</text:span><text:span text:style-name="T22">(</text:span><text:span text:style-name="T112">GreeterClient</text:span><text:span text:style-name="T22">.</text:span><text:span text:style-name="T110">class</text:span><text:span text:style-name="T22">);</text:span></text:p>
            <text:p text:style-name="P4"><text:span text:style-name="T117">initializer</text:span><text:span text:style-name="T22">.</text:span><text:span text:style-name="T115">addBeanClasses</text:span><text:span text:style-name="T22">(</text:span><text:span text:style-name="T112">User</text:span><text:span text:style-name="T22">.</text:span><text:span text:style-name="T110">class</text:span><text:span text:style-name="T22">);</text:span></text:p>
            <text:p text:style-name="P4"><text:span text:style-name="T117">initializer</text:span><text:span text:style-name="T22">.</text:span><text:span text:style-name="T115">addBeanClasses</text:span><text:span text:style-name="T22">(</text:span><text:span text:style-name="T112">EnglishHelloService</text:span><text:span text:style-name="T22">.</text:span><text:span text:style-name="T110">class</text:span><text:span text:style-name="T22">);</text:span></text:p>
            <text:p text:style-name="P4"><text:span text:style-name="T117">initializer</text:span><text:span text:style-name="T22">.</text:span><text:span text:style-name="T115">enableDecorators</text:span><text:span text:style-name="T22">(</text:span><text:span text:style-name="T112">HelloDecorator</text:span><text:span text:style-name="T22">.</text:span><text:span text:style-name="T110">class</text:span><text:span text:style-name="T22">);</text:span></text:p>
            <text:p text:style-name="P4"><text:span text:style-name="T117">initializer</text:span><text:span text:style-name="T22">.</text:span><text:span text:style-name="T115">enableInterceptors</text:span><text:span text:style-name="T22">(</text:span><text:span text:style-name="T112">LogInterceptor</text:span><text:span text:style-name="T22">.</text:span><text:span text:style-name="T110">class</text:span><text:span text:style-name="T22">);</text:span></text:p>
            <text:p text:style-name="P4"><text:span text:style-name="T20"/></text:p>
            <text:p text:style-name="P4"><text:span text:style-name="T110">try</text:span><text:span text:style-name="T22">( </text:span><text:span text:style-name="T116">SeContainer</text:span><text:span text:style-name="T22"> </text:span><text:span text:style-name="T113">container</text:span><text:span text:style-name="T22"> = </text:span><text:span text:style-name="T117">initializer</text:span><text:span text:style-name="T22">.</text:span><text:span text:style-name="T115">initialize</text:span><text:span text:style-name="T22">() ){</text:span></text:p>
            <text:p text:style-name="P4"><text:span text:style-name="T22"><text:s text:c="4"/></text:span><text:span text:style-name="T116">Instance</text:span><text:span text:style-name="T22">&lt;</text:span><text:span text:style-name="T112">GreeterClient</text:span><text:span text:style-name="T22">&gt; </text:span><text:span text:style-name="T113">instance</text:span><text:span text:style-name="T22"> = </text:span><text:span text:style-name="T117">container</text:span><text:span text:style-name="T22">.</text:span><text:span text:style-name="T115">select</text:span><text:span text:style-name="T22">(</text:span><text:span text:style-name="T112">GreeterClient</text:span><text:span text:style-name="T22">.</text:span><text:span text:style-name="T110">class</text:span><text:span text:style-name="T22">);</text:span></text:p>
            <text:p text:style-name="P4"><text:span text:style-name="T22"><text:s text:c="4"/></text:span><text:span text:style-name="T112">GreeterClient</text:span><text:span text:style-name="T22"> </text:span><text:span text:style-name="T113">greeter</text:span><text:span text:style-name="T22"> = </text:span><text:span text:style-name="T117">instance</text:span><text:span text:style-name="T22">.</text:span><text:span text:style-name="T115">get</text:span><text:span text:style-name="T22">();</text:span></text:p>
            <text:p text:style-name="P4"><text:span text:style-name="T22"><text:s text:c="4"/></text:span><text:span text:style-name="T117">greeter</text:span><text:span text:style-name="T22">.greet();</text:span></text:p>
            <text:p text:style-name="P4"><text:span text:style-name="T22">}</text:span></text:p>
          </draw:text-box>
        </draw:frame>
        <presentation:notes draw:style-name="dp2">
          <draw:page-thumbnail draw:style-name="gr1" draw:layer="layout" svg:width="13.968cm" svg:height="10.476cm" svg:x="3.81cm" svg:y="2.123cm" draw:page-number="84" presentation:class="page"/>
          <draw:frame presentation:style-name="pr36" draw:text-style-name="P3" draw:layer="layout" svg:width="17.271cm" svg:height="19.676cm" svg:x="2.159cm" svg:y="13.271cm" presentation:class="notes" presentation:user-transformed="true">
            <draw:text-box>
              <text:p>This is another Java Standard Edition example.</text:p>
              <text:p>In this case we disable the default bean discovery, that was annotated by the beans.xml.</text:p>
              <text:p>Instead of discovery bean mode all, we disable the bean discovery, and we add bean classes, decorators, and interceptors manually.</text:p>
              <text:p>Why is this useful?</text:p>
              <text:p>When if you have a huge application, you do not want CDI to scan and instantiate every single class that you have.</text:p>
              <text:p>Maybe you just want to test a very little feature, and you do not want CDI to instantiate the entire application.</text:p>
              <text:p>You only want a select few dependencies, a select few classes to instantiate and do some tests on them.</text:p>
              <text:p>And by the way this is also how the CDI-Unit works, that I will show you at a later date, we will need another hour for more information, but yeah anyway.</text:p>
              <text:p>CDI-Unit which is a test unit runner, works on this same exact concept, you give a class, and inserts some default dependency classes, but you can also add some custom classes. And instead of scanning the entire application and instantiating the entire application for every single test, it will only use a subset of classes.</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25" draw:text-style-name="P1" draw:layer="layout" svg:width="25.199cm" svg:height="13.859cm" svg:x="1.4cm" svg:y="4.914cm" presentation:class="outline" presentation:user-transformed="true">
          <draw:text-box>
            <text:list text:style-name="L2">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draw:page-thumbnail draw:style-name="gr1" draw:layer="layout" svg:width="13.968cm" svg:height="10.476cm" svg:x="3.81cm" svg:y="2.123cm" draw:page-number="85" presentation:class="page"/>
          <draw:frame presentation:style-name="pr37"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7" draw:text-style-name="P5" draw:layer="layout" svg:width="25.199cm" svg:height="13.859cm" svg:x="1.4cm" svg:y="4.914cm" presentation:class="outline" presentation:user-transformed="true">
          <draw:text-box>
            <text:p text:style-name="P4"><text:span text:style-name="T2">class</text:span><text:span text:style-name="T9"> </text:span><text:span text:style-name="T4">MyExtension</text:span><text:span text:style-name="T9"> </text:span><text:span text:style-name="T2">implements</text:span><text:span text:style-name="T9"> </text:span><text:span text:style-name="T15">Extension</text:span><text:span text:style-name="T9"> {</text:span></text:p>
            <text:p text:style-name="P4"><text:span text:style-name="T2"/></text:p>
            <text:p text:style-name="P4"><text:span text:style-name="T9"><text:s text:c="4"/></text:span><text:span text:style-name="T4">Logger</text:span><text:span text:style-name="T9"> </text:span><text:span text:style-name="T4">logger</text:span><text:span text:style-name="T9"> = </text:span><text:span text:style-name="T4">Logger</text:span><text:span text:style-name="T9">.</text:span><text:span text:style-name="T16">getLogger</text:span><text:span text:style-name="T9">(getClass().getName());</text:span></text:p>
            <text:p text:style-name="P4"><text:span text:style-name="T2"/></text:p>
            <text:p text:style-name="P4"><text:span text:style-name="T9"><text:s text:c="4"/></text:span><text:span text:style-name="T2">void</text:span><text:span text:style-name="T9"> beforeBeanDiscovery (</text:span><text:span text:style-name="T12">@Observes</text:span><text:span text:style-name="T9"> </text:span><text:span text:style-name="T15">BeforeBeanDiscovery</text:span><text:span text:style-name="T9"> </text:span><text:span text:style-name="T10">bbd</text:span><text:span text:style-name="T9">) {</text:span></text:p>
            <text:p text:style-name="P4"><text:span text:style-name="T9"><text:s text:c="8"/></text:span><text:span text:style-name="T4">logger</text:span><text:span text:style-name="T9">.info(</text:span><text:span text:style-name="T17">"beginning the scanning process"</text:span><text:span text:style-name="T9">);</text:span></text:p>
            <text:p text:style-name="P4"><text:span text:style-name="T2"><text:s text:c="4"/></text:span><text:span text:style-name="T2">}</text:span></text:p>
            <text:p text:style-name="P4"><text:span text:style-name="T2"/></text:p>
            <text:p text:style-name="P4"><text:span text:style-name="T9"><text:s text:c="4"/></text:span><text:span text:style-name="T9">&lt;</text:span><text:span text:style-name="T4">T</text:span><text:span text:style-name="T9">&gt; </text:span><text:span text:style-name="T2">void</text:span><text:span text:style-name="T9"> processAnnotatedType (</text:span><text:span text:style-name="T12">@Observes</text:span><text:span text:style-name="T9"> </text:span><text:span text:style-name="T15">ProcessAnnotatedType</text:span><text:span text:style-name="T9">&lt;</text:span><text:span text:style-name="T4">T</text:span><text:span text:style-name="T9">&gt; </text:span><text:span text:style-name="T10">pat</text:span><text:span text:style-name="T9">) {</text:span></text:p>
            <text:p text:style-name="P4"><text:span text:style-name="T9"><text:s text:c="8"/></text:span><text:span text:style-name="T4">logger</text:span><text:span text:style-name="T9">.info(</text:span><text:span text:style-name="T17">"scanning type: "</text:span><text:span text:style-name="T9"> + </text:span><text:span text:style-name="T10">pat</text:span><text:span text:style-name="T9">.</text:span><text:span text:style-name="T16">getAnnotatedType</text:span><text:span text:style-name="T9">().</text:span><text:span text:style-name="T16">getJavaClass</text:span><text:span text:style-name="T9">().getName());</text:span></text:p>
            <text:p text:style-name="P4"><text:span text:style-name="T2"/></text:p>
            <text:p text:style-name="P4"><text:span text:style-name="T2"><text:s text:c="4"/></text:span><text:span text:style-name="T2">}</text:span></text:p>
            <text:p text:style-name="P4"><text:span text:style-name="T2"/></text:p>
            <text:p text:style-name="P4"><text:span text:style-name="T9"><text:s text:c="4"/></text:span><text:span text:style-name="T2">void</text:span><text:span text:style-name="T9"> afterBeanDiscovery (</text:span><text:span text:style-name="T12">@Observes</text:span><text:span text:style-name="T9"> </text:span><text:span text:style-name="T15">AfterBeanDiscovery</text:span><text:span text:style-name="T9"> </text:span><text:span text:style-name="T10">abd</text:span><text:span text:style-name="T9">) {</text:span></text:p>
            <text:p text:style-name="P4"><text:span text:style-name="T9"><text:s text:c="8"/></text:span><text:span text:style-name="T4">logger</text:span><text:span text:style-name="T9">.info(</text:span><text:span text:style-name="T17">"finished the scanning process"</text:span><text:span text:style-name="T9">);</text:span></text:p>
            <text:p text:style-name="P4"><text:span text:style-name="T2"><text:s text:c="4"/></text:span><text:span text:style-name="T2">}</text:span></text:p>
            <text:p text:style-name="P4"><text:span text:style-name="T2"/></text:p>
            <text:p text:style-name="P4"><text:span text:style-name="T2">}</text:span></text:p>
          </draw:text-box>
        </draw:frame>
        <presentation:notes draw:style-name="dp2">
          <draw:page-thumbnail draw:style-name="gr1" draw:layer="layout" svg:width="13.968cm" svg:height="10.476cm" svg:x="3.81cm" svg:y="2.123cm" draw:page-number="86" presentation:class="page"/>
          <draw:frame presentation:style-name="pr8"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8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7" draw:text-style-name="P22" draw:layer="layout" svg:width="25.199cm" svg:height="13.859cm" svg:x="1.4cm" svg:y="4.914cm" presentation:class="outline" presentation:user-transformed="true">
          <draw:text-box>
            <text:p text:style-name="P4"><text:span text:style-name="T68">class</text:span><text:span text:style-name="T69"> </text:span><text:span text:style-name="T70">MyExtension</text:span><text:span text:style-name="T69"> </text:span><text:span text:style-name="T68">implements</text:span><text:span text:style-name="T69"> </text:span><text:span text:style-name="T73">Extension</text:span><text:span text:style-name="T69"> {</text:span></text:p>
            <text:p text:style-name="P4"><text:span text:style-name="T71"/></text:p>
            <text:p text:style-name="P4"><text:span text:style-name="T69"><text:s text:c="4"/></text:span><text:span text:style-name="T69">&lt;</text:span><text:span text:style-name="T70">T</text:span><text:span text:style-name="T69">&gt; </text:span><text:span text:style-name="T68">void</text:span><text:span text:style-name="T69"> </text:span><text:span text:style-name="T75">processAnnotatedType</text:span><text:span text:style-name="T69"> (</text:span><text:span text:style-name="T72">@Observes</text:span><text:span text:style-name="T69"> </text:span><text:span text:style-name="T72">@WithAnnotations</text:span><text:span text:style-name="T69">({</text:span><text:span text:style-name="T72">Ignore</text:span><text:span text:style-name="T69">.</text:span><text:span text:style-name="T68">class</text:span><text:span text:style-name="T69">}) </text:span><text:span text:style-name="T73">ProcessAnnotatedType</text:span><text:span text:style-name="T69">&lt;</text:span><text:span text:style-name="T70">T</text:span><text:span text:style-name="T69">&gt; </text:span><text:span text:style-name="T76">pat</text:span><text:span text:style-name="T69">) {</text:span></text:p>
            <text:p text:style-name="P4"><text:span text:style-name="T69"><text:s text:c="8"/></text:span><text:span text:style-name="T68">if</text:span><text:span text:style-name="T69">( </text:span><text:span text:style-name="T79">pat</text:span><text:span text:style-name="T69">.</text:span><text:span text:style-name="T78">getAnnotatedType</text:span><text:span text:style-name="T69">().</text:span><text:span text:style-name="T78">isAnnotationPresent</text:span><text:span text:style-name="T69">(</text:span><text:span text:style-name="T72">Ignore</text:span><text:span text:style-name="T69">.</text:span><text:span text:style-name="T68">class</text:span><text:span text:style-name="T69">) ){</text:span></text:p>
            <text:p text:style-name="P4"><text:span text:style-name="T69"><text:s text:c="12"/></text:span><text:span text:style-name="T79">pat</text:span><text:span text:style-name="T69">.</text:span><text:span text:style-name="T78">veto</text:span><text:span text:style-name="T69">();</text:span></text:p>
            <text:p text:style-name="P4"><text:span text:style-name="T69"><text:s text:c="8"/></text:span><text:span text:style-name="T69">}</text:span></text:p>
            <text:p text:style-name="P4"><text:span text:style-name="T71"/></text:p>
            <text:p text:style-name="P4"><text:span text:style-name="T69"><text:s text:c="4"/></text:span><text:span text:style-name="T69">}</text:span></text:p>
            <text:p text:style-name="P4"><text:span text:style-name="T71"/></text:p>
            <text:p text:style-name="P4"><text:span text:style-name="T69">}</text:span></text:p>
          </draw:text-box>
        </draw:frame>
        <presentation:notes draw:style-name="dp2">
          <draw:page-thumbnail draw:style-name="gr1" draw:layer="layout" svg:width="13.968cm" svg:height="10.476cm" svg:x="3.81cm" svg:y="2.123cm" draw:page-number="87" presentation:class="page"/>
          <draw:frame presentation:style-name="pr8"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8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25" draw:text-style-name="P25" draw:layer="layout" svg:width="25.199cm" svg:height="13.859cm" svg:x="1.4cm" svg:y="4.914cm" presentation:class="outline" presentation:user-transformed="true">
          <draw:text-box>
            <text:list text:style-name="L2">
              <text:list-item>
                <text:p><text:span text:style-name="T118"><text:a xlink:href="http://bryncooke.github.io/cdi-unit/" xlink:type="simple">http://bryncooke.github.io/cdi-unit/</text:a></text:span></text:p>
              </text:list-item>
              <text:list-item>
                <text:p><text:span text:style-name="T118">JUnit runner for testing CDI applications</text:span></text:p>
              </text:list-item>
              <text:list-item>
                <text:p><text:span text:style-name="T118">Works by creating custom CDI/Weld deployments</text:span></text:p>
              </text:list-item>
              <text:list-item>
                <text:p><text:span text:style-name="T118">Supports</text:span></text:p>
                <text:list>
                  <text:list-item>
                    <text:p><text:span text:style-name="T118">Mockito</text:span></text:p>
                  </text:list-item>
                  <text:list-item>
                    <text:p><text:span text:style-name="T118">Custom deployments (@AdditionalClasses, @AdditionalClassPaths)</text:span></text:p>
                  </text:list-item>
                  <text:list-item>
                    <text:p><text:span text:style-name="T118">Scopes (@InRequestScope)</text:span></text:p>
                  </text:list-item>
                  <text:list-item>
                    <text:p><text:span text:style-name="T118">Alternatives (@ProducesAlternative)</text:span></text:p>
                  </text:list-item>
                  <text:list-item>
                    <text:p><text:span text:style-name="T118">Various Java EE technologies like JAX-RS (@JaxRS)</text:span></text:p>
                  </text:list-item>
                </text:list>
              </text:list-item>
            </text:list>
          </draw:text-box>
        </draw:frame>
        <presentation:notes draw:style-name="dp2">
          <draw:page-thumbnail draw:style-name="gr1" draw:layer="layout" svg:width="13.968cm" svg:height="10.476cm" svg:x="3.81cm" svg:y="2.123cm" draw:page-number="88" presentation:class="page"/>
          <draw:frame presentation:style-name="pr38" draw:text-style-name="P3" draw:layer="layout" svg:width="17.271cm" svg:height="16.528cm" svg:x="2.159cm" svg:y="13.271cm" presentation:class="notes" presentation:user-transformed="true">
            <draw:text-box>
              <text:p>There is a library called CDI-Unit that is used to test CDI specific code. It is based on JUnit and basically creates CDI deployments for every single test case where it is applicable.</text:p>
              <text:p>It injects CDI dependencies, it runs decorators, it runs interceptors, you just have to configure it properly for any given test.</text:p>
              <text:p>It is a JUnit runner specifically for testing CDI applications, it works by creating a custom CDI/Weld deployment, it uses the reference implementation JBoss Weld.</text:p>
              <text:p>It supports Mockito @Mock @Spy annotations, custom deployments with @AdditionalClasses @AdditionalClassPaths, it supports scopes like @InRequestScope, @InSessionScope, alternatives @ProducesAlternative, and various Java EE technologies like JAX-RS @JaxRS.</text:p>
              <text:p>We use CDI-Unit everywhere in our application for unit testing, and I think we also use it for integration and UI testing for a small part. We have to inject a few things during testing.</text:p>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1" draw:text-style-name="P17" draw:layer="layout" svg:width="25.199cm" svg:height="14.111cm" svg:x="1.4cm" svg:y="4.783cm" presentation:class="outline" presentation:user-transformed="true">
          <draw:text-box>
            <text:p text:style-name="P4"><text:span text:style-name="T56">@ApplicationScoped</text:span></text:p>
            <text:p text:style-name="P4"><text:span text:style-name="T51">public</text:span><text:span text:style-name="T52"> </text:span><text:span text:style-name="T51">class</text:span><text:span text:style-name="T52"> </text:span><text:span text:style-name="T53">GreeterClient</text:span><text:span text:style-name="T52"> {</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Instance</text:span><text:span text:style-name="T52">&lt;</text:span><text:span text:style-name="T53">String</text:span><text:span text:style-name="T52">&gt; </text:span><text:span text:style-name="T60">user</text:span><text:span text:style-name="T52">;</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5"/></text:p>
            <text:p text:style-name="P4"><text:span text:style-name="T52"><text:s text:c="4"/></text:span><text:span text:style-name="T56">@Inject</text:span></text:p>
            <text:p text:style-name="P4"><text:span text:style-name="T52"><text:s text:c="4"/></text:span><text:span text:style-name="T51">private</text:span><text:span text:style-name="T52"> </text:span><text:span text:style-name="T54">EmailService</text:span><text:span text:style-name="T52"> </text:span><text:span text:style-name="T60">email</text:span><text:span text:style-name="T52">;</text:span></text:p>
            <text:p text:style-name="P4"><text:span text:style-name="T55"/></text:p>
            <text:p text:style-name="P4"><text:span text:style-name="T52"><text:s text:c="4"/></text:span><text:span text:style-name="T51">public</text:span><text:span text:style-name="T52"> </text:span><text:span text:style-name="T51">void</text:span><text:span text:style-name="T52"> </text:span><text:span text:style-name="T57">greet</text:span><text:span text:style-name="T52"> () {</text:span></text:p>
            <text:p text:style-name="P4"><text:span text:style-name="T52"><text:s text:c="8"/></text:span><text:span text:style-name="T60">email</text:span><text:span text:style-name="T52">.</text:span><text:span text:style-name="T87">send</text:span><text:span text:style-name="T52">(</text:span><text:span text:style-name="T60">user</text:span><text:span text:style-name="T52">.</text:span><text:span text:style-name="T87">get</text:span><text:span text:style-name="T52">() + </text:span><text:span text:style-name="T58">" said "</text:span><text:span text:style-name="T52"> + </text:span><text:span text:style-name="T60">hello</text:span><text:span text:style-name="T52">.</text:span><text:span text:style-name="T87">hello</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89" presentation:class="page"/>
          <draw:frame presentation:style-name="pr8" draw:text-style-name="P3" draw:layer="layout" svg:width="17.271cm" svg:height="12.572cm" svg:x="2.159cm" svg:y="13.271cm" presentation:class="notes">
            <draw:text-box>
              <text:p>For an example we have a GreeterClient which is a very very standard CDI bean. ...</text:p>
              <text:p>All the greet method does is send an email with the text username said hello. For example Frigo said Bonjour, or something like that, depending on the user, the email service, and the hello implementation.</text:p>
              <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7" draw:text-style-name="P17" draw:layer="layout" svg:width="25.199cm" svg:height="13.859cm" svg:x="1.4cm" svg:y="4.914cm" presentation:class="outline" presentation:user-transformed="true">
          <draw:text-box>
            <text:p text:style-name="P4"><text:span text:style-name="T56">@RunWith</text:span><text:span text:style-name="T52">(</text:span><text:span text:style-name="T53">CdiRunner</text:span><text:span text:style-name="T52">.</text:span><text:span text:style-name="T51">class</text:span><text:span text:style-name="T52">)</text:span></text:p>
            <text:p text:style-name="P4"><text:span text:style-name="T51">public</text:span><text:span text:style-name="T52"> </text:span><text:span text:style-name="T51">class</text:span><text:span text:style-name="T52"> </text:span><text:span text:style-name="T53">GreeterClientTest</text:span><text:span text:style-name="T52"> {</text:span></text:p>
            <text:p text:style-name="P4"><text:span text:style-name="T55"/></text:p>
            <text:p text:style-name="P4"><text:span text:style-name="T52"><text:s text:c="4"/></text:span><text:span text:style-name="T56">@Produces</text:span><text:span text:style-name="T52"> </text:span><text:span text:style-name="T51">private</text:span><text:span text:style-name="T52"> </text:span><text:span text:style-name="T53">String</text:span><text:span text:style-name="T52"> </text:span><text:span text:style-name="T60">user</text:span><text:span text:style-name="T52"> = </text:span><text:span text:style-name="T58">"Frigo"</text:span><text:span text:style-name="T52">;</text:span></text:p>
            <text:p text:style-name="P4"><text:span text:style-name="T52"><text:s text:c="4"/></text:span><text:span text:style-name="T56">@Produces</text:span><text:span text:style-name="T52"> </text:span><text:span text:style-name="T56">@Mock</text:span><text:span text:style-name="T52"> </text:span><text:span text:style-name="T51">private</text:span><text:span text:style-name="T52"> </text:span><text:span text:style-name="T54">HelloService</text:span><text:span text:style-name="T52"> </text:span><text:span text:style-name="T60">hello</text:span><text:span text:style-name="T52">;</text:span></text:p>
            <text:p text:style-name="P4"><text:span text:style-name="T52"><text:s text:c="4"/></text:span><text:span text:style-name="T56">@Produces</text:span><text:span text:style-name="T52"> </text:span><text:span text:style-name="T56">@Mock</text:span><text:span text:style-name="T52"> </text:span><text:span text:style-name="T51">private</text:span><text:span text:style-name="T52"> </text:span><text:span text:style-name="T54">EmailService</text:span><text:span text:style-name="T52"> </text:span><text:span text:style-name="T60">email</text:span><text:span text:style-name="T52">;</text:span></text:p>
            <text:p text:style-name="P4"><text:span text:style-name="T52"><text:s text:c="4"/></text:span><text:span text:style-name="T56">@Inject</text:span><text:span text:style-name="T52"> </text:span><text:span text:style-name="T51">private</text:span><text:span text:style-name="T52"> </text:span><text:span text:style-name="T53">GreeterClient</text:span><text:span text:style-name="T52"> </text:span><text:span text:style-name="T60">greeter</text:span><text:span text:style-name="T52">;</text:span></text:p>
            <text:p text:style-name="P4"><text:span text:style-name="T55"/></text:p>
            <text:p text:style-name="P4"><text:span text:style-name="T52"><text:s text:c="4"/></text:span><text:span text:style-name="T56">@Test</text:span></text:p>
            <text:p text:style-name="P4"><text:span text:style-name="T52"><text:s text:c="4"/></text:span><text:span text:style-name="T51">public</text:span><text:span text:style-name="T52"> </text:span><text:span text:style-name="T51">void</text:span><text:span text:style-name="T52"> </text:span><text:span text:style-name="T57">greet_test</text:span><text:span text:style-name="T52"> () {</text:span></text:p>
            <text:p text:style-name="P4"><text:span text:style-name="T52"><text:s text:c="8"/></text:span><text:span text:style-name="T53">Mockito</text:span><text:span text:style-name="T52">.</text:span><text:span text:style-name="T87">doReturn</text:span><text:span text:style-name="T52">(</text:span><text:span text:style-name="T58">"Bonjour"</text:span><text:span text:style-name="T52">).</text:span><text:span text:style-name="T87">when</text:span><text:span text:style-name="T52">(</text:span><text:span text:style-name="T60">hello</text:span><text:span text:style-name="T52">).</text:span><text:span text:style-name="T87">hello</text:span><text:span text:style-name="T52">();</text:span></text:p>
            <text:p text:style-name="P4"><text:span text:style-name="T52"><text:s text:c="8"/></text:span><text:span text:style-name="T60">greeter</text:span><text:span text:style-name="T52">.greet();</text:span></text:p>
            <text:p text:style-name="P4"><text:span text:style-name="T52"><text:s text:c="8"/></text:span><text:span text:style-name="T53">Mockito</text:span><text:span text:style-name="T52">.</text:span><text:span text:style-name="T87">verify</text:span><text:span text:style-name="T52">(</text:span><text:span text:style-name="T60">email</text:span><text:span text:style-name="T52">).</text:span><text:span text:style-name="T87">send</text:span><text:span text:style-name="T52">(</text:span><text:span text:style-name="T58">"Frigo said Bonjour"</text:span><text:span text:style-name="T52">);</text:span></text:p>
            <text:p text:style-name="P4"><text:span text:style-name="T52"><text:s text:c="4"/></text:span><text:span text:style-name="T52">}</text:span></text:p>
            <text:p text:style-name="P4"><text:span text:style-name="T55"/></text:p>
            <text:p text:style-name="P4"><text:span text:style-name="T52">}</text:span></text:p>
          </draw:text-box>
        </draw:frame>
        <presentation:notes draw:style-name="dp2">
          <draw:page-thumbnail draw:style-name="gr1" draw:layer="layout" svg:width="13.968cm" svg:height="10.476cm" svg:x="3.81cm" svg:y="2.123cm" draw:page-number="90" presentation:class="page"/>
          <draw:frame presentation:style-name="pr28" draw:text-style-name="P3" draw:layer="layout" svg:width="17.271cm" svg:height="13.38cm" svg:x="2.159cm" svg:y="13.271cm" presentation:class="notes" presentation:user-transformed="true">
            <draw:text-box>
              <text:p>And we have a test class for this.</text:p>
              <text:p>We use @RunWith(CdiRunner.class)</text:p>
              <text:p>We inject some alternative implementations.</text:p>
              <text:p>Like for the username we produce, this is a producer method, we produce a user called Frigo.</text:p>
              <text:p>We produce a mock HelloService and a mock EmailService</text:p>
              <text:p>And we inject a real GreeterClient, there is no @Mock or @Produces in it.</text:p>
              <text:p>We mock the helloservice, when the hello method is called we return Bonjour</text:p>
              <text:p>We invoke the greeter.greet() which we are testing at the moment</text:p>
              <text:p>And we verify that the email service received the text for the send method “Frigo said Bonjour”.</text:p>
              <text:p>That is a very simple example that demonstrates a lot of ??? of the GreeterClient.</text:p>
            </draw:text-box>
          </draw:frame>
        </presentation:notes>
      </draw:page>
      <draw:page draw:name="page9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7" draw:text-style-name="P26" draw:layer="layout" svg:width="25.199cm" svg:height="13.859cm" svg:x="1.4cm" svg:y="4.914cm" presentation:class="outline" presentation:user-transformed="true">
          <draw:text-box>
            <text:list text:style-name="L2">
              <text:list-item>
                <text:p><text:span text:style-name="T119"><text:a xlink:href="https://github.com/cdi-spec" xlink:type="simple">https://github.com/cdi-spec</text:a></text:span></text:p>
              </text:list-item>
              <text:list-item>
                <text:p><text:span text:style-name="T119"><text:a xlink:href="https://github.com/weld" xlink:type="simple">https://github.com/weld</text:a></text:span></text:p>
              </text:list-item>
              <text:list-item>
                <text:p><text:span text:style-name="T119"><text:a xlink:href="https://www.baeldung.com/java-ee-cdi" xlink:type="simple">https://www.baeldung.com/java-ee-cdi</text:a></text:span></text:p>
              </text:list-item>
              <text:list-item>
                <text:p><text:span text:style-name="T119"><text:a xlink:href="https://www.javacodegeeks.com/cdi-tutorials" xlink:type="simple">https://www.javacodegeeks.com/cdi-tutorials</text:a></text:span></text:p>
              </text:list-item>
              <text:list-item>
                <text:p><text:span text:style-name="T119"><text:a xlink:href="https://dzone.com/refcardz/contexts-and-depencency" xlink:type="simple">https://dzone.com/refcardz/contexts-and-depencency</text:a></text:span></text:p>
              </text:list-item>
              <text:list-item>
                <text:p><text:span text:style-name="T119"><text:a xlink:href="http://next-presso.com/" xlink:type="simple">http://next-presso.com/</text:a></text:span></text:p>
              </text:list-item>
              <text:list-item>
                <text:p><text:span text:style-name="T119"><text:a xlink:href="https://javaee.github.io/tutorial/cdi-basic.html" xlink:type="simple">https://javaee.github.io/tutorial/cdi-basic.html</text:a></text:span></text:p>
              </text:list-item>
              <text:list-item>
                <text:p><text:span text:style-name="T119">StackOverflow, Google, practice, ...</text:span></text:p>
              </text:list-item>
            </text:list>
          </draw:text-box>
        </draw:frame>
        <presentation:notes draw:style-name="dp2">
          <draw:page-thumbnail draw:style-name="gr1" draw:layer="layout" svg:width="13.968cm" svg:height="10.476cm" svg:x="3.81cm" svg:y="2.123cm" draw:page-number="91" presentation:class="page"/>
          <draw:frame presentation:style-name="pr8" draw:text-style-name="P3" draw:layer="layout" svg:width="17.271cm" svg:height="12.572cm" svg:x="2.159cm" svg:y="13.271cm" presentation:class="notes" presentation:user-transformed="true">
            <draw:text-box>
              <text:p>And that is the end of my presentation about CDI.</text:p>
              <text:p>If you want more resources on CDI, I highly recommend the CDI specification, it is always updated, at the moment it is 3.0 or 3.1, I don’t know which it is.</text:p>
              <text:p>You can also check the reference implementation which is on github.</text:p>
              <text:p>Baeldung has a good tutorial on CDI, </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9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ferences</text:p>
          </draw:text-box>
        </draw:frame>
        <draw:frame presentation:style-name="pr10" draw:text-style-name="P1" draw:layer="layout" svg:width="25.199cm" svg:height="12.18cm" svg:x="1.4cm" svg:y="4.914cm" presentation:class="outline" presentation:user-transformed="true">
          <draw:text-box>
            <text:list text:style-name="L2">
              <text:list-item>
                <text:p><text:a xlink:href="https://devm.io/java/tutorial-introduction-to-cdi-contexts-and-dependency-injection-for-java-ee-jsr-299-104536" xlink:type="simple">https://devm.io/java/tutorial-introduction-to-cdi-contexts-and-dependency-injection-for-java-ee-jsr-299-104536</text:a></text:p>
              </text:list-item>
              <text:list-item>
                <text:p/>
              </text:list-item>
            </text:list>
          </draw:text-box>
        </draw:frame>
        <presentation:notes draw:style-name="dp2">
          <draw:page-thumbnail draw:style-name="gr1" draw:layer="layout" svg:width="13.968cm" svg:height="10.476cm" svg:x="3.81cm" svg:y="2.123cm" draw:page-number="92" presentation:class="page"/>
          <draw:frame presentation:style-name="pr8" draw:text-style-name="P3"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25" draw:text-style-name="P1" draw:layer="layout" svg:width="25.199cm" svg:height="13.85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93" presentation:class="page"/>
          <draw:frame presentation:style-name="pr8" draw:text-style-name="P3" draw:layer="layout" svg:width="17.271cm" svg:height="12.572cm" svg:x="2.159cm" svg:y="13.271cm" presentation:class="notes">
            <draw:text-box>
              <text:p text:style-name="P18">And yes that is the end of my presentation, thank you very much for your attention and patience.</text:p>
              <text:p text:style-name="P18">And yeah one remark, I did not expect this to be this long, I thought I can finish it under one hour, but I agree (?)</text:p>
              <text:p text:style-name="P18">But we are going to need an additional presentation on what CDI technologies we use in GRA and where.</text:p>
              <text:p text:style-name="P18">It would be very nice if we could skip this presentation, but since no one knows CDI I have to present this.</text:p>
              <text:p text:style-name="P18"/>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modern" style:font-pitch="variable"/>
    <style:font-face style:name="Arial2" svg:font-family="Arial" style:font-family-generic="roman" style:font-pitch="variable"/>
    <style:font-face style:name="Arial3" svg:font-family="Arial" style:font-family-generic="system" style:font-pitch="variable"/>
    <style:font-face style:name="Consolas" svg:font-family="Consolas" style:font-family-generic="swiss" style:font-pitch="variable"/>
    <style:font-face style:name="Consolas1" svg:font-family="Consolas" style:font-family-generic="swiss" style:font-pitch="fixed"/>
    <style:font-face style:name="Consolas2" svg:font-family="Consolas" style:font-family-generic="modern" style:font-pitch="variable"/>
    <style:font-face style:name="Consolas3" svg:font-family="Consolas" style:font-adornments="Italic" style:font-family-generic="modern" style:font-pitch="fixed"/>
    <style:font-face style:name="Consolas4" svg:font-family="Consolas"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1DT5H36M56S</meta:editing-duration>
    <meta:editing-cycles>524</meta:editing-cycles>
    <meta:generator>LibreOffice/7.3.4.2$Windows_X86_64 LibreOffice_project/728fec16bd5f605073805c3c9e7c4212a0120dc5</meta:generator>
    <dc:date>2023-03-27T20:18:27.485000000</dc:date>
    <meta:document-statistic meta:object-count="393"/>
  </office:meta>
</office:document-meta>
</file>